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0.9472in"/>
    </style:style>
    <style:style style:name="co3" style:family="table-column">
      <style:table-column-properties fo:break-before="auto" style:column-width="0.0882in"/>
    </style:style>
    <style:style style:name="co4" style:family="table-column">
      <style:table-column-properties fo:break-before="auto" style:column-width="4.9661in"/>
    </style:style>
    <style:style style:name="co5" style:family="table-column">
      <style:table-column-properties fo:break-before="auto" style:column-width="0.1209in"/>
    </style:style>
    <style:style style:name="co6" style:family="table-column">
      <style:table-column-properties fo:break-before="auto" style:column-width="0.4291in"/>
    </style:style>
    <style:style style:name="co7" style:family="table-column">
      <style:table-column-properties fo:break-before="auto" style:column-width="1.2335in"/>
    </style:style>
    <style:style style:name="co8" style:family="table-column">
      <style:table-column-properties fo:break-before="auto" style:column-width="0.8528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5311in" fo:break-before="auto" style:use-optimal-row-height="true"/>
    </style:style>
    <style:style style:name="ro3" style:family="table-row">
      <style:table-row-properties style:row-height="0.3543in" fo:break-before="auto" style:use-optimal-row-height="true"/>
    </style:style>
    <style:style style:name="ro4" style:family="table-row">
      <style:table-row-properties style:row-height="0.1874in" fo:break-before="auto" style:use-optimal-row-height="true"/>
    </style:style>
    <style:style style:name="ro5" style:family="table-row">
      <style:table-row-properties style:row-height="0.54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Informe_20_de_20_compatibilidad_20__28_1_29_">
      <style:table-properties table:display="true" style:writing-mode="lr-tb"/>
    </style:style>
    <style:style style:name="ta6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padding="0.028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028in"/>
      <style:text-properties fo:color="#00cc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0">
      <style:table-cell-properties style:glyph-orientation-vertical="0" fo:border-bottom="0.91pt solid #000000" style:diagonal-bl-tr="none" style:diagonal-tl-br="none" style:text-align-source="value-type" style:repeat-content="false" fo:wrap-option="wrap" fo:border-left="0.91pt solid #000000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0.91pt solid #000000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55" table:default-cell-style-name="ce1"/>
        <table:table-column table:style-name="co1" table:number-columns-repeated="767" table:default-cell-style-name="Default"/>
        <table:table-row table:style-name="ro1">
          <table:table-cell office:value-type="string">
            <text:p>presidente</text:p>
          </table:table-cell>
          <table:table-cell office:value-type="string">
            <text:p>apulli</text:p>
          </table:table-cell>
          <table:table-cell office:value-type="string">
            <text:p>kamachip</text:p>
          </table:table-cell>
          <table:table-cell office:value-type="string">
            <text:p>umallip</text:p>
          </table:table-cell>
          <table:table-cell office:value-type="string">
            <text:p>hatun kamachip</text:p>
          </table:table-cell>
          <table:table-cell/>
          <table:table-cell office:value-type="string">
            <text:p>prisidinti</text:p>
          </table:table-cell>
          <table:table-cell table:number-columns-repeated="1017"/>
        </table:table-row>
        <table:table-row table:style-name="ro1">
          <table:table-cell office:value-type="string">
            <text:p>partido</text:p>
          </table:table-cell>
          <table:table-cell table:style-name="ce4"/>
          <table:table-cell table:style-name="ce4" office:value-type="string">
            <text:p><text:s/>ch'iqta</text:p>
          </table:table-cell>
          <table:table-cell table:style-name="ce4" office:value-type="string">
            <text:p>p'aqmasqa</text:p>
          </table:table-cell>
          <table:table-cell table:style-name="ce4" office:value-type="string">
            <text:p>khallasqa</text:p>
          </table:table-cell>
          <table:table-cell table:style-name="ce2" office:value-type="string">
            <text:p>pallqa (bifurcado)</text:p>
          </table:table-cell>
          <table:table-cell/>
          <table:table-cell table:style-name="ce2" office:value-type="string">
            <text:p>bula hayt'ay (futbol)</text:p>
          </table:table-cell>
          <table:table-cell/>
          <table:table-cell office:value-type="string">
            <text:p>partidu (político)</text:p>
          </table:table-cell>
          <table:table-cell table:number-columns-repeated="1014"/>
        </table:table-row>
        <table:table-row table:style-name="ro1">
          <table:table-cell office:value-type="string">
            <text:p>equipo</text:p>
          </table:table-cell>
          <table:table-cell office:value-type="string">
            <text:p>huñu</text:p>
          </table:table-cell>
          <table:table-cell office:value-type="string">
            <text:p>t'aqa <text:s/>(de cosas)</text:p>
          </table:table-cell>
          <table:table-cell/>
          <table:table-cell office:value-type="string">
            <text:p>ikipu (de futbol)</text:p>
          </table:table-cell>
          <table:table-cell table:style-name="ce8"/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>
            <text:p>empresa</text:p>
          </table:table-cell>
          <table:table-cell office:value-type="string">
            <text:p>qhatu (de ventas)</text:p>
          </table:table-cell>
          <table:table-cell/>
          <table:table-cell office:value-type="string">
            <text:p>rurana </text:p>
          </table:table-cell>
          <table:table-cell table:style-name="ce2" office:value-type="string">
            <text:p>lammk'ana (trabajo)</text:p>
          </table:table-cell>
          <table:table-cell/>
          <table:table-cell office:value-type="string">
            <text:p>sasa rurana (dificil)</text:p>
          </table:table-cell>
          <table:table-cell table:number-columns-repeated="1017"/>
        </table:table-row>
        <table:table-row table:style-name="ro1">
          <table:table-cell office:value-type="string">
            <text:p>político</text:p>
          </table:table-cell>
          <table:table-cell office:value-type="string">
            <text:p>pulitiku</text:p>
          </table:table-cell>
          <table:table-cell table:number-columns-repeated="1022"/>
        </table:table-row>
        <table:table-row table:style-name="ro1">
          <table:table-cell office:value-type="string">
            <text:p>segundo</text:p>
          </table:table-cell>
          <table:table-cell office:value-type="string">
            <text:p>iskay ñiqin (segundo)</text:p>
          </table:table-cell>
          <table:table-cell office:value-type="string">
            <text:p>qaywa </text:p>
          </table:table-cell>
          <table:table-cell office:value-type="string">
            <text:p>qaywa (despues del que encabeza el trabajo agrìcola)</text:p>
          </table:table-cell>
          <table:table-cell table:number-columns-repeated="1020"/>
        </table:table-row>
        <table:table-row table:style-name="ro1">
          <table:table-cell office:value-type="string">
            <text:p>ministro</text:p>
          </table:table-cell>
          <table:table-cell office:value-type="string">
            <text:p>ministru</text:p>
          </table:table-cell>
          <table:table-cell table:number-columns-repeated="1022"/>
        </table:table-row>
        <table:table-row table:style-name="ro1">
          <table:table-cell office:value-type="string">
            <text:p>caso</text:p>
          </table:table-cell>
          <table:table-cell office:value-type="string">
            <text:p>ima kaq</text:p>
          </table:table-cell>
          <table:table-cell office:value-type="string">
            <text:p>ka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úblico</text:p>
          </table:table-cell>
          <table:table-cell office:value-type="string">
            <text:p>qhawap (público)</text:p>
          </table:table-cell>
          <table:table-cell/>
          <table:table-cell office:value-type="string">
            <text:p>yachasqa <text:s text:c="7"/>(conocido)</text:p>
          </table:table-cell>
          <table:table-cell office:value-type="string">
            <text:p>riqsisq (conocido)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punto</text:p>
          </table:table-cell>
          <table:table-cell table:style-name="ce2" office:value-type="string">
            <text:p>ch'iku</text:p>
          </table:table-cell>
          <table:table-cell table:style-name="ce6" office:value-type="string">
            <text:p>ch'usu (signo)</text:p>
          </table:table-cell>
          <table:table-cell table:style-name="ce3"/>
          <table:table-cell office:value-type="string">
            <text:p>k'ataqilqa (trazo ínfimo)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2" office:value-type="string">
            <text:p>general</text:p>
          </table:table-cell>
          <table:table-cell table:style-name="ce2" office:value-type="string">
            <text:p>wamink'a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>
            <text:p>situación</text:p>
          </table:table-cell>
          <table:table-cell table:style-name="ce2" office:value-type="string">
            <text:p>imayna kay (estado)</text:p>
          </table:table-cell>
          <table:table-cell table:style-name="ce2"/>
          <table:table-cell table:style-name="ce2" office:value-type="string">
            <text:p>churasqa (ubicación)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problema</text:p>
          </table:table-cell>
          <table:table-cell table:style-name="ce2" office:value-type="string">
            <text:p>sasachakuy</text:p>
          </table:table-cell>
          <table:table-cell table:style-name="ce2" office:value-type="string">
            <text:p>wasapana</text:p>
          </table:table-cell>
          <table:table-cell table:style-name="ce2" office:value-type="string">
            <text:p>llallina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decisión</text:p>
          </table:table-cell>
          <table:table-cell office:value-type="string">
            <text:p>mana thukispa/iskayaspa ruaray</text:p>
          </table:table-cell>
          <table:table-cell office:value-type="string">
            <text:p><text:s/>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>
            <text:p>económico</text:p>
          </table:table-cell>
          <table:table-cell table:style-name="ce2" office:value-type="string">
            <text:p>musiku (relativo a la econimía)</text:p>
          </table:table-cell>
          <table:table-cell table:style-name="ce2" table:number-columns-repeated="2"/>
          <table:table-cell table:style-name="ce2" office:value-type="string">
            <text:p>pisi quklqillapaq (barato)</text:p>
          </table:table-cell>
          <table:table-cell table:style-name="ce2"/>
          <table:table-cell office:value-type="string">
            <text:p>baratu</text:p>
          </table:table-cell>
          <table:table-cell table:number-columns-repeated="1017"/>
        </table:table-row>
        <table:table-row table:style-name="ro1">
          <table:table-cell office:value-type="string">
            <text:p>posible</text:p>
          </table:table-cell>
          <table:table-cell office:value-type="string">
            <text:p>atinalla</text:p>
          </table:table-cell>
          <table:table-cell office:value-type="string">
            <text:p><text:s/>atina </text:p>
          </table:table-cell>
          <table:table-cell office:value-type="string">
            <text:p>yaqapas (talvez)</text:p>
          </table:table-cell>
          <table:table-cell table:number-columns-repeated="1020"/>
        </table:table-row>
        <table:table-row table:style-name="ro1">
          <table:table-cell office:value-type="string">
            <text:p>candidato</text:p>
          </table:table-cell>
          <table:table-cell office:value-type="string">
            <text:p>umalliy munaq/kamachiy munaq</text:p>
          </table:table-cell>
          <table:table-cell table:number-columns-repeated="1022"/>
        </table:table-row>
        <table:table-row table:style-name="ro1">
          <table:table-cell office:value-type="string">
            <text:p>internacional</text:p>
          </table:table-cell>
          <table:table-cell table:style-name="ce2" office:value-type="string">
            <text:p>t<text:span text:style-name="T1">iqsimuyuntinmanta</text:span></text:p>
          </table:table-cell>
          <table:table-cell table:number-columns-repeated="1022"/>
        </table:table-row>
        <table:table-row table:style-name="ro1">
          <table:table-cell office:value-type="string">
            <text:p>zona</text:p>
          </table:table-cell>
          <table:table-cell office:value-type="string">
            <text:p>suyuq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>
            <text:p>sector</text:p>
          </table:table-cell>
          <table:table-cell office:value-type="string">
            <text:p>chayniq (ese)</text:p>
          </table:table-cell>
          <table:table-cell table:style-name="ce2" office:value-type="string">
            <text:p>haqayniq (aquella)</text:p>
          </table:table-cell>
          <table:table-cell table:number-columns-repeated="1021"/>
        </table:table-row>
        <table:table-row table:style-name="ro1">
          <table:table-cell office:value-type="string">
            <text:p>servicio</text:p>
          </table:table-cell>
          <table:table-cell table:style-name="ce2" office:value-type="string">
            <text:p>yanay</text:p>
          </table:table-cell>
          <table:table-cell office:value-type="string">
            <text:p>kamachiy</text:p>
          </table:table-cell>
          <table:table-cell table:number-columns-repeated="1021"/>
        </table:table-row>
        <table:table-row table:style-name="ro1">
          <table:table-cell office:value-type="string">
            <text:p>resultado</text:p>
          </table:table-cell>
          <table:table-cell table:style-name="ce2" office:value-type="string">
            <text:p>lluqsisqan (de un hecho)</text:p>
          </table:table-cell>
          <table:table-cell table:number-columns-repeated="1022"/>
        </table:table-row>
        <table:table-row table:style-name="ro1">
          <table:table-cell office:value-type="string">
            <text:p>técnico</text:p>
          </table:table-cell>
          <table:table-cell table:style-name="ce2" office:value-type="string">
            <text:p>yachaq/atiq</text:p>
          </table:table-cell>
          <table:table-cell office:value-type="string">
            <text:p>kamayuq</text:p>
          </table:table-cell>
          <table:table-cell table:number-columns-repeated="1021"/>
        </table:table-row>
        <table:table-row table:style-name="ro1">
          <table:table-cell office:value-type="string">
            <text:p>tipo</text:p>
          </table:table-cell>
          <table:table-cell table:style-name="ce2" office:value-type="string">
            <text:p>kayhina </text:p>
          </table:table-cell>
          <table:table-cell/>
          <table:table-cell office:value-type="string">
            <text:p>chayhina (como eso/esa)</text:p>
          </table:table-cell>
          <table:table-cell/>
          <table:table-cell office:value-type="string">
            <text:p>kaynin (ser)</text:p>
          </table:table-cell>
          <table:table-cell office:value-type="string">
            <text:p>tipu (máquina)</text:p>
          </table:table-cell>
          <table:table-cell table:number-columns-repeated="1017"/>
        </table:table-row>
        <table:table-row table:style-name="ro1">
          <table:table-cell office:value-type="string">
            <text:p>importante</text:p>
          </table:table-cell>
          <table:table-cell/>
          <table:table-cell office:value-type="string">
            <text:p>chaniyuq</text:p>
          </table:table-cell>
          <table:table-cell table:style-name="ce3"/>
          <table:table-cell office:value-type="string">
            <text:p>chaniyup</text:p>
          </table:table-cell>
          <table:table-cell table:number-columns-repeated="1019"/>
        </table:table-row>
        <table:table-row table:style-name="ro1">
          <table:table-cell office:value-type="string">
            <text:p>proyecto</text:p>
          </table:table-cell>
          <table:table-cell office:value-type="string">
            <text:p>rurana</text:p>
          </table:table-cell>
          <table:table-cell office:value-type="string">
            <text:p>hunt'ana (trabajo)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office:value-type="string">
            <text:p>compañía</text:p>
          </table:table-cell>
          <table:table-cell office:value-type="string">
            <text:p>masichakuy</text:p>
          </table:table-cell>
          <table:table-cell office:value-type="string">
            <text:p>wan (con)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>
            <text:p>hecho</text:p>
          </table:table-cell>
          <table:table-cell table:style-name="ce2" office:value-type="string">
            <text:p>rurasqa (acción)</text:p>
          </table:table-cell>
          <table:table-cell/>
          <table:table-cell office:value-type="string">
            <text:p>kasqa (acontesimiento)</text:p>
          </table:table-cell>
          <table:table-cell table:number-columns-repeated="1020"/>
        </table:table-row>
        <table:table-row table:style-name="ro1">
          <table:table-cell office:value-type="string">
            <text:p>minuto</text:p>
          </table:table-cell>
          <table:table-cell office:value-type="string">
            <text:p>minutu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office:value-type="string">
            <text:p>catalán</text:p>
          </table:table-cell>
          <table:table-cell office:value-type="string">
            <text:p>katalan</text:p>
          </table:table-cell>
          <table:table-cell table:number-columns-repeated="1022"/>
        </table:table-row>
        <table:table-row table:style-name="ro1">
          <table:table-cell office:value-type="string">
            <text:p>sistema</text:p>
          </table:table-cell>
          <table:table-cell table:style-name="ce2" office:value-type="string">
            <text:p>ruraynin (estructura)</text:p>
          </table:table-cell>
          <table:table-cell/>
          <table:table-cell office:value-type="string">
            <text:p>ukhu (órganos)</text:p>
          </table:table-cell>
          <table:table-cell/>
          <table:table-cell office:value-type="string">
            <text:p>kawsay (social)</text:p>
          </table:table-cell>
          <table:table-cell table:number-columns-repeated="1018"/>
        </table:table-row>
        <table:table-row table:style-name="ro1">
          <table:table-cell office:value-type="string">
            <text:p>proceso</text:p>
          </table:table-cell>
          <table:table-cell office:value-type="string">
            <text:p>qati qati (fases sucesivas)</text:p>
          </table:table-cell>
          <table:table-cell/>
          <table:table-cell office:value-type="string">
            <text:p>puririy (transcuso del tiempo)</text:p>
          </table:table-cell>
          <table:table-cell table:number-columns-repeated="2"/>
          <table:table-cell office:value-type="string">
            <text:p>rurakuynin (elaboración)</text:p>
          </table:table-cell>
          <table:table-cell table:number-columns-repeated="1017"/>
        </table:table-row>
        <table:table-row table:style-name="ro1">
          <table:table-cell office:value-type="string">
            <text:p>líder</text:p>
          </table:table-cell>
          <table:table-cell table:style-name="ce2" office:value-type="string">
            <text:p>umallip</text:p>
          </table:table-cell>
          <table:table-cell table:style-name="ce2" office:value-type="string">
            <text:p>kamachip</text:p>
          </table:table-cell>
          <table:table-cell table:number-columns-repeated="1021"/>
        </table:table-row>
        <table:table-row table:style-name="ro1">
          <table:table-cell office:value-type="string">
            <text:p>posibilidad</text:p>
          </table:table-cell>
          <table:table-cell table:style-name="ce2" office:value-type="string">
            <text:p>atikuy</text:p>
          </table:table-cell>
          <table:table-cell office:value-type="string">
            <text:p>yaqapas</text:p>
          </table:table-cell>
          <table:table-cell table:number-columns-repeated="1021"/>
        </table:table-row>
        <table:table-row table:style-name="ro1">
          <table:table-cell office:value-type="string">
            <text:p>derecho</text:p>
          </table:table-cell>
          <table:table-cell table:style-name="ce2" office:value-type="string">
            <text:p>hat'alli (dominio)</text:p>
          </table:table-cell>
          <table:table-cell/>
          <table:table-cell office:value-type="string">
            <text:p>paqtachay (justicia)</text:p>
          </table:table-cell>
          <table:table-cell/>
          <table:table-cell office:value-type="string">
            <text:p>paña <text:s/>(diestro)</text:p>
          </table:table-cell>
          <table:table-cell/>
          <table:table-cell office:value-type="string">
            <text:p>siwk (linea recta)</text:p>
          </table:table-cell>
          <table:table-cell table:number-columns-repeated="1016"/>
        </table:table-row>
        <table:table-row table:style-name="ro1">
          <table:table-cell office:value-type="string">
            <text:p>director</text:p>
          </table:table-cell>
          <table:table-cell table:style-name="ce2" office:value-type="string">
            <text:p>umallip</text:p>
          </table:table-cell>
          <table:table-cell office:value-type="string">
            <text:p>kamachip</text:p>
          </table:table-cell>
          <table:table-cell table:number-columns-repeated="1021"/>
        </table:table-row>
        <table:table-row table:style-name="ro1">
          <table:table-cell office:value-type="string">
            <text:p>electoral</text:p>
          </table:table-cell>
          <table:table-cell table:style-name="ce2" office:value-type="string">
            <text:p>akllaymanta</text:p>
          </table:table-cell>
          <table:table-cell office:value-type="string">
            <text:p>ch'iklluymant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operación</text:p>
          </table:table-cell>
          <table:table-cell table:style-name="ce2" office:value-type="string">
            <text:p>ruray (acción)</text:p>
          </table:table-cell>
          <table:table-cell office:value-type="string">
            <text:p>upirasiyun (medicina)</text:p>
          </table:table-cell>
          <table:table-cell table:number-columns-repeated="1021"/>
        </table:table-row>
        <table:table-row table:style-name="ro1">
          <table:table-cell office:value-type="string">
            <text:p>miembro</text:p>
          </table:table-cell>
          <table:table-cell office:value-type="string">
            <text:p>ayllu masi (familia)</text:p>
          </table:table-cell>
          <table:table-cell/>
          <table:table-cell office:value-type="string">
            <text:p>kap</text:p>
          </table:table-cell>
          <table:table-cell office:value-type="string">
            <text:p>tt'aqa (parte de un todo)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ocial</text:p>
          </table:table-cell>
          <table:table-cell table:style-name="ce2" office:value-type="string">
            <text:p>huñupi kawsay</text:p>
          </table:table-cell>
          <table:table-cell office:value-type="string">
            <text:p>(vida social)</text:p>
          </table:table-cell>
          <table:table-cell table:number-columns-repeated="1021"/>
        </table:table-row>
        <table:table-row table:style-name="ro1">
          <table:table-cell office:value-type="string">
            <text:p>campaña</text:p>
          </table:table-cell>
          <table:table-cell table:style-name="ce2" office:value-type="string">
            <text:p>akllaypaq mink'akuy (campaña)</text:p>
          </table:table-cell>
          <table:table-cell table:number-columns-repeated="2"/>
          <table:table-cell office:value-type="string">
            <text:p>akllaypacha (tiempo)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>
            <text:p>mayoría</text:p>
          </table:table-cell>
          <table:table-cell table:style-name="ce2" office:value-type="string">
            <text:p>yaqa llapan (cantidad)</text:p>
          </table:table-cell>
          <table:table-cell table:style-name="ce2"/>
          <table:table-cell office:value-type="string">
            <text:p>kuraq kay (edad)</text:p>
          </table:table-cell>
          <table:table-cell table:number-columns-repeated="1020"/>
        </table:table-row>
        <table:table-row table:style-name="ro1">
          <table:table-cell office:value-type="string">
            <text:p>policía</text:p>
          </table:table-cell>
          <table:table-cell table:style-name="ce2" office:value-type="string">
            <text:p>guwardiya</text:p>
          </table:table-cell>
          <table:table-cell table:number-columns-repeated="1022"/>
        </table:table-row>
        <table:table-row table:style-name="ro1">
          <table:table-cell office:value-type="string">
            <text:p>portavoz</text:p>
          </table:table-cell>
          <table:table-cell office:value-type="string">
            <text:p>rimaqi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cción</text:p>
          </table:table-cell>
          <table:table-cell office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>
            <text:p>socialista</text:p>
          </table:table-cell>
          <table:table-cell table:style-name="ce2" office:value-type="string">
            <text:p>susiyalis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ociedad</text:p>
          </table:table-cell>
          <table:table-cell office:value-type="string">
            <text:p>llaqta ruan (comunidad)</text:p>
          </table:table-cell>
          <table:table-cell/>
          <table:table-cell office:value-type="string">
            <text:p>huñunakuy (cienciaI)</text:p>
          </table:table-cell>
          <table:table-cell/>
          <table:table-cell office:value-type="string">
            <text:p>yanapanakuy (de trabajo)</text:p>
          </table:table-cell>
          <table:table-cell/>
          <table:table-cell office:value-type="string">
            <text:p>qhapaq huñu (clase alta)</text:p>
          </table:table-cell>
          <table:table-cell table:number-columns-repeated="1016"/>
        </table:table-row>
        <table:table-row table:style-name="ro1">
          <table:table-cell office:value-type="string">
            <text:p>temporada</text:p>
          </table:table-cell>
          <table:table-cell table:style-name="ce2" office:value-type="string">
            <text:p>mit'a</text:p>
          </table:table-cell>
          <table:table-cell office:value-type="string">
            <text:p>pacha mit'a</text:p>
          </table:table-cell>
          <table:table-cell table:number-columns-repeated="1021"/>
        </table:table-row>
        <table:table-row table:style-name="ro1">
          <table:table-cell office:value-type="string">
            <text:p>programa</text:p>
          </table:table-cell>
          <table:table-cell table:style-name="ce2" office:value-type="string">
            <text:p>rurana qillqa</text:p>
          </table:table-cell>
          <table:table-cell table:number-columns-repeated="1022"/>
        </table:table-row>
        <table:table-row table:style-name="ro1">
          <table:table-cell office:value-type="string">
            <text:p>plan</text:p>
          </table:table-cell>
          <table:table-cell table:style-name="ce2" office:value-type="string">
            <text:p>rurana (plan)</text:p>
          </table:table-cell>
          <table:table-cell office:value-type="string">
            <text:p>pachan (debajo)</text:p>
          </table:table-cell>
          <table:table-cell table:number-columns-repeated="1021"/>
        </table:table-row>
        <table:table-row table:style-name="ro1">
          <table:table-cell office:value-type="string">
            <text:p>prensa</text:p>
          </table:table-cell>
          <table:table-cell table:style-name="ce2" office:value-type="string">
            <text:p>qillqa ñit'ina/mat'ina (máquina)</text:p>
          </table:table-cell>
          <table:table-cell table:number-columns-repeated="2"/>
          <table:table-cell office:value-type="string">
            <text:p>piriyudiku (diario)</text:p>
          </table:table-cell>
          <table:table-cell table:number-columns-repeated="1019"/>
        </table:table-row>
        <table:table-row table:style-name="ro1">
          <table:table-cell office:value-type="string">
            <text:p>guerra</text:p>
          </table:table-cell>
          <table:table-cell office:value-type="string">
            <text:p>awqatinkuy</text:p>
          </table:table-cell>
          <table:table-cell office:value-type="string">
            <text:p>awqanakuy</text:p>
          </table:table-cell>
          <table:table-cell table:number-columns-repeated="1021"/>
        </table:table-row>
        <table:table-row table:style-name="ro1">
          <table:table-cell office:value-type="string">
            <text:p>capital</text:p>
          </table:table-cell>
          <table:table-cell office:value-type="string">
            <text:p>qullqichasqa (dinero)</text:p>
          </table:table-cell>
          <table:table-cell/>
          <table:table-cell office:value-type="string">
            <text:p>hatun llaqta (ciudad)</text:p>
          </table:table-cell>
          <table:table-cell table:number-columns-repeated="1020"/>
        </table:table-row>
        <table:table-row table:style-name="ro1">
          <table:table-cell office:value-type="string">
            <text:p>objetivo</text:p>
          </table:table-cell>
          <table:table-cell table:style-name="ce2" office:value-type="string">
            <text:p>taripana/aypana</text:p>
          </table:table-cell>
          <table:table-cell table:number-columns-repeated="1022"/>
        </table:table-row>
        <table:table-row table:style-name="ro1">
          <table:table-cell office:value-type="string">
            <text:p>gol</text:p>
          </table:table-cell>
          <table:table-cell table:style-name="ce2" office:value-type="string">
            <text:p>-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office:value-type="string">
            <text:p>voto</text:p>
          </table:table-cell>
          <table:table-cell table:style-name="ce2" office:value-type="string">
            <text:p>akllay/ch'iklluy</text:p>
          </table:table-cell>
          <table:table-cell/>
          <table:table-cell office:value-type="string">
            <text:p>wikch'uy (arrojar)</text:p>
          </table:table-cell>
          <table:table-cell table:number-columns-repeated="1020"/>
        </table:table-row>
        <table:table-row table:style-name="ro1">
          <table:table-cell office:value-type="string">
            <text:p>jefe</text:p>
          </table:table-cell>
          <table:table-cell office:value-type="string">
            <text:p>umallip</text:p>
          </table:table-cell>
          <table:table-cell office:value-type="string">
            <text:p>kamachip</text:p>
          </table:table-cell>
          <table:table-cell office:value-type="string">
            <text:p>apulli</text:p>
          </table:table-cell>
          <table:table-cell office:value-type="string">
            <text:p>qullana (patriarca)</text:p>
          </table:table-cell>
          <table:table-cell/>
          <table:table-cell office:value-type="string">
            <text:p>tuqi (general)</text:p>
          </table:table-cell>
          <table:table-cell table:number-columns-repeated="1017"/>
        </table:table-row>
        <table:table-row table:style-name="ro1">
          <table:table-cell office:value-type="string">
            <text:p>relación</text:p>
          </table:table-cell>
          <table:table-cell table:style-name="ce2" office:value-type="string">
            <text:p>tinkuy</text:p>
          </table:table-cell>
          <table:table-cell office:value-type="string">
            <text:p>tupay</text:p>
          </table:table-cell>
          <table:table-cell office:value-type="string">
            <text:p>masinchakuy</text:p>
          </table:table-cell>
          <table:table-cell table:number-columns-repeated="102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willakuy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club</text:p>
          </table:table-cell>
          <table:table-cell office:value-type="string">
            <text:p>huñinakuy wasi</text:p>
          </table:table-cell>
          <table:table-cell/>
          <table:table-cell office:value-type="string">
            <text:p>klup (deportivo)</text:p>
          </table:table-cell>
          <table:table-cell table:number-columns-repeated="1020"/>
        </table:table-row>
        <table:table-row table:style-name="ro1">
          <table:table-cell office:value-type="string">
            <text:p>título</text:p>
          </table:table-cell>
          <table:table-cell office:value-type="string">
            <text:p>rutulu</text:p>
          </table:table-cell>
          <table:table-cell office:value-type="string">
            <text:p>umalli</text:p>
          </table:table-cell>
          <table:table-cell office:value-type="string">
            <text:p>uma suti (de texto)</text:p>
          </table:table-cell>
          <table:table-cell table:number-columns-repeated="1020"/>
        </table:table-row>
        <table:table-row table:style-name="ro1">
          <table:table-cell office:value-type="string">
            <text:p>gobierno</text:p>
          </table:table-cell>
          <table:table-cell office:value-type="string">
            <text:p>kamachiy</text:p>
          </table:table-cell>
          <table:table-cell office:value-type="string">
            <text:p>umalliy</text:p>
          </table:table-cell>
          <table:table-cell table:number-columns-repeated="1021"/>
        </table:table-row>
        <table:table-row table:style-name="ro1">
          <table:table-cell office:value-type="string">
            <text:p>oficial</text:p>
          </table:table-cell>
          <table:table-cell table:style-name="ce2" office:value-type="string">
            <text:p>wallawis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áximo</text:p>
          </table:table-cell>
          <table:table-cell table:style-name="ce2" office:value-type="string">
            <text:p>sinchi</text:p>
          </table:table-cell>
          <table:table-cell table:number-columns-repeated="1022"/>
        </table:table-row>
        <table:table-row table:style-name="ro1">
          <table:table-cell office:value-type="string">
            <text:p>inversión</text:p>
          </table:table-cell>
          <table:table-cell table:style-name="ce2" office:value-type="string">
            <text:p>chikcha (gasto de dinero)</text:p>
          </table:table-cell>
          <table:table-cell/>
          <table:table-cell office:value-type="string">
            <text:p>t'ikray (posición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acional</text:p>
          </table:table-cell>
          <table:table-cell table:style-name="ce2" office:value-type="string">
            <text:p>llaqtamanta (lugar)</text:p>
          </table:table-cell>
          <table:table-cell/>
          <table:table-cell office:value-type="string">
            <text:p>suyumanta</text:p>
          </table:table-cell>
          <table:table-cell table:number-columns-repeated="1020"/>
        </table:table-row>
        <table:table-row table:style-name="ro1">
          <table:table-cell office:value-type="string">
            <text:p>venta</text:p>
          </table:table-cell>
          <table:table-cell office:value-type="string">
            <text:p>qhatu</text:p>
          </table:table-cell>
          <table:table-cell office:value-type="string">
            <text:p>rantina</text:p>
          </table:table-cell>
          <table:table-cell table:number-columns-repeated="1021"/>
        </table:table-row>
        <table:table-row table:style-name="ro1">
          <table:table-cell office:value-type="string">
            <text:p>local</text:p>
          </table:table-cell>
          <table:table-cell office:value-type="string">
            <text:p>wasi</text:p>
          </table:table-cell>
          <table:table-cell office:value-type="string">
            <text:p>kayllamanta (lugar)</text:p>
          </table:table-cell>
          <table:table-cell table:number-columns-repeated="1021"/>
        </table:table-row>
        <table:table-row table:style-name="ro1">
          <table:table-cell office:value-type="string">
            <text:p>necesidad</text:p>
          </table:table-cell>
          <table:table-cell office:value-type="string">
            <text:p>kanan </text:p>
          </table:table-cell>
          <table:table-cell table:number-columns-repeated="1022"/>
        </table:table-row>
        <table:table-row table:style-name="ro1">
          <table:table-cell office:value-type="string">
            <text:p>condición</text:p>
          </table:table-cell>
          <table:table-cell office:value-type="string">
            <text:p>kaynin (indole)</text:p>
          </table:table-cell>
          <table:table-cell table:number-columns-repeated="1022"/>
        </table:table-row>
        <table:table-row table:style-name="ro1">
          <table:table-cell office:value-type="string">
            <text:p>central</text:p>
          </table:table-cell>
          <table:table-cell table:style-name="ce2" office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>
            <text:p>secretario</text:p>
          </table:table-cell>
          <table:table-cell table:style-name="ce2" office:value-type="string">
            <text:p>qillqakamayup</text:p>
          </table:table-cell>
          <table:table-cell table:number-columns-repeated="1022"/>
        </table:table-row>
        <table:table-row table:style-name="ro1">
          <table:table-cell office:value-type="string">
            <text:p>metro</text:p>
          </table:table-cell>
          <table:table-cell table:style-name="ce2" office:value-type="string">
            <text:p>mitru</text:p>
          </table:table-cell>
          <table:table-cell table:number-columns-repeated="1022"/>
        </table:table-row>
        <table:table-row table:style-name="ro1">
          <table:table-cell office:value-type="string">
            <text:p>militar</text:p>
          </table:table-cell>
          <table:table-cell office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>
            <text:p>mundial</text:p>
          </table:table-cell>
          <table:table-cell office:value-type="string">
            <text:p>tiqsimuyuntimanta</text:p>
          </table:table-cell>
          <table:table-cell table:number-columns-repeated="1022"/>
        </table:table-row>
        <table:table-row table:style-name="ro1">
          <table:table-cell office:value-type="string">
            <text:p>reforma</text:p>
          </table:table-cell>
          <table:table-cell office:value-type="string">
            <text:p>kutichiy</text:p>
          </table:table-cell>
          <table:table-cell office:value-type="string">
            <text:p>t'kra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ropuesta</text:p>
          </table:table-cell>
          <table:table-cell table:style-name="ce2" office:value-type="string">
            <text:p>ñisqa</text:p>
          </table:table-cell>
          <table:table-cell office:value-type="string">
            <text:p>rimasqa (textual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uesto</text:p>
          </table:table-cell>
          <table:table-cell office:value-type="string">
            <text:p>churasqa (ubicación)</text:p>
          </table:table-cell>
          <table:table-cell/>
          <table:table-cell office:value-type="string">
            <text:p>qhatuna (de venta)</text:p>
          </table:table-cell>
          <table:table-cell/>
          <table:table-cell office:value-type="string">
            <text:p>llamk'ana (trabajo)</text:p>
          </table:table-cell>
          <table:table-cell table:number-columns-repeated="1018"/>
        </table:table-row>
        <table:table-row table:style-name="ro1">
          <table:table-cell office:value-type="string">
            <text:p>seguridad</text:p>
          </table:table-cell>
          <table:table-cell office:value-type="string">
            <text:p>qispichiy (poner a salvo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opinión</text:p>
          </table:table-cell>
          <table:table-cell office:value-type="string">
            <text:p>ñiy</text:p>
          </table:table-cell>
          <table:table-cell table:number-columns-repeated="1022"/>
        </table:table-row>
        <table:table-row table:style-name="ro1">
          <table:table-cell office:value-type="string">
            <text:p>ciudadano</text:p>
          </table:table-cell>
          <table:table-cell office:value-type="string">
            <text:p>llaqtayuq</text:p>
          </table:table-cell>
          <table:table-cell table:number-columns-repeated="1022"/>
        </table:table-row>
        <table:table-row table:style-name="ro1">
          <table:table-cell office:value-type="string">
            <text:p>previsto</text:p>
          </table:table-cell>
          <table:table-cell office:value-type="string">
            <text:p>ñawpachasqa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organización</text:p>
          </table:table-cell>
          <table:table-cell office:value-type="string">
            <text:p>allichaynin</text:p>
          </table:table-cell>
          <table:table-cell table:number-columns-repeated="1022"/>
        </table:table-row>
        <table:table-row table:style-name="ro1">
          <table:table-cell office:value-type="string">
            <text:p>fiscal</text:p>
          </table:table-cell>
          <table:table-cell office:value-type="string">
            <text:p>phiskal</text:p>
          </table:table-cell>
          <table:table-cell table:number-columns-repeated="1022"/>
        </table:table-row>
        <table:table-row table:style-name="ro1">
          <table:table-cell office:value-type="string">
            <text:p>nivel</text:p>
          </table:table-cell>
          <table:table-cell office:value-type="string">
            <text:p>huypa (erramienta)</text:p>
          </table:table-cell>
          <table:table-cell/>
          <table:table-cell office:value-type="string">
            <text:p>sayay (altura</text:p>
          </table:table-cell>
          <table:table-cell table:number-columns-repeated="1020"/>
        </table:table-row>
        <table:table-row table:style-name="ro1">
          <table:table-cell office:value-type="string">
            <text:p>coche</text:p>
          </table:table-cell>
          <table:table-cell office:value-type="string">
            <text:p>karru/autunobil</text:p>
          </table:table-cell>
          <table:table-cell/>
          <table:table-cell office:value-type="string">
            <text:p>kuchi (tren)</text:p>
          </table:table-cell>
          <table:table-cell table:number-columns-repeated="1020"/>
        </table:table-row>
        <table:table-row table:style-name="ro1">
          <table:table-cell office:value-type="string">
            <text:p>producto</text:p>
          </table:table-cell>
          <table:table-cell office:value-type="string">
            <text:p>paqarichisqa</text:p>
          </table:table-cell>
          <table:table-cell office:value-type="string">
            <text:p>mirachisqa (producto)</text:p>
          </table:table-cell>
          <table:table-cell/>
          <table:table-cell office:value-type="string">
            <text:p>rurusqa (fruto)</text:p>
          </table:table-cell>
          <table:table-cell table:number-columns-repeated="1019"/>
        </table:table-row>
        <table:table-row table:style-name="ro1">
          <table:table-cell office:value-type="string">
            <text:p>fútbol</text:p>
          </table:table-cell>
          <table:table-cell office:value-type="string">
            <text:p>bula hayt'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>
            <text:p>dirigente</text:p>
          </table:table-cell>
          <table:table-cell office:value-type="string">
            <text:p>umallip</text:p>
          </table:table-cell>
          <table:table-cell office:value-type="string">
            <text:p>kamchip</text:p>
          </table:table-cell>
          <table:table-cell table:number-columns-repeated="1021"/>
        </table:table-row>
        <table:table-row table:style-name="ro1">
          <table:table-cell office:value-type="string">
            <text:p>actividad</text:p>
          </table:table-cell>
          <table:table-cell office:value-type="string">
            <text:p>rurana</text:p>
          </table:table-cell>
          <table:table-cell table:style-name="ce2" office:value-type="string">
            <text:p>hunt'ana</text:p>
          </table:table-cell>
          <table:table-cell table:style-name="ce2" office:value-type="string">
            <text:p>llank'ana</text:p>
          </table:table-cell>
          <table:table-cell table:number-columns-repeated="1020"/>
        </table:table-row>
        <table:table-row table:style-name="ro1">
          <table:table-cell office:value-type="string">
            <text:p>empleo</text:p>
          </table:table-cell>
          <table:table-cell office:value-type="string">
            <text:p>llamk'ana (trabajo)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sentido</text:p>
          </table:table-cell>
          <table:table-cell office:value-type="string">
            <text:p>llanllay</text:p>
          </table:table-cell>
          <table:table-cell table:number-columns-repeated="1022"/>
        </table:table-row>
        <table:table-row table:style-name="ro1">
          <table:table-cell office:value-type="string">
            <text:p>acto</text:p>
          </table:table-cell>
          <table:table-cell office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>
            <text:p>representante</text:p>
          </table:table-cell>
          <table:table-cell table:style-name="ce2" office:value-type="string">
            <text:p>ranti</text:p>
          </table:table-cell>
          <table:table-cell table:number-columns-repeated="1022"/>
        </table:table-row>
        <table:table-row table:style-name="ro1">
          <table:table-cell office:value-type="string">
            <text:p>formación</text:p>
          </table:table-cell>
          <table:table-cell table:style-name="ce2" office:value-type="string">
            <text:p>rurakuy</text:p>
          </table:table-cell>
          <table:table-cell office:value-type="string">
            <text:p>rurakuy</text:p>
          </table:table-cell>
          <table:table-cell table:number-columns-repeated="1021"/>
        </table:table-row>
        <table:table-row table:style-name="ro1">
          <table:table-cell office:value-type="string">
            <text:p>desarrollo</text:p>
          </table:table-cell>
          <table:table-cell office:value-type="string">
            <text:p>phuturiy</text:p>
          </table:table-cell>
          <table:table-cell office:value-type="string">
            <text:p>wiñay</text:p>
          </table:table-cell>
          <table:table-cell table:number-columns-repeated="1021"/>
        </table:table-row>
        <table:table-row table:style-name="ro1">
          <table:table-cell office:value-type="string">
            <text:p>víctima</text:p>
          </table:table-cell>
          <table:table-cell office:value-type="string">
            <text:p>wañuchisqa </text:p>
          </table:table-cell>
          <table:table-cell office:value-type="string">
            <text:p>arpasqa (sacrificio)</text:p>
          </table:table-cell>
          <table:table-cell/>
          <table:table-cell office:value-type="string">
            <text:p>tumpasqa (acusado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ntrenador</text:p>
          </table:table-cell>
          <table:table-cell office:value-type="string">
            <text:p>yachachiq</text:p>
          </table:table-cell>
          <table:table-cell table:number-columns-repeated="1022"/>
        </table:table-row>
        <table:table-row table:style-name="ro1">
          <table:table-cell office:value-type="string">
            <text:p>capacidad</text:p>
          </table:table-cell>
          <table:table-cell office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>
            <text:p>impuesto</text:p>
          </table:table-cell>
          <table:table-cell office:value-type="string">
            <text:p>kamachisqa pagana</text:p>
          </table:table-cell>
          <table:table-cell table:number-columns-repeated="1022"/>
        </table:table-row>
        <table:table-row table:style-name="ro1">
          <table:table-cell office:value-type="string">
            <text:p>papel</text:p>
          </table:table-cell>
          <table:table-cell table:style-name="ce2" office:value-type="string">
            <text:p>papil</text:p>
          </table:table-cell>
          <table:table-cell table:number-columns-repeated="102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apnkaq</text:p>
          </table:table-cell>
          <table:table-cell table:number-columns-repeated="1022"/>
        </table:table-row>
        <table:table-row table:style-name="ro1">
          <table:table-cell office:value-type="string">
            <text:p>laboral</text:p>
          </table:table-cell>
          <table:table-cell table:style-name="ce2" office:value-type="string">
            <text:p>llanka'ymanta</text:p>
          </table:table-cell>
          <table:table-cell table:number-columns-repeated="1022"/>
        </table:table-row>
        <table:table-row table:style-name="ro1">
          <table:table-cell office:value-type="string">
            <text:p>popular</text:p>
          </table:table-cell>
          <table:table-cell table:style-name="ce2" office:value-type="string">
            <text:p>llaqtamanta (lugar)</text:p>
          </table:table-cell>
          <table:table-cell/>
          <table:table-cell office:value-type="string">
            <text:p>riqsisqa (conocido)</text:p>
          </table:table-cell>
          <table:table-cell table:number-columns-repeated="1020"/>
        </table:table-row>
        <table:table-row table:style-name="ro1">
          <table:table-cell office:value-type="string">
            <text:p>recurso</text:p>
          </table:table-cell>
          <table:table-cell table:style-name="ce2" office:value-type="string">
            <text:p>imaymana <text:s/>kaq (material)</text:p>
          </table:table-cell>
          <table:table-cell/>
          <table:table-cell office:value-type="string">
            <text:p>achhuykuy Recurriy a alguien)</text:p>
          </table:table-cell>
          <table:table-cell table:number-columns-repeated="1020"/>
        </table:table-row>
        <table:table-row table:style-name="ro1">
          <table:table-cell office:value-type="string">
            <text:p>cuarto</text:p>
          </table:table-cell>
          <table:table-cell office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>
            <text:p>campeón</text:p>
          </table:table-cell>
          <table:table-cell office:value-type="string">
            <text:p>llallip</text:p>
          </table:table-cell>
          <table:table-cell table:number-columns-repeated="1022"/>
        </table:table-row>
        <table:table-row table:style-name="ro1">
          <table:table-cell office:value-type="string">
            <text:p>posición</text:p>
          </table:table-cell>
          <table:table-cell office:value-type="string">
            <text:p>churasqa </text:p>
          </table:table-cell>
          <table:table-cell table:number-columns-repeated="1022"/>
        </table:table-row>
        <table:table-row table:style-name="ro1">
          <table:table-cell office:value-type="string">
            <text:p>diputado</text:p>
          </table:table-cell>
          <table:table-cell office:value-type="string">
            <text:p>diputadu</text:p>
          </table:table-cell>
          <table:table-cell table:number-columns-repeated="1022"/>
        </table:table-row>
        <table:table-row table:style-name="ro1">
          <table:table-cell office:value-type="string">
            <text:p>negociación</text:p>
          </table:table-cell>
          <table:table-cell office:value-type="string">
            <text:p>qhatuy</text:p>
          </table:table-cell>
          <table:table-cell office:value-type="string">
            <text:p>rantinakuy (compra venta)</text:p>
          </table:table-cell>
          <table:table-cell table:number-columns-repeated="1021"/>
        </table:table-row>
        <table:table-row table:style-name="ro1">
          <table:table-cell office:value-type="string">
            <text:p>vehículo</text:p>
          </table:table-cell>
          <table:table-cell office:value-type="string">
            <text:p>karru</text:p>
          </table:table-cell>
          <table:table-cell office:value-type="string">
            <text:p>atunuvil</text:p>
          </table:table-cell>
          <table:table-cell/>
          <table:table-cell office:value-type="string">
            <text:p>kamiyun</text:p>
          </table:table-cell>
          <table:table-cell table:number-columns-repeated="1019"/>
        </table:table-row>
        <table:table-row table:style-name="ro1">
          <table:table-cell office:value-type="string">
            <text:p>asunto</text:p>
          </table:table-cell>
          <table:table-cell office:value-type="string">
            <text:p>rikuna</text:p>
          </table:table-cell>
          <table:table-cell office:value-type="string">
            <text:p>qhawana</text:p>
          </table:table-cell>
          <table:table-cell/>
          <table:table-cell office:value-type="string">
            <text:p>yachana</text:p>
          </table:table-cell>
          <table:table-cell office:value-type="string">
            <text:p>rurana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crisis</text:p>
          </table:table-cell>
          <table:table-cell office:value-type="string">
            <text:p>ch'arwi (enredo)</text:p>
          </table:table-cell>
          <table:table-cell table:number-columns-repeated="1022"/>
        </table:table-row>
        <table:table-row table:style-name="ro1">
          <table:table-cell office:value-type="string">
            <text:p>violencia</text:p>
          </table:table-cell>
          <table:table-cell office:value-type="string">
            <text:p>maqankuy</text:p>
          </table:table-cell>
          <table:table-cell office:value-type="string">
            <text:p>atipakuy</text:p>
          </table:table-cell>
          <table:table-cell office:value-type="string">
            <text:p>awqanakuy</text:p>
          </table:table-cell>
          <table:table-cell table:number-columns-repeated="1020"/>
        </table:table-row>
        <table:table-row table:style-name="ro1">
          <table:table-cell office:value-type="string">
            <text:p>dato</text:p>
          </table:table-cell>
          <table:table-cell office:value-type="string">
            <text:p>willakuy</text:p>
          </table:table-cell>
          <table:table-cell table:number-columns-repeated="1022"/>
        </table:table-row>
        <table:table-row table:style-name="ro1">
          <table:table-cell office:value-type="string">
            <text:p>cargo</text:p>
          </table:table-cell>
          <table:table-cell office:value-type="string">
            <text:p>lamk'ana </text:p>
          </table:table-cell>
          <table:table-cell office:value-type="string">
            <text:p>umallip (persona)</text:p>
          </table:table-cell>
          <table:table-cell table:number-columns-repeated="1021"/>
        </table:table-row>
        <table:table-row table:style-name="ro1">
          <table:table-cell office:value-type="string">
            <text:p>producción</text:p>
          </table:table-cell>
          <table:table-cell office:value-type="string">
            <text:p>ruruchiy</text:p>
          </table:table-cell>
          <table:table-cell table:number-columns-repeated="1022"/>
        </table:table-row>
        <table:table-row table:style-name="ro1">
          <table:table-cell office:value-type="string">
            <text:p>éxito</text:p>
          </table:table-cell>
          <table:table-cell office:value-type="string">
            <text:p>haylli (trunfo)</text:p>
          </table:table-cell>
          <table:table-cell/>
          <table:table-cell office:value-type="string">
            <text:p>llalliy/atipay</text:p>
          </table:table-cell>
          <table:table-cell/>
          <table:table-cell office:value-type="string">
            <text:p>t'ikariy (social)</text:p>
          </table:table-cell>
          <table:table-cell table:number-columns-repeated="1018"/>
        </table:table-row>
        <table:table-row table:style-name="ro1">
          <table:table-cell office:value-type="string">
            <text:p>financiero</text:p>
          </table:table-cell>
          <table:table-cell office:value-type="string">
            <text:p>qullqichap</text:p>
          </table:table-cell>
          <table:table-cell table:number-columns-repeated="1022"/>
        </table:table-row>
        <table:table-row table:style-name="ro1">
          <table:table-cell office:value-type="string">
            <text:p>idea</text:p>
          </table:table-cell>
          <table:table-cell office:value-type="string">
            <text:p>yuyay</text:p>
          </table:table-cell>
          <table:table-cell office:value-type="string">
            <text:p>yuyakuy</text:p>
          </table:table-cell>
          <table:table-cell table:number-columns-repeated="1021"/>
        </table:table-row>
        <table:table-row table:style-name="ro1">
          <table:table-cell office:value-type="string">
            <text:p>competencia</text:p>
          </table:table-cell>
          <table:table-cell office:value-type="string">
            <text:p>atiy (capacidada)</text:p>
          </table:table-cell>
          <table:table-cell/>
          <table:table-cell office:value-type="string">
            <text:p>llallinakuy (competir)</text:p>
          </table:table-cell>
          <table:table-cell/>
          <table:table-cell office:value-type="string">
            <text:p>atipanaku</text:p>
          </table:table-cell>
          <table:table-cell table:number-columns-repeated="1018"/>
        </table:table-row>
        <table:table-row table:style-name="ro1">
          <table:table-cell office:value-type="string">
            <text:p>profesional</text:p>
          </table:table-cell>
          <table:table-cell office:value-type="string">
            <text:p>kamayup</text:p>
          </table:table-cell>
          <table:table-cell table:number-columns-repeated="1022"/>
        </table:table-row>
        <table:table-row table:style-name="ro1">
          <table:table-cell office:value-type="string">
            <text:p>kilómetro</text:p>
          </table:table-cell>
          <table:table-cell office:value-type="string">
            <text:p>kilumitru</text:p>
          </table:table-cell>
          <table:table-cell table:number-columns-repeated="1022"/>
        </table:table-row>
        <table:table-row table:style-name="ro1">
          <table:table-cell office:value-type="string">
            <text:p>diferencia</text:p>
          </table:table-cell>
          <table:table-cell office:value-type="string">
            <text:p>qichusqa</text:p>
          </table:table-cell>
          <table:table-cell office:value-type="string">
            <text:p>hurqusqa (resta)</text:p>
          </table:table-cell>
          <table:table-cell/>
          <table:table-cell office:value-type="string">
            <text:p>hukñiraq (diferente)</text:p>
          </table:table-cell>
          <table:table-cell table:number-columns-repeated="1019"/>
        </table:table-row>
        <table:table-row table:style-name="ro1">
          <table:table-cell office:value-type="string">
            <text:p>candidatura</text:p>
          </table:table-cell>
          <table:table-cell office:value-type="string">
            <text:p>kandidatura</text:p>
          </table:table-cell>
          <table:table-cell table:number-columns-repeated="1022"/>
        </table:table-row>
        <table:table-row table:style-name="ro1">
          <table:table-cell office:value-type="string">
            <text:p>sindicato</text:p>
          </table:table-cell>
          <table:table-cell office:value-type="string">
            <text:p>sintikatu</text:p>
          </table:table-cell>
          <table:table-cell table:number-columns-repeated="4"/>
          <table:table-cell table:style-name="ce3"/>
          <table:table-cell table:number-columns-repeated="1017"/>
        </table:table-row>
        <table:table-row table:style-name="ro1">
          <table:table-cell office:value-type="string">
            <text:p>grave</text:p>
          </table:table-cell>
          <table:table-cell/>
          <table:table-cell office:value-type="string">
            <text:p>llasaq</text:p>
          </table:table-cell>
          <table:table-cell office:value-type="string">
            <text:p>qharqa</text:p>
          </table:table-cell>
          <table:table-cell office:value-type="string">
            <text:p>sinchi unqusqa (salud)</text:p>
          </table:table-cell>
          <table:table-cell table:number-columns-repeated="1019"/>
        </table:table-row>
        <table:table-row table:style-name="ro1">
          <table:table-cell office:value-type="string">
            <text:p>comisión</text:p>
          </table:table-cell>
          <table:table-cell office:value-type="string">
            <text:p>quna (cobro)</text:p>
          </table:table-cell>
          <table:table-cell/>
          <table:table-cell office:value-type="string">
            <text:p>kachay (enviar)</text:p>
          </table:table-cell>
          <table:table-cell table:number-columns-repeated="1020"/>
        </table:table-row>
        <table:table-row table:style-name="ro1">
          <table:table-cell office:value-type="string">
            <text:p>compromiso</text:p>
          </table:table-cell>
          <table:table-cell office:value-type="string">
            <text:p>huñichay</text:p>
          </table:table-cell>
          <table:table-cell table:number-columns-repeated="1022"/>
        </table:table-row>
        <table:table-row table:style-name="ro1">
          <table:table-cell office:value-type="string">
            <text:p>solución</text:p>
          </table:table-cell>
          <table:table-cell office:value-type="string">
            <text:p>llallipay</text:p>
          </table:table-cell>
          <table:table-cell office:value-type="string">
            <text:p>atipay</text:p>
          </table:table-cell>
          <table:table-cell office:value-type="string">
            <text:p>(qispiy (resolver)</text:p>
          </table:table-cell>
          <table:table-cell table:number-columns-repeated="2"/>
          <table:table-cell office:value-type="string">
            <text:p>chulluchiy (disover)</text:p>
          </table:table-cell>
          <table:table-cell table:number-columns-repeated="1017"/>
        </table:table-row>
        <table:table-row table:style-name="ro1">
          <table:table-cell office:value-type="string">
            <text:p>control</text:p>
          </table:table-cell>
          <table:table-cell office:value-type="string">
            <text:p>qhawapayay</text:p>
          </table:table-cell>
          <table:table-cell table:number-columns-repeated="1022"/>
        </table:table-row>
        <table:table-row table:style-name="ro1">
          <table:table-cell office:value-type="string">
            <text:p>dirección</text:p>
          </table:table-cell>
          <table:table-cell office:value-type="string">
            <text:p>umallip (cvargo)</text:p>
          </table:table-cell>
          <table:table-cell/>
          <table:table-cell office:value-type="string">
            <text:p>mayñiq (lugar)</text:p>
          </table:table-cell>
          <table:table-cell table:number-columns-repeated="1020"/>
        </table:table-row>
        <table:table-row table:style-name="ro1">
          <table:table-cell office:value-type="string">
            <text:p>película</text:p>
          </table:table-cell>
          <table:table-cell office:value-type="string">
            <text:p>cini</text:p>
          </table:table-cell>
          <table:table-cell office:value-type="string">
            <text:p>pilikula</text:p>
          </table:table-cell>
          <table:table-cell table:number-columns-repeated="1021"/>
        </table:table-row>
        <table:table-row table:style-name="ro1">
          <table:table-cell office:value-type="string">
            <text:p>visita</text:p>
          </table:table-cell>
          <table:table-cell/>
          <table:table-cell office:value-type="string">
            <text:p>watukuy</text:p>
          </table:table-cell>
          <table:table-cell office:value-type="string">
            <text:p>chayaykuy</text:p>
          </table:table-cell>
          <table:table-cell table:number-columns-repeated="1020"/>
        </table:table-row>
        <table:table-row table:style-name="ro1">
          <table:table-cell office:value-type="string">
            <text:p>libro</text:p>
          </table:table-cell>
          <table:table-cell office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>
            <text:p>torneo</text:p>
          </table:table-cell>
          <table:table-cell office:value-type="string">
            <text:p>llallinakuy</text:p>
          </table:table-cell>
          <table:table-cell table:style-name="ce2" office:value-type="string">
            <text:p>atipanakuy</text:p>
          </table:table-cell>
          <table:table-cell table:number-columns-repeated="1021"/>
        </table:table-row>
        <table:table-row table:style-name="ro1">
          <table:table-cell office:value-type="string">
            <text:p>derrota</text:p>
          </table:table-cell>
          <table:table-cell office:value-type="string">
            <text:p>llallichikuy</text:p>
          </table:table-cell>
          <table:table-cell table:style-name="ce2" office:value-type="string">
            <text:p>atipacikuy</text:p>
          </table:table-cell>
          <table:table-cell table:number-columns-repeated="1021"/>
        </table:table-row>
        <table:table-row table:style-name="ro1">
          <table:table-cell office:value-type="string">
            <text:p>televisión</text:p>
          </table:table-cell>
          <table:table-cell office:value-type="string">
            <text:p>tilivisiyun</text:p>
          </table:table-cell>
          <table:table-cell table:number-columns-repeated="1022"/>
        </table:table-row>
        <table:table-row table:style-name="ro1">
          <table:table-cell office:value-type="string">
            <text:p>agente</text:p>
          </table:table-cell>
          <table:table-cell office:value-type="string">
            <text:p>ahinti (policía)</text:p>
          </table:table-cell>
          <table:table-cell/>
          <table:table-cell office:value-type="string">
            <text:p>ruraq (que hace)</text:p>
          </table:table-cell>
          <table:table-cell table:number-columns-repeated="1020"/>
        </table:table-row>
        <table:table-row table:style-name="ro1">
          <table:table-cell office:value-type="string">
            <text:p>comercial</text:p>
          </table:table-cell>
          <table:table-cell office:value-type="string">
            <text:p>qhatuna</text:p>
          </table:table-cell>
          <table:table-cell table:number-columns-repeated="1022"/>
        </table:table-row>
        <table:table-row table:style-name="ro1">
          <table:table-cell office:value-type="string">
            <text:p>efecto</text:p>
          </table:table-cell>
          <table:table-cell office:value-type="string">
            <text:p>khuyakuy</text:p>
          </table:table-cell>
          <table:table-cell office:value-type="string">
            <text:p>wayllukuy</text:p>
          </table:table-cell>
          <table:table-cell office:value-type="string">
            <text:p>munakuy</text:p>
          </table:table-cell>
          <table:table-cell table:number-columns-repeated="1020"/>
        </table:table-row>
        <table:table-row table:style-name="ro1">
          <table:table-cell office:value-type="string">
            <text:p>contrato</text:p>
          </table:table-cell>
          <table:table-cell office:value-type="string">
            <text:p>kuntratu</text:p>
          </table:table-cell>
          <table:table-cell table:number-columns-repeated="1022"/>
        </table:table-row>
        <table:table-row table:style-name="ro1">
          <table:table-cell office:value-type="string">
            <text:p>lista</text:p>
          </table:table-cell>
          <table:table-cell/>
          <table:table-cell table:style-name="ce4" office:value-type="string">
            <text:p>killi</text:p>
          </table:table-cell>
          <table:table-cell office:value-type="string">
            <text:p>sutiqillqa (nómina)</text:p>
          </table:table-cell>
          <table:table-cell/>
          <table:table-cell office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>
            <text:p>entidad</text:p>
          </table:table-cell>
          <table:table-cell office:value-type="string">
            <text:p>chanin (valor)</text:p>
          </table:table-cell>
          <table:table-cell/>
          <table:table-cell office:value-type="string">
            <text:p>llamkay qutu (laboral)</text:p>
          </table:table-cell>
          <table:table-cell table:number-columns-repeated="1020"/>
        </table:table-row>
        <table:table-row table:style-name="ro1">
          <table:table-cell office:value-type="string">
            <text:p>estudio</text:p>
          </table:table-cell>
          <table:table-cell table:style-name="ce2" office:value-type="string">
            <text:p>yachay</text:p>
          </table:table-cell>
          <table:table-cell table:number-columns-repeated="4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protesta</text:p>
          </table:table-cell>
          <table:table-cell table:style-name="ce2" office:value-type="string">
            <text:p>kutipakuy (oposaicxión)</text:p>
          </table:table-cell>
          <table:table-cell/>
          <table:table-cell office:value-type="string">
            <text:p>sayariy (contra algo)</text:p>
          </table:table-cell>
          <table:table-cell/>
          <table:table-cell office:value-type="string">
            <text:p>mana munay (rechazo)</text:p>
          </table:table-cell>
          <table:table-cell table:number-columns-repeated="1018"/>
        </table:table-row>
        <table:table-row table:style-name="ro1">
          <table:table-cell office:value-type="string">
            <text:p>espacio</text:p>
          </table:table-cell>
          <table:table-cell office:value-type="string">
            <text:p>pacha (lugarI)</text:p>
          </table:table-cell>
          <table:table-cell/>
          <table:table-cell office:value-type="string">
            <text:p>t'aqa (entre dos cosas)</text:p>
          </table:table-cell>
          <table:table-cell/>
          <table:table-cell office:value-type="string">
            <text:p>ch'usaq (vacío)</text:p>
          </table:table-cell>
          <table:table-cell/>
          <table:table-cell office:value-type="string">
            <text:p>unay (tiempo)</text:p>
          </table:table-cell>
          <table:table-cell table:number-columns-repeated="1016"/>
        </table:table-row>
        <table:table-row table:style-name="ro1">
          <table:table-cell office:value-type="string">
            <text:p>vicepresidente</text:p>
          </table:table-cell>
          <table:table-cell/>
          <table:table-cell office:value-type="string">
            <text:p>qaywa</text:p>
          </table:table-cell>
          <table:table-cell office:value-type="string">
            <text:p>qhipa umallip</text:p>
          </table:table-cell>
          <table:table-cell/>
          <table:table-cell office:value-type="string">
            <text:p>qhipa kamachip</text:p>
          </table:table-cell>
          <table:table-cell/>
          <table:table-cell office:value-type="string">
            <text:p>qipa apulli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oportunidad</text:p>
          </table:table-cell>
          <table:table-cell office:value-type="string">
            <text:p>suyasqa</text:p>
          </table:table-cell>
          <table:table-cell office:value-type="string">
            <text:p>munasq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arlamentario</text:p>
          </table:table-cell>
          <table:table-cell office:value-type="string">
            <text:p>parlamintariyu</text:p>
          </table:table-cell>
          <table:table-cell/>
          <table:table-cell office:value-type="string">
            <text:p>diputadu</text:p>
          </table:table-cell>
          <table:table-cell/>
          <table:table-cell office:value-type="string">
            <text:p>tupa rimap</text:p>
          </table:table-cell>
          <table:table-cell table:number-columns-repeated="1018"/>
        </table:table-row>
        <table:table-row table:style-name="ro1">
          <table:table-cell office:value-type="string">
            <text:p>paro</text:p>
          </table:table-cell>
          <table:table-cell office:value-type="string">
            <text:p>sayariy</text:p>
          </table:table-cell>
          <table:table-cell table:style-name="ce2" office:value-type="string">
            <text:p>llank'ay tatiy</text:p>
          </table:table-cell>
          <table:table-cell table:number-columns-repeated="1021"/>
        </table:table-row>
        <table:table-row table:style-name="ro1">
          <table:table-cell office:value-type="string">
            <text:p>comunicado</text:p>
          </table:table-cell>
          <table:table-cell office:value-type="string">
            <text:p>willakuy</text:p>
          </table:table-cell>
          <table:table-cell table:number-columns-repeated="1022"/>
        </table:table-row>
        <table:table-row table:style-name="ro1">
          <table:table-cell office:value-type="string">
            <text:p>beneficio</text:p>
          </table:table-cell>
          <table:table-cell office:value-type="string">
            <text:p>allin kay</text:p>
          </table:table-cell>
          <table:table-cell table:number-columns-repeated="1022"/>
        </table:table-row>
        <table:table-row table:style-name="ro1">
          <table:table-cell office:value-type="string">
            <text:p>cifra</text:p>
          </table:table-cell>
          <table:table-cell office:value-type="string">
            <text:p>yupay</text:p>
          </table:table-cell>
          <table:table-cell table:number-columns-repeated="1022"/>
        </table:table-row>
        <table:table-row table:style-name="ro1">
          <table:table-cell office:value-type="string">
            <text:p>actuación</text:p>
          </table:table-cell>
          <table:table-cell office:value-type="string">
            <text:p>aranway (teatro)</text:p>
          </table:table-cell>
          <table:table-cell/>
          <table:table-cell office:value-type="string">
            <text:p>ruray (acción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viaje</text:p>
          </table:table-cell>
          <table:table-cell office:value-type="string">
            <text:p>ch'usay</text:p>
          </table:table-cell>
          <table:table-cell office:value-type="string">
            <text:p>puriy</text:p>
          </table:table-cell>
          <table:table-cell table:number-columns-repeated="1021"/>
        </table:table-row>
        <table:table-row table:style-name="ro1">
          <table:table-cell office:value-type="string">
            <text:p>debate</text:p>
          </table:table-cell>
          <table:table-cell office:value-type="string">
            <text:p>rimanak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mpresario</text:p>
          </table:table-cell>
          <table:table-cell office:value-type="string">
            <text:p>ruray apaq</text:p>
          </table:table-cell>
          <table:table-cell office:value-type="string">
            <text:p>llamk'ay apaq</text:p>
          </table:table-cell>
          <table:table-cell/>
          <table:table-cell office:value-type="string">
            <text:p>inprisariyu</text:p>
          </table:table-cell>
          <table:table-cell table:number-columns-repeated="1019"/>
        </table:table-row>
        <table:table-row table:style-name="ro1">
          <table:table-cell office:value-type="string">
            <text:p>responsabilidad</text:p>
          </table:table-cell>
          <table:table-cell/>
          <table:table-cell office:value-type="string">
            <text:p>rurana hut'ay</text:p>
          </table:table-cell>
          <table:table-cell table:number-columns-repeated="1021"/>
        </table:table-row>
        <table:table-row table:style-name="ro1">
          <table:table-cell office:value-type="string">
            <text:p>carácter</text:p>
          </table:table-cell>
          <table:table-cell office:value-type="string">
            <text:p>imayna kay (modo de ser)</text:p>
          </table:table-cell>
          <table:table-cell/>
          <table:table-cell office:value-type="string">
            <text:p>qillqa (letra)</text:p>
          </table:table-cell>
          <table:table-cell table:number-columns-repeated="1020"/>
        </table:table-row>
        <table:table-row table:style-name="ro1">
          <table:table-cell office:value-type="string">
            <text:p>intención</text:p>
          </table:table-cell>
          <table:table-cell office:value-type="string">
            <text:p>munasqa</text:p>
          </table:table-cell>
          <table:table-cell table:number-columns-repeated="1022"/>
        </table:table-row>
        <table:table-row table:style-name="ro1">
          <table:table-cell office:value-type="string">
            <text:p>oferta</text:p>
          </table:table-cell>
          <table:table-cell office:value-type="string">
            <text:p>munachiy</text:p>
          </table:table-cell>
          <table:table-cell table:number-columns-repeated="1022"/>
        </table:table-row>
        <table:table-row table:style-name="ro1">
          <table:table-cell office:value-type="string">
            <text:p>familiar</text:p>
          </table:table-cell>
          <table:table-cell office:value-type="string">
            <text:p>ayllumasi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o</text:p>
          </table:table-cell>
          <table:table-cell office:value-type="string">
            <text:p>hapíy</text:p>
          </table:table-cell>
          <table:table-cell office:value-type="string">
            <text:p>huqariy Tomar algo para algo) </text:p>
          </table:table-cell>
          <table:table-cell table:number-columns-repeated="2"/>
          <table:table-cell office:value-type="string">
            <text:p>churakuy (prenda)</text:p>
          </table:table-cell>
          <table:table-cell/>
          <table:table-cell office:value-type="string">
            <text:p>pàchakuy (vestido)</text:p>
          </table:table-cell>
          <table:table-cell/>
          <table:table-cell office:value-type="string">
            <text:p>mawk'ayachiy</text:p>
          </table:table-cell>
          <table:table-cell/>
          <table:table-cell office:value-type="string">
            <text:p>thantay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personaje</text:p>
          </table:table-cell>
          <table:table-cell office:value-type="string">
            <text:p>hatun runa (de importancia)</text:p>
          </table:table-cell>
          <table:table-cell/>
          <table:table-cell office:value-type="string">
            <text:p>qhapaq runa (poderoso)</text:p>
          </table:table-cell>
          <table:table-cell/>
          <table:table-cell office:value-type="string">
            <text:p>kap (literario)</text:p>
          </table:table-cell>
          <table:table-cell table:number-columns-repeated="1018"/>
        </table:table-row>
        <table:table-row table:style-name="ro1">
          <table:table-cell office:value-type="string">
            <text:p>institución</text:p>
          </table:table-cell>
          <table:table-cell/>
          <table:table-cell table:style-name="ce4" office:value-type="string">
            <text:p>uma</text:p>
          </table:table-cell>
          <table:table-cell office:value-type="string">
            <text:p>institusiyun</text:p>
          </table:table-cell>
          <table:table-cell table:number-columns-repeated="1020"/>
        </table:table-row>
        <table:table-row table:style-name="ro1">
          <table:table-cell office:value-type="string">
            <text:p>civil</text:p>
          </table:table-cell>
          <table:table-cell office:value-type="string">
            <text:p>llaqta runa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onsecuencia</text:p>
          </table:table-cell>
          <table:table-cell table:number-columns-repeated="1023"/>
        </table:table-row>
        <table:table-row table:style-name="ro1">
          <table:table-cell office:value-type="string">
            <text:p>cuestión</text:p>
          </table:table-cell>
          <table:table-cell office:value-type="string">
            <text:p>chay (asunto)</text:p>
          </table:table-cell>
          <table:table-cell/>
          <table:table-cell office:value-type="string">
            <text:p>tapukuy (pregunta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rganismo</text:p>
          </table:table-cell>
          <table:table-cell office:value-type="string">
            <text:p>kawsap (vivo)</text:p>
          </table:table-cell>
          <table:table-cell/>
          <table:table-cell office:value-type="string">
            <text:p>kay (del cuerpo)</text:p>
          </table:table-cell>
          <table:table-cell table:number-columns-repeated="1020"/>
        </table:table-row>
        <table:table-row table:style-name="ro1">
          <table:table-cell office:value-type="string">
            <text:p>titular</text:p>
          </table:table-cell>
          <table:table-cell office:value-type="string">
            <text:p>uma suti (t'itulo texto)</text:p>
          </table:table-cell>
          <table:table-cell/>
          <table:table-cell office:value-type="string">
            <text:p>sutiyay (nombrar)</text:p>
          </table:table-cell>
          <table:table-cell/>
          <table:table-cell office:value-type="string">
            <text:p>sutiyay (poner nombre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odelo</text:p>
          </table:table-cell>
          <table:table-cell office:value-type="string">
            <text:p>kayhina</text:p>
          </table:table-cell>
          <table:table-cell/>
          <table:table-cell office:value-type="string">
            <text:p>chayhina</text:p>
          </table:table-cell>
          <table:table-cell/>
          <table:table-cell office:value-type="string">
            <text:p>haqayhina</text:p>
          </table:table-cell>
          <table:table-cell office:value-type="string">
            <text:p>wanki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entado</text:p>
          </table:table-cell>
          <table:table-cell table:style-name="ce2" office:value-type="string">
            <text:p>manchachiy</text:p>
          </table:table-cell>
          <table:table-cell table:number-columns-repeated="1022"/>
        </table:table-row>
        <table:table-row table:style-name="ro1">
          <table:table-cell office:value-type="string">
            <text:p>área</text:p>
          </table:table-cell>
          <table:table-cell office:value-type="string">
            <text:p>tupuna allpa (terreno)</text:p>
          </table:table-cell>
          <table:table-cell/>
          <table:table-cell office:value-type="string">
            <text:p>tupu (100 m)</text:p>
          </table:table-cell>
          <table:table-cell/>
          <table:table-cell office:value-type="string">
            <text:p>yachaykuna (diciplina)</text:p>
          </table:table-cell>
          <table:table-cell table:number-columns-repeated="1018"/>
        </table:table-row>
        <table:table-row table:style-name="ro1">
          <table:table-cell office:value-type="string">
            <text:p>democrático</text:p>
          </table:table-cell>
          <table:table-cell office:value-type="string">
            <text:p>llaqta runa q'miq</text:p>
          </table:table-cell>
          <table:table-cell/>
          <table:table-cell office:value-type="string">
            <text:p>llaqta runamanta</text:p>
          </table:table-cell>
          <table:table-cell table:number-columns-repeated="1020"/>
        </table:table-row>
        <table:table-row table:style-name="ro1">
          <table:table-cell office:value-type="string">
            <text:p>republicano</text:p>
          </table:table-cell>
          <table:table-cell office:value-type="string">
            <text:p>ripublikanu</text:p>
          </table:table-cell>
          <table:table-cell table:number-columns-repeated="1022"/>
        </table:table-row>
        <table:table-row table:style-name="ro1">
          <table:table-cell office:value-type="string">
            <text:p>avión</text:p>
          </table:table-cell>
          <table:table-cell office:value-type="string">
            <text:p>awiyu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histórico</text:p>
          </table:table-cell>
          <table:table-cell office:value-type="string">
            <text:p>pacha puririy (tiempo)</text:p>
          </table:table-cell>
          <table:table-cell/>
          <table:table-cell office:value-type="string">
            <text:p>kawsaypa puririnin <text:s/>(hechos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ivado</text:p>
          </table:table-cell>
          <table:table-cell office:value-type="string">
            <text:p>hukllapa (individual)</text:p>
          </table:table-cell>
          <table:table-cell/>
          <table:table-cell office:value-type="string">
            <text:p>amatasqa (prohibido)</text:p>
          </table:table-cell>
          <table:table-cell/>
          <table:table-cell office:value-type="string">
            <text:p>qichusqa (deposeido)</text:p>
          </table:table-cell>
          <table:table-cell/>
          <table:table-cell office:value-type="string">
            <text:p>yuyay p'itisqa (sin <text:s/>conocimiento</text:p>
          </table:table-cell>
          <table:table-cell table:number-columns-repeated="1016"/>
        </table:table-row>
        <table:table-row table:style-name="ro1">
          <table:table-cell office:value-type="string">
            <text:p>común</text:p>
          </table:table-cell>
          <table:table-cell office:value-type="string">
            <text:p>kumun</text:p>
          </table:table-cell>
          <table:table-cell office:value-type="string">
            <text:p>llapapaq</text:p>
          </table:table-cell>
          <table:table-cell office:value-type="string">
            <text:p>lluypaq</text:p>
          </table:table-cell>
          <table:table-cell table:number-columns-repeated="1020"/>
        </table:table-row>
        <table:table-row table:style-name="ro1">
          <table:table-cell office:value-type="string">
            <text:p>serie</text:p>
          </table:table-cell>
          <table:table-cell office:value-type="string">
            <text:p>sinri</text:p>
          </table:table-cell>
          <table:table-cell office:value-type="string">
            <text:p>qati qatipi</text:p>
          </table:table-cell>
          <table:table-cell office:value-type="string">
            <text:p>qayllallapi</text:p>
          </table:table-cell>
          <table:table-cell table:number-columns-repeated="1020"/>
        </table:table-row>
        <table:table-row table:style-name="ro1">
          <table:table-cell office:value-type="string">
            <text:p>mensaje</text:p>
          </table:table-cell>
          <table:table-cell table:style-name="ce2" office:value-type="string">
            <text:p>yakill</text:p>
          </table:table-cell>
          <table:table-cell office:value-type="string">
            <text:p>willakuy (aviso de una a otra persona)</text:p>
          </table:table-cell>
          <table:table-cell table:number-columns-repeated="1021"/>
        </table:table-row>
        <table:table-row table:style-name="ro1">
          <table:table-cell office:value-type="string">
            <text:p>periodista</text:p>
          </table:table-cell>
          <table:table-cell table:style-name="ce2" office:value-type="string">
            <text:p>piriyudista</text:p>
          </table:table-cell>
          <table:table-cell office:value-type="string">
            <text:p>mit'aywa</text:p>
          </table:table-cell>
          <table:table-cell table:number-columns-repeated="1021"/>
        </table:table-row>
        <table:table-row table:style-name="ro1">
          <table:table-cell office:value-type="string">
            <text:p>estrategia</text:p>
          </table:table-cell>
          <table:table-cell table:style-name="ce2" office:value-type="string">
            <text:p>rurana ñan</text:p>
          </table:table-cell>
          <table:table-cell table:number-columns-repeated="1022"/>
        </table:table-row>
        <table:table-row table:style-name="ro1">
          <table:table-cell office:value-type="string">
            <text:p>experiencia</text:p>
          </table:table-cell>
          <table:table-cell table:style-name="ce2" office:value-type="string">
            <text:p>yachaykuna</text:p>
          </table:table-cell>
          <table:table-cell office:value-type="string">
            <text:p>yachay tgaqi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rítica</text:p>
          </table:table-cell>
          <table:table-cell table:style-name="ce2" office:value-type="string">
            <text:p>p'inqay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ctitud</text:p>
          </table:table-cell>
          <table:table-cell office:value-type="string">
            <text:p>ruray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3" office:value-type="string">
            <text:p>ronda</text:p>
          </table:table-cell>
          <table:table-cell office:value-type="string">
            <text:p>muyuriy (dar una vuelta)</text:p>
          </table:table-cell>
          <table:table-cell/>
          <table:table-cell office:value-type="string">
            <text:p>qhaswa (baile)</text:p>
          </table:table-cell>
          <table:table-cell/>
          <table:table-cell office:value-type="string">
            <text:p>tuma (rodeo)</text:p>
          </table:table-cell>
          <table:table-cell table:number-columns-repeated="1018"/>
        </table:table-row>
        <table:table-row table:style-name="ro1">
          <table:table-cell office:value-type="string">
            <text:p>terrorista</text:p>
          </table:table-cell>
          <table:table-cell office:value-type="string">
            <text:p>q'aqchap</text:p>
          </table:table-cell>
          <table:table-cell/>
          <table:table-cell office:value-type="string">
            <text:p>q'aqchachip</text:p>
          </table:table-cell>
          <table:table-cell table:number-columns-repeated="1020"/>
        </table:table-row>
        <table:table-row table:style-name="ro1">
          <table:table-cell office:value-type="string">
            <text:p>deportivo</text:p>
          </table:table-cell>
          <table:table-cell office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>
            <text:p>sede</text:p>
          </table:table-cell>
          <table:table-cell office:value-type="string">
            <text:p>chawpin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intervención</text:p>
          </table:table-cell>
          <table:table-cell office:value-type="string">
            <text:p>ruraysiy</text:p>
          </table:table-cell>
          <table:table-cell table:number-columns-repeated="1022"/>
        </table:table-row>
        <table:table-row table:style-name="ro1">
          <table:table-cell office:value-type="string">
            <text:p>experto</text:p>
          </table:table-cell>
          <table:table-cell office:value-type="string">
            <text:p>yachaysapa ((experimentado)</text:p>
          </table:table-cell>
          <table:table-cell table:number-columns-repeated="2"/>
          <table:table-cell office:value-type="string">
            <text:p>kamayup (profesional)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ccidente</text:p>
          </table:table-cell>
          <table:table-cell office:value-type="string">
            <text:p>asidinti</text:p>
          </table:table-cell>
          <table:table-cell office:value-type="string">
            <text:p>llakipi kay </text:p>
          </table:table-cell>
          <table:table-cell table:number-columns-repeated="1021"/>
        </table:table-row>
        <table:table-row table:style-name="ro1">
          <table:table-cell office:value-type="string">
            <text:p>nacionalista</text:p>
          </table:table-cell>
          <table:table-cell office:value-type="string">
            <text:p>llaqtan munap</text:p>
          </table:table-cell>
          <table:table-cell/>
          <table:table-cell office:value-type="string">
            <text:p>suyun munaq</text:p>
          </table:table-cell>
          <table:table-cell table:number-columns-repeated="1020"/>
        </table:table-row>
        <table:table-row table:style-name="ro1">
          <table:table-cell office:value-type="string">
            <text:p>dispuesto</text:p>
          </table:table-cell>
          <table:table-cell office:value-type="string">
            <text:p>kamachisqa (orden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mócrata</text:p>
          </table:table-cell>
          <table:table-cell office:value-type="string">
            <text:p>llaqtantinpi yuyakup (partidario)</text:p>
          </table:table-cell>
          <table:table-cell table:number-columns-repeated="2"/>
          <table:table-cell office:value-type="string">
            <text:p>llaqta runa kamachip (gobierno)</text:p>
          </table:table-cell>
          <table:table-cell table:number-columns-repeated="1019"/>
        </table:table-row>
        <table:table-row table:style-name="ro1">
          <table:table-cell office:value-type="string">
            <text:p>presidencial</text:p>
          </table:table-cell>
          <table:table-cell office:value-type="string">
            <text:p>apullip</text:p>
          </table:table-cell>
          <table:table-cell office:value-type="string">
            <text:p>kamachiqpa</text:p>
          </table:table-cell>
          <table:table-cell/>
          <table:table-cell office:value-type="string">
            <text:p>umalliqpa</text:p>
          </table:table-cell>
          <table:table-cell table:number-columns-repeated="1019"/>
        </table:table-row>
        <table:table-row table:style-name="ro1">
          <table:table-cell office:value-type="string">
            <text:p>alcalde</text:p>
          </table:table-cell>
          <table:table-cell office:value-type="string">
            <text:p>warayuq</text:p>
          </table:table-cell>
          <table:table-cell table:style-name="ce2" office:value-type="string">
            <text:p>alkalti</text:p>
          </table:table-cell>
          <table:table-cell table:number-columns-repeated="1021"/>
        </table:table-row>
        <table:table-row table:style-name="ro1">
          <table:table-cell office:value-type="string">
            <text:p>suficiente</text:p>
          </table:table-cell>
          <table:table-cell office:value-type="string">
            <text:p>aypaq (que alcanza) </text:p>
          </table:table-cell>
          <table:table-cell/>
          <table:table-cell office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>
            <text:p>localidad</text:p>
          </table:table-cell>
          <table:table-cell table:style-name="ce2" office:value-type="string">
            <text:p>k''iti</text:p>
          </table:table-cell>
          <table:table-cell table:number-columns-repeated="1022"/>
        </table:table-row>
        <table:table-row table:style-name="ro1">
          <table:table-cell office:value-type="string">
            <text:p>documento</text:p>
          </table:table-cell>
          <table:table-cell office:value-type="string">
            <text:p>qillqaqa</text:p>
          </table:table-cell>
          <table:table-cell office:value-type="string">
            <text:p>qillqa</text:p>
          </table:table-cell>
          <table:table-cell table:number-columns-repeated="1021"/>
        </table:table-row>
        <table:table-row table:style-name="ro1">
          <table:table-cell office:value-type="string">
            <text:p>balón</text:p>
          </table:table-cell>
          <table:table-cell table:style-name="ce2" office:value-type="string">
            <text:p>bula</text:p>
          </table:table-cell>
          <table:table-cell table:number-columns-repeated="1022"/>
        </table:table-row>
        <table:table-row table:style-name="ro1">
          <table:table-cell office:value-type="string">
            <text:p>estadio</text:p>
          </table:table-cell>
          <table:table-cell table:style-name="ce2" office:value-type="string">
            <text:p>kancaha</text:p>
          </table:table-cell>
          <table:table-cell table:number-columns-repeated="1022"/>
        </table:table-row>
        <table:table-row table:style-name="ro1">
          <table:table-cell office:value-type="string">
            <text:p>café</text:p>
          </table:table-cell>
          <table:table-cell table:style-name="ce2" office:value-type="string">
            <text:p>kafi</text:p>
          </table:table-cell>
          <table:table-cell table:number-columns-repeated="1022"/>
        </table:table-row>
        <table:table-row table:style-name="ro1">
          <table:table-cell office:value-type="string">
            <text:p>coalición</text:p>
          </table:table-cell>
          <table:table-cell table:style-name="ce2" office:value-type="string">
            <text:p>hukllanchakuy</text:p>
          </table:table-cell>
          <table:table-cell table:number-columns-repeated="1022"/>
        </table:table-row>
        <table:table-row table:style-name="ro1">
          <table:table-cell office:value-type="string">
            <text:p>físico</text:p>
          </table:table-cell>
          <table:table-cell table:style-name="ce2" office:value-type="string">
            <text:p>kujrkumanta (cuerpo)</text:p>
          </table:table-cell>
          <table:table-cell/>
          <table:table-cell office:value-type="string">
            <text:p>phisiku (ciencia)</text:p>
          </table:table-cell>
          <table:table-cell table:number-columns-repeated="1020"/>
        </table:table-row>
        <table:table-row table:style-name="ro1">
          <table:table-cell office:value-type="string">
            <text:p>fusión</text:p>
          </table:table-cell>
          <table:table-cell table:style-name="ce2" office:value-type="string">
            <text:p>ninapi chulluchuy (fundir)</text:p>
          </table:table-cell>
          <table:table-cell/>
          <table:table-cell office:value-type="string">
            <text:p>kukllanchay (union de partes)</text:p>
          </table:table-cell>
          <table:table-cell table:number-columns-repeated="1020"/>
        </table:table-row>
        <table:table-row table:style-name="ro1">
          <table:table-cell office:value-type="string">
            <text:p>democracia</text:p>
          </table:table-cell>
          <table:table-cell table:style-name="ce2" office:value-type="string">
            <text:p>llaqta runa q'ìmiymanta</text:p>
          </table:table-cell>
          <table:table-cell table:number-columns-repeated="1022"/>
        </table:table-row>
        <table:table-row table:style-name="ro1">
          <table:table-cell office:value-type="string">
            <text:p>aspecto</text:p>
          </table:table-cell>
          <table:table-cell table:style-name="ce2" office:value-type="string">
            <text:p>rikukuynin</text:p>
          </table:table-cell>
          <table:table-cell office:value-type="string">
            <text:p>qhawakuynin (apariencia)</text:p>
          </table:table-cell>
          <table:table-cell/>
          <table:table-cell office:value-type="string">
            <text:p>rikch'akuynin (parecido)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aterial</text:p>
          </table:table-cell>
          <table:table-cell table:style-name="ce2" office:value-type="string">
            <text:p>kaq (materia)</text:p>
          </table:table-cell>
          <table:table-cell office:value-type="string">
            <text:p>rurana (de trabajo)</text:p>
          </table:table-cell>
          <table:table-cell table:number-columns-repeated="1021"/>
        </table:table-row>
        <table:table-row table:style-name="ro1">
          <table:table-cell office:value-type="string">
            <text:p>situado</text:p>
          </table:table-cell>
          <table:table-cell table:style-name="ce2" office:value-type="string">
            <text:p>churasqa</text:p>
          </table:table-cell>
          <table:table-cell office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>
            <text:p>real</text:p>
          </table:table-cell>
          <table:table-cell office:value-type="string">
            <text:p>sut'in</text:p>
          </table:table-cell>
          <table:table-cell table:style-name="ce4" office:value-type="string">
            <text:p>tupa kaq</text:p>
          </table:table-cell>
          <table:table-cell office:value-type="string">
            <text:p>chiqan (verdadero)</text:p>
          </table:table-cell>
          <table:table-cell office:value-type="string">
            <text:p>sullull</text:p>
          </table:table-cell>
          <table:table-cell office:value-type="string">
            <text:p>sullul (Verdad incuestionable)</text:p>
          </table:table-cell>
          <table:table-cell table:number-columns-repeated="1018"/>
        </table:table-row>
        <table:table-row table:style-name="ro1">
          <table:table-cell office:value-type="string">
            <text:p>natural</text:p>
          </table:table-cell>
          <table:table-cell office:value-type="string">
            <text:p>hunalla kaq (en la natuiraleza)</text:p>
          </table:table-cell>
          <table:table-cell table:number-columns-repeated="2"/>
          <table:table-cell office:value-type="string">
            <text:p>runaq kayninmanta (humana)</text:p>
          </table:table-cell>
          <table:table-cell table:number-columns-repeated="2"/>
          <table:table-cell office:value-type="string">
            <text:p>tukuy imaymanana kaq (naturaleza)</text:p>
          </table:table-cell>
          <table:table-cell table:number-columns-repeated="1016"/>
        </table:table-row>
        <table:table-row table:style-name="ro1">
          <table:table-cell office:value-type="string">
            <text:p>policial</text:p>
          </table:table-cell>
          <table:table-cell office:value-type="string">
            <text:p>wardiyamanta</text:p>
          </table:table-cell>
          <table:table-cell table:number-columns-repeated="1022"/>
        </table:table-row>
        <table:table-row table:style-name="ro1">
          <table:table-cell office:value-type="string">
            <text:p>presidencia</text:p>
          </table:table-cell>
          <table:table-cell table:style-name="ce2" office:value-type="string">
            <text:p>uamalliqpa</text:p>
          </table:table-cell>
          <table:table-cell table:style-name="ce2" office:value-type="string">
            <text:p>kamachiqpa</text:p>
          </table:table-cell>
          <table:table-cell table:style-name="ce2" office:value-type="string">
            <text:p>apulliqpa</text:p>
          </table:table-cell>
          <table:table-cell table:number-columns-repeated="1020"/>
        </table:table-row>
        <table:table-row table:style-name="ro1">
          <table:table-cell office:value-type="string">
            <text:p>etapa</text:p>
          </table:table-cell>
          <table:table-cell table:style-name="ce2" office:value-type="string">
            <text:p>mit'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iscurso</text:p>
          </table:table-cell>
          <table:table-cell table:style-name="ce2" office:value-type="string">
            <text:p>achkhapaq rimay</text:p>
          </table:table-cell>
          <table:table-cell table:number-columns-repeated="1022"/>
        </table:table-row>
        <table:table-row table:style-name="ro1">
          <table:table-cell office:value-type="string">
            <text:p>competición</text:p>
          </table:table-cell>
          <table:table-cell table:style-name="ce2" office:value-type="string">
            <text:p>llallinakuy</text:p>
          </table:table-cell>
          <table:table-cell table:style-name="ce2" office:value-type="string">
            <text:p>atipanakuy</text:p>
          </table:table-cell>
          <table:table-cell table:number-columns-repeated="1021"/>
        </table:table-row>
        <table:table-row table:style-name="ro1">
          <table:table-cell office:value-type="string">
            <text:p>municipal</text:p>
          </table:table-cell>
          <table:table-cell table:style-name="ce2" office:value-type="string">
            <text:p>kunsihumanta</text:p>
          </table:table-cell>
          <table:table-cell/>
          <table:table-cell office:value-type="string">
            <text:p>minisipalmant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udicial</text:p>
          </table:table-cell>
          <table:table-cell table:style-name="ce2" office:value-type="string">
            <text:p>paqtachay</text:p>
          </table:table-cell>
          <table:table-cell table:number-columns-repeated="1022"/>
        </table:table-row>
        <table:table-row table:style-name="ro1">
          <table:table-cell office:value-type="string">
            <text:p>deporte</text:p>
          </table:table-cell>
          <table:table-cell table:style-name="ce2" office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>
            <text:p>plantilla</text:p>
          </table:table-cell>
          <table:table-cell table:style-name="ce2" office:value-type="string">
            <text:p>pukllaykuna</text:p>
          </table:table-cell>
          <table:table-cell table:number-columns-repeated="1022"/>
        </table:table-row>
        <table:table-row table:style-name="ro1">
          <table:table-cell office:value-type="string">
            <text:p>comicio</text:p>
          </table:table-cell>
          <table:table-cell table:style-name="ce2" office:value-type="string">
            <text:p>asichikup</text:p>
          </table:table-cell>
          <table:table-cell table:number-columns-repeated="1022"/>
        </table:table-row>
        <table:table-row table:style-name="ro1">
          <table:table-cell office:value-type="string">
            <text:p>carretera</text:p>
          </table:table-cell>
          <table:table-cell table:style-name="ce2" office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>
            <text:p>iniciativa</text:p>
          </table:table-cell>
          <table:table-cell table:style-name="ce2" office:value-type="string">
            <text:p>qallariy</text:p>
          </table:table-cell>
          <table:table-cell table:number-columns-repeated="1022"/>
        </table:table-row>
        <table:table-row table:style-name="ro1">
          <table:table-cell office:value-type="string">
            <text:p>ingreso</text:p>
          </table:table-cell>
          <table:table-cell table:style-name="ce2" office:value-type="string">
            <text:p>yaykuy (vervo)</text:p>
          </table:table-cell>
          <table:table-cell/>
          <table:table-cell office:value-type="string">
            <text:p>yaykuna (puerta)</text:p>
          </table:table-cell>
          <table:table-cell table:number-columns-repeated="1020"/>
        </table:table-row>
        <table:table-row table:style-name="ro1">
          <table:table-cell office:value-type="string">
            <text:p>productor</text:p>
          </table:table-cell>
          <table:table-cell table:style-name="ce2" office:value-type="string">
            <text:p>paqarichip</text:p>
          </table:table-cell>
          <table:table-cell office:value-type="string">
            <text:p>ruruchip</text:p>
          </table:table-cell>
          <table:table-cell table:number-columns-repeated="1021"/>
        </table:table-row>
        <table:table-row table:style-name="ro1">
          <table:table-cell office:value-type="string">
            <text:p>barrio</text:p>
          </table:table-cell>
          <table:table-cell table:style-name="ce2" office:value-type="string">
            <text:p>wasi k'iti</text:p>
          </table:table-cell>
          <table:table-cell table:number-columns-repeated="1022"/>
        </table:table-row>
        <table:table-row table:style-name="ro1">
          <table:table-cell office:value-type="string">
            <text:p>clasificación</text:p>
          </table:table-cell>
          <table:table-cell table:style-name="ce2" office:value-type="string">
            <text:p>akllay</text:p>
          </table:table-cell>
          <table:table-cell office:value-type="string">
            <text:p>t'aqay</text:p>
          </table:table-cell>
          <table:table-cell office:value-type="string">
            <text:p>ch'klluy (escoger)</text:p>
          </table:table-cell>
          <table:table-cell table:number-columns-repeated="1020"/>
        </table:table-row>
        <table:table-row table:style-name="ro1">
          <table:table-cell office:value-type="string">
            <text:p>opción</text:p>
          </table:table-cell>
          <table:table-cell table:style-name="ce2" office:value-type="string">
            <text:p>akllay (elección)</text:p>
          </table:table-cell>
          <table:table-cell table:number-columns-repeated="1022"/>
        </table:table-row>
        <table:table-row table:style-name="ro1">
          <table:table-cell office:value-type="string">
            <text:p>comunicación</text:p>
          </table:table-cell>
          <table:table-cell office:value-type="string">
            <text:p>willakuy (oral)</text:p>
          </table:table-cell>
          <table:table-cell/>
          <table:table-cell office:value-type="string">
            <text:p>qillqa (escrita)</text:p>
          </table:table-cell>
          <table:table-cell table:number-columns-repeated="1020"/>
        </table:table-row>
        <table:table-row table:style-name="ro1">
          <table:table-cell office:value-type="string">
            <text:p>cliente</text:p>
          </table:table-cell>
          <table:table-cell table:style-name="ce2" office:value-type="string">
            <text:p>rantip</text:p>
          </table:table-cell>
          <table:table-cell office:value-type="string">
            <text:p>rantikup</text:p>
          </table:table-cell>
          <table:table-cell table:number-columns-repeated="1021"/>
        </table:table-row>
        <table:table-row table:style-name="ro1">
          <table:table-cell office:value-type="string">
            <text:p>definitivo</text:p>
          </table:table-cell>
          <table:table-cell office:value-type="string">
            <text:p>chhaynapuni</text:p>
          </table:table-cell>
          <table:table-cell table:number-columns-repeated="1022"/>
        </table:table-row>
        <table:table-row table:style-name="ro1">
          <table:table-cell office:value-type="string">
            <text:p>ejemplo</text:p>
          </table:table-cell>
          <table:table-cell office:value-type="string">
            <text:p>kayhina</text:p>
          </table:table-cell>
          <table:table-cell table:number-columns-repeated="1022"/>
        </table:table-row>
        <table:table-row table:style-name="ro1">
          <table:table-cell office:value-type="string">
            <text:p>marcha</text:p>
          </table:table-cell>
          <table:table-cell office:value-type="string">
            <text:p>puriy</text:p>
          </table:table-cell>
          <table:table-cell office:value-type="string">
            <text:p>puririy 8caminar)</text:p>
          </table:table-cell>
          <table:table-cell/>
          <table:table-cell office:value-type="string">
            <text:p>marcahy (militar)</text:p>
          </table:table-cell>
          <table:table-cell table:number-columns-repeated="1019"/>
        </table:table-row>
        <table:table-row table:style-name="ro1">
          <table:table-cell office:value-type="string">
            <text:p>eléctrico</text:p>
          </table:table-cell>
          <table:table-cell table:style-name="ce2" office:value-type="string">
            <text:p>illapa</text:p>
          </table:table-cell>
          <table:table-cell table:number-columns-repeated="1022"/>
        </table:table-row>
        <table:table-row table:style-name="ro1">
          <table:table-cell office:value-type="string">
            <text:p>simple</text:p>
          </table:table-cell>
          <table:table-cell table:style-name="ce2" office:value-type="string">
            <text:p>hinalla</text:p>
          </table:table-cell>
          <table:table-cell office:value-type="string">
            <text:p>aknalla (así no más)</text:p>
          </table:table-cell>
          <table:table-cell/>
          <table:table-cell office:value-type="string">
            <text:p>mana sasa (f'acil)</text:p>
          </table:table-cell>
          <table:table-cell table:number-columns-repeated="1019"/>
        </table:table-row>
        <table:table-row table:style-name="ro1">
          <table:table-cell office:value-type="string">
            <text:p>gestión</text:p>
          </table:table-cell>
          <table:table-cell table:style-name="ce2" office:value-type="string">
            <text:p>histiyun</text:p>
          </table:table-cell>
          <table:table-cell table:number-columns-repeated="1022"/>
        </table:table-row>
        <table:table-row table:style-name="ro1">
          <table:table-cell office:value-type="string">
            <text:p>construcción</text:p>
          </table:table-cell>
          <table:table-cell table:style-name="ce2" office:value-type="string">
            <text:p>hatarichiy</text:p>
          </table:table-cell>
          <table:table-cell office:value-type="string">
            <text:p>wasichakuy (de vivienda)</text:p>
          </table:table-cell>
          <table:table-cell table:number-columns-repeated="1021"/>
        </table:table-row>
        <table:table-row table:style-name="ro1">
          <table:table-cell office:value-type="string">
            <text:p>cámara</text:p>
          </table:table-cell>
          <table:table-cell table:style-name="ce2" office:value-type="string">
            <text:p>huñunakuy wasi (de aasanblea)</text:p>
          </table:table-cell>
          <table:table-cell table:number-columns-repeated="2"/>
          <table:table-cell office:value-type="string">
            <text:p>kamara</text:p>
          </table:table-cell>
          <table:table-cell office:value-type="string">
            <text:p>niwmatku (de carro)</text:p>
          </table:table-cell>
          <table:table-cell/>
          <table:table-cell office:value-type="string">
            <text:p>phutuna (fotográfica)</text:p>
          </table:table-cell>
          <table:table-cell table:number-columns-repeated="1016"/>
        </table:table-row>
        <table:table-row table:style-name="ro1">
          <table:table-cell office:value-type="string">
            <text:p>creación</text:p>
          </table:table-cell>
          <table:table-cell office:value-type="string">
            <text:p>kamay</text:p>
          </table:table-cell>
          <table:table-cell office:value-type="string">
            <text:p>paqarichiy</text:p>
          </table:table-cell>
          <table:table-cell table:number-columns-repeated="1021"/>
        </table:table-row>
        <table:table-row table:style-name="ro1">
          <table:table-cell office:value-type="string">
            <text:p>sesión</text:p>
          </table:table-cell>
          <table:table-cell table:style-name="ce2" office:value-type="string">
            <text:p>sisiyun</text:p>
          </table:table-cell>
          <table:table-cell office:value-type="string">
            <text:p>huñunakuy</text:p>
          </table:table-cell>
          <table:table-cell table:number-columns-repeated="1021"/>
        </table:table-row>
        <table:table-row table:style-name="ro1">
          <table:table-cell office:value-type="string">
            <text:p>directivo</text:p>
          </table:table-cell>
          <table:table-cell office:value-type="string">
            <text:p>umalliq</text:p>
          </table:table-cell>
          <table:table-cell office:value-type="string">
            <text:p>kamayuq</text:p>
          </table:table-cell>
          <table:table-cell table:number-columns-repeated="1021"/>
        </table:table-row>
        <table:table-row table:style-name="ro1">
          <table:table-cell office:value-type="string">
            <text:p>cine</text:p>
          </table:table-cell>
          <table:table-cell table:style-name="ce2" office:value-type="string">
            <text:p>sini</text:p>
          </table:table-cell>
          <table:table-cell table:number-columns-repeated="1022"/>
        </table:table-row>
        <table:table-row table:style-name="ro1">
          <table:table-cell office:value-type="string">
            <text:p>calidad</text:p>
          </table:table-cell>
          <table:table-cell table:style-name="ce2" office:value-type="string">
            <text:p>imayna kay (indole)</text:p>
          </table:table-cell>
          <table:table-cell/>
          <table:table-cell office:value-type="string">
            <text:p>allin kay (buena) <text:s text:c="15"/></text:p>
          </table:table-cell>
          <table:table-cell/>
          <table:table-cell office:value-type="string">
            <text:p>mana allin kay (mala)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fectado</text:p>
          </table:table-cell>
          <table:table-cell table:style-name="ce2" office:value-type="string">
            <text:p>chayasqa</text:p>
          </table:table-cell>
          <table:table-cell table:number-columns-repeated="1022"/>
        </table:table-row>
        <table:table-row table:style-name="ro1">
          <table:table-cell office:value-type="string">
            <text:p>fase</text:p>
          </table:table-cell>
          <table:table-cell table:style-name="ce2" office:value-type="string">
            <text:p>mit'a</text:p>
          </table:table-cell>
          <table:table-cell table:number-columns-repeated="1022"/>
        </table:table-row>
        <table:table-row table:style-name="ro1">
          <table:table-cell office:value-type="string">
            <text:p>espectáculo</text:p>
          </table:table-cell>
          <table:table-cell office:value-type="string">
            <text:p>aranway (tearal)</text:p>
          </table:table-cell>
          <table:table-cell/>
          <table:table-cell office:value-type="string">
            <text:p>qhawana </text:p>
          </table:table-cell>
          <table:table-cell/>
          <table:table-cell office:value-type="string">
            <text:p>p'inqay (escandalo)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lehendakari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>
            <text:p>motivo</text:p>
          </table:table-cell>
          <table:table-cell office:value-type="string">
            <text:p>raíz + -rayku</text:p>
          </table:table-cell>
          <table:table-cell table:number-columns-repeated="1022"/>
        </table:table-row>
        <table:table-row table:style-name="ro1">
          <table:table-cell office:value-type="string">
            <text:p>industrial</text:p>
          </table:table-cell>
          <table:table-cell office:value-type="string">
            <text:p>askha rurucip</text:p>
          </table:table-cell>
          <table:table-cell/>
          <table:table-cell office:value-type="string">
            <text:p>askha paqarichip</text:p>
          </table:table-cell>
          <table:table-cell table:number-columns-repeated="1020"/>
        </table:table-row>
        <table:table-row table:style-name="ro1">
          <table:table-cell office:value-type="string">
            <text:p>piloto</text:p>
          </table:table-cell>
          <table:table-cell office:value-type="string">
            <text:p>chufir (carro)</text:p>
          </table:table-cell>
          <table:table-cell/>
          <table:table-cell office:value-type="string">
            <text:p>pilutu (avión)</text:p>
          </table:table-cell>
          <table:table-cell/>
          <table:table-cell office:value-type="string">
            <text:p>karru apaq</text:p>
          </table:table-cell>
          <table:table-cell office:value-type="string">
            <text:p>aviyun apaq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tegoría</text:p>
          </table:table-cell>
          <table:table-cell office:value-type="string">
            <text:p>imayna kaynin</text:p>
          </table:table-cell>
          <table:table-cell table:style-name="ce4" office:value-type="string">
            <text:p>mita</text:p>
          </table:table-cell>
          <table:table-cell table:number-columns-repeated="1021"/>
        </table:table-row>
        <table:table-row table:style-name="ro1">
          <table:table-cell office:value-type="string">
            <text:p>llamado</text:p>
          </table:table-cell>
          <table:table-cell office:value-type="string">
            <text:p>wahakuy</text:p>
          </table:table-cell>
          <table:table-cell table:style-name="ce4" office:value-type="string">
            <text:p>sutinchasqa</text:p>
          </table:table-cell>
          <table:table-cell office:value-type="string">
            <text:p>mink'arikuy (invitación)</text:p>
          </table:table-cell>
          <table:table-cell table:number-columns-repeated="1020"/>
        </table:table-row>
        <table:table-row table:style-name="ro1">
          <table:table-cell office:value-type="string">
            <text:p>denuncia</text:p>
          </table:table-cell>
          <table:table-cell/>
          <table:table-cell table:style-name="ce4" office:value-type="string">
            <text:p>willakuy</text:p>
          </table:table-cell>
          <table:table-cell office:value-type="string">
            <text:p>tumpay (acusar)</text:p>
          </table:table-cell>
          <table:table-cell table:number-columns-repeated="1020"/>
        </table:table-row>
        <table:table-row table:style-name="ro1">
          <table:table-cell office:value-type="string">
            <text:p>pérdida</text:p>
          </table:table-cell>
          <table:table-cell office:value-type="string">
            <text:p>usuy</text:p>
          </table:table-cell>
          <table:table-cell table:style-name="ce4" office:value-type="string">
            <text:p>chinkay</text:p>
          </table:table-cell>
          <table:table-cell office:value-type="string">
            <text:p>pisiyay</text:p>
          </table:table-cell>
          <table:table-cell table:number-columns-repeated="1020"/>
        </table:table-row>
        <table:table-row table:style-name="ro1">
          <table:table-cell office:value-type="string">
            <text:p>celebrado</text:p>
          </table:table-cell>
          <table:table-cell table:style-name="ce2" office:value-type="string">
            <text:p>raymisqa</text:p>
          </table:table-cell>
          <table:table-cell table:style-name="ce4" office:value-type="string">
            <text:p>yuyarisq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irecto</text:p>
          </table:table-cell>
          <table:table-cell office:value-type="string">
            <text:p>chaymankama</text:p>
          </table:table-cell>
          <table:table-cell/>
          <table:table-cell office:value-type="string">
            <text:p>raíz + -kam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nsumo</text:p>
          </table:table-cell>
          <table:table-cell office:value-type="string">
            <text:p>mukhuy (alimentos)</text:p>
          </table:table-cell>
          <table:table-cell/>
          <table:table-cell office:value-type="string">
            <text:p>tukuy (acabar)</text:p>
          </table:table-cell>
          <table:table-cell table:number-columns-repeated="1020"/>
        </table:table-row>
        <table:table-row table:style-name="ro1">
          <table:table-cell office:value-type="string">
            <text:p>respeto</text:p>
          </table:table-cell>
          <table:table-cell office:value-type="string">
            <text:p>yupaycaha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olécula</text:p>
          </table:table-cell>
          <table:table-cell office:value-type="string">
            <text:p>k'ata</text:p>
          </table:table-cell>
          <table:table-cell table:number-columns-repeated="1022"/>
        </table:table-row>
        <table:table-row table:style-name="ro1">
          <table:table-cell office:value-type="string">
            <text:p>financiación</text:p>
          </table:table-cell>
          <table:table-cell office:value-type="string">
            <text:p>qulqii churay (económica)</text:p>
          </table:table-cell>
          <table:table-cell/>
          <table:table-cell office:value-type="string">
            <text:p>manuy (préstamo)</text:p>
          </table:table-cell>
          <table:table-cell table:number-columns-repeated="1020"/>
        </table:table-row>
        <table:table-row table:style-name="ro1">
          <table:table-cell office:value-type="string">
            <text:p>complejo</text:p>
          </table:table-cell>
          <table:table-cell table:style-name="ce2" office:value-type="string">
            <text:p>sasallaña</text:p>
          </table:table-cell>
          <table:table-cell table:number-columns-repeated="1022"/>
        </table:table-row>
        <table:table-row table:style-name="ro1">
          <table:table-cell office:value-type="string">
            <text:p>siglo</text:p>
          </table:table-cell>
          <table:table-cell office:value-type="string">
            <text:p>pachak wata</text:p>
          </table:table-cell>
          <table:table-cell table:number-columns-repeated="1022"/>
        </table:table-row>
        <table:table-row table:style-name="ro1">
          <table:table-cell office:value-type="string">
            <text:p>empleado</text:p>
          </table:table-cell>
          <table:table-cell office:value-type="string">
            <text:p>impliyadu</text:p>
          </table:table-cell>
          <table:table-cell office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>
            <text:p>reducción</text:p>
          </table:table-cell>
          <table:table-cell office:value-type="string">
            <text:p>pisiya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límpico</text:p>
          </table:table-cell>
          <table:table-cell office:value-type="string">
            <text:p>pkllaykunaman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sumidor</text:p>
          </table:table-cell>
          <table:table-cell office:value-type="string">
            <text:p>mikhup (alimentos)</text:p>
          </table:table-cell>
          <table:table-cell/>
          <table:table-cell office:value-type="string">
            <text:p>rantiq (cimprador9</text:p>
          </table:table-cell>
          <table:table-cell/>
          <table:table-cell office:value-type="string">
            <text:p>tukuq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ecnología</text:p>
          </table:table-cell>
          <table:table-cell office:value-type="string">
            <text:p>ruranapaq yachaykun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égimen</text:p>
          </table:table-cell>
          <table:table-cell office:value-type="string">
            <text:p>kamachikuy</text:p>
          </table:table-cell>
          <table:table-cell table:number-columns-repeated="1022"/>
        </table:table-row>
        <table:table-row table:style-name="ro1">
          <table:table-cell office:value-type="string">
            <text:p>periodo</text:p>
          </table:table-cell>
          <table:table-cell office:value-type="string">
            <text:p>mit'a</text:p>
          </table:table-cell>
          <table:table-cell office:value-type="string">
            <text:p>mita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industria</text:p>
          </table:table-cell>
          <table:table-cell table:number-columns-repeated="1023"/>
        </table:table-row>
        <table:table-row table:style-name="ro1">
          <table:table-cell office:value-type="string">
            <text:p>imposible</text:p>
          </table:table-cell>
          <table:table-cell office:value-type="string">
            <text:p><text:s/>mana atiy</text:p>
          </table:table-cell>
          <table:table-cell office:value-type="string">
            <text:p>nipuni</text:p>
          </table:table-cell>
          <table:table-cell office:value-type="string">
            <text:p>manapuni</text:p>
          </table:table-cell>
          <table:table-cell office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>
            <text:p>intento</text:p>
          </table:table-cell>
          <table:table-cell table:style-name="ce2" office:value-type="string">
            <text:p>pitwiy</text:p>
          </table:table-cell>
          <table:table-cell table:number-columns-repeated="1022"/>
        </table:table-row>
        <table:table-row table:style-name="ro1">
          <table:table-cell office:value-type="string">
            <text:p>presunto</text:p>
          </table:table-cell>
          <table:table-cell office:value-type="string">
            <text:p>yaqapas (oosible)</text:p>
          </table:table-cell>
          <table:table-cell/>
          <table:table-cell office:value-type="string">
            <text:p>raíz`+ -pas -chá</text:p>
          </table:table-cell>
          <table:table-cell table:number-columns-repeated="1020"/>
        </table:table-row>
        <table:table-row table:style-name="ro1">
          <table:table-cell office:value-type="string">
            <text:p>misión</text:p>
          </table:table-cell>
          <table:table-cell office:value-type="string">
            <text:p>kachay (enviar)</text:p>
          </table:table-cell>
          <table:table-cell/>
          <table:table-cell office:value-type="string">
            <text:p>rurana (taea)</text:p>
          </table:table-cell>
          <table:table-cell/>
          <table:table-cell office:value-type="string">
            <text:p>misiyun (religiosa)</text:p>
          </table:table-cell>
          <table:table-cell table:number-columns-repeated="1018"/>
        </table:table-row>
        <table:table-row table:style-name="ro1">
          <table:table-cell office:value-type="string">
            <text:p>crédito</text:p>
          </table:table-cell>
          <table:table-cell office:value-type="string">
            <text:p>Manu</text:p>
          </table:table-cell>
          <table:table-cell office:value-type="string">
            <text:p>manukuy</text:p>
          </table:table-cell>
          <table:table-cell table:number-columns-repeated="1021"/>
        </table:table-row>
        <table:table-row table:style-name="ro1">
          <table:table-cell office:value-type="string">
            <text:p>ejercicio</text:p>
          </table:table-cell>
          <table:table-cell table:style-name="ce2" office:value-type="string">
            <text:p>rurana</text:p>
          </table:table-cell>
          <table:table-cell office:value-type="string">
            <text:p>llamk'ana (tarea)</text:p>
          </table:table-cell>
          <table:table-cell/>
          <table:table-cell office:value-type="string">
            <text:p>ruraykachay (ejrcitarse)</text:p>
          </table:table-cell>
          <table:table-cell table:number-columns-repeated="1019"/>
        </table:table-row>
        <table:table-row table:style-name="ro1">
          <table:table-cell office:value-type="string">
            <text:p>texto</text:p>
          </table:table-cell>
          <table:table-cell table:style-name="ce2" office:value-type="string">
            <text:p>qillqasq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ráfico</text:p>
          </table:table-cell>
          <table:table-cell table:style-name="ce2" office:value-type="string">
            <text:p>qhatuy (comercio)</text:p>
          </table:table-cell>
          <table:table-cell/>
          <table:table-cell office:value-type="string">
            <text:p>kuti t'kray (behiculos)</text:p>
          </table:table-cell>
          <table:table-cell/>
          <table:table-cell office:value-type="string">
            <text:p>puriy (personas)I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índice</text:p>
          </table:table-cell>
          <table:table-cell table:style-name="ce2" office:value-type="string">
            <text:p>tùqsina ruk'a (dedo)</text:p>
          </table:table-cell>
          <table:table-cell/>
          <table:table-cell office:value-type="string">
            <text:p>yachaykuna (de texto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elemento</text:p>
          </table:table-cell>
          <table:table-cell table:style-name="ce2" office:value-type="string">
            <text:p>kaynin (parte)</text:p>
          </table:table-cell>
          <table:table-cell office:value-type="string">
            <text:p>tupaq (comp de un cuerpo)</text:p>
          </table:table-cell>
          <table:table-cell table:style-name="ce3"/>
          <table:table-cell/>
          <table:table-cell office:value-type="string">
            <text:p>tiqsi (fundamento)</text:p>
          </table:table-cell>
          <table:table-cell table:number-columns-repeated="1018"/>
        </table:table-row>
        <table:table-row table:style-name="ro1">
          <table:table-cell office:value-type="string">
            <text:p>circunstancia</text:p>
          </table:table-cell>
          <table:table-cell/>
          <table:table-cell table:style-name="ce3" office:value-type="string">
            <text:p>imaynapi</text:p>
          </table:table-cell>
          <table:table-cell table:number-columns-repeated="1021"/>
        </table:table-row>
        <table:table-row table:style-name="ro1">
          <table:table-cell office:value-type="string">
            <text:p>conversación</text:p>
          </table:table-cell>
          <table:table-cell office:value-type="string">
            <text:p>parlay</text:p>
          </table:table-cell>
          <table:table-cell office:value-type="string">
            <text:p>rimanakuy</text:p>
          </table:table-cell>
          <table:table-cell table:number-columns-repeated="1021"/>
        </table:table-row>
        <table:table-row table:style-name="ro1">
          <table:table-cell office:value-type="string">
            <text:p>órgano</text:p>
          </table:table-cell>
          <table:table-cell office:value-type="string">
            <text:p>qullan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xportación</text:p>
          </table:table-cell>
          <table:table-cell office:value-type="string">
            <text:p>hawaman qhat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nsión</text:p>
          </table:table-cell>
          <table:table-cell office:value-type="string">
            <text:p>mihuna wasi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yuntamiento</text:p>
          </table:table-cell>
          <table:table-cell office:value-type="string">
            <text:p>kunsihu</text:p>
          </table:table-cell>
          <table:table-cell office:value-type="string">
            <text:p>munisipiyu</text:p>
          </table:table-cell>
          <table:table-cell office:value-type="string">
            <text:p>t'inkiy (union)</text:p>
          </table:table-cell>
          <table:table-cell/>
          <table:table-cell office:value-type="string">
            <text:p>huñunakuy reunón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esempleo</text:p>
          </table:table-cell>
          <table:table-cell/>
          <table:table-cell office:value-type="string">
            <text:p>mana llamk'ayniyup kay</text:p>
          </table:table-cell>
          <table:table-cell/>
          <table:table-cell office:value-type="string">
            <text:p>qasi kay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omba</text:p>
          </table:table-cell>
          <table:table-cell office:value-type="string">
            <text:p>phataq</text:p>
          </table:table-cell>
          <table:table-cell office:value-type="string">
            <text:p>t'uqyap (explosivo)</text:p>
          </table:table-cell>
          <table:table-cell/>
          <table:table-cell office:value-type="string">
            <text:p>t'li kay (borrachera)</text:p>
          </table:table-cell>
          <table:table-cell/>
          <table:table-cell office:value-type="string">
            <text:p>unu hurquna (de Agua)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oficina</text:p>
          </table:table-cell>
          <table:table-cell office:value-type="string">
            <text:p>uficina</text:p>
          </table:table-cell>
          <table:table-cell office:value-type="string">
            <text:p>llamk'ay p'itita</text:p>
          </table:table-cell>
          <table:table-cell table:number-columns-repeated="1021"/>
        </table:table-row>
        <table:table-row table:style-name="ro1">
          <table:table-cell office:value-type="string">
            <text:p>tradicional</text:p>
          </table:table-cell>
          <table:table-cell office:value-type="string">
            <text:p>willanakuymanta (oral)</text:p>
          </table:table-cell>
          <table:table-cell/>
          <table:table-cell office:value-type="string">
            <text:p>hina kawsay (cultura)</text:p>
          </table:table-cell>
          <table:table-cell table:number-columns-repeated="1020"/>
        </table:table-row>
        <table:table-row table:style-name="ro1">
          <table:table-cell office:value-type="string">
            <text:p>inicio</text:p>
          </table:table-cell>
          <table:table-cell office:value-type="string">
            <text:p>qallariy</text:p>
          </table:table-cell>
          <table:table-cell office:value-type="string">
            <text:p>qallariynin</text:p>
          </table:table-cell>
          <table:table-cell table:number-columns-repeated="1021"/>
        </table:table-row>
        <table:table-row table:style-name="ro1">
          <table:table-cell office:value-type="string">
            <text:p>tribunal</text:p>
          </table:table-cell>
          <table:table-cell office:value-type="string">
            <text:p>paqtachana</text:p>
          </table:table-cell>
          <table:table-cell table:number-columns-repeated="1022"/>
        </table:table-row>
        <table:table-row table:style-name="ro1">
          <table:table-cell office:value-type="string">
            <text:p>incidente</text:p>
          </table:table-cell>
          <table:table-cell office:value-type="string">
            <text:p>maqanakuy (riña)</text:p>
          </table:table-cell>
          <table:table-cell/>
          <table:table-cell office:value-type="string">
            <text:p>mana wanaq</text:p>
          </table:table-cell>
          <table:table-cell table:number-columns-repeated="1020"/>
        </table:table-row>
        <table:table-row table:style-name="ro1">
          <table:table-cell office:value-type="string">
            <text:p>protagonista</text:p>
          </table:table-cell>
          <table:table-cell office:value-type="string">
            <text:p>rurap</text:p>
          </table:table-cell>
          <table:table-cell table:number-columns-repeated="1022"/>
        </table:table-row>
        <table:table-row table:style-name="ro1">
          <table:table-cell office:value-type="string">
            <text:p>importancia</text:p>
          </table:table-cell>
          <table:table-cell table:style-name="ce2" office:value-type="string">
            <text:p>chanin</text:p>
          </table:table-cell>
          <table:table-cell table:number-columns-repeated="1022"/>
        </table:table-row>
        <table:table-row table:style-name="ro1">
          <table:table-cell office:value-type="string">
            <text:p>consecutivo</text:p>
          </table:table-cell>
          <table:table-cell office:value-type="string">
            <text:p>qayllalla</text:p>
          </table:table-cell>
          <table:table-cell office:value-type="string">
            <text:p>sinrisqs</text:p>
          </table:table-cell>
          <table:table-cell office:value-type="string">
            <text:p>qati qa&lt;ti</text:p>
          </table:table-cell>
          <table:table-cell table:number-columns-repeated="1020"/>
        </table:table-row>
        <table:table-row table:style-name="ro1">
          <table:table-cell office:value-type="string">
            <text:p>objeto</text:p>
          </table:table-cell>
          <table:table-cell table:style-name="ce2" office:value-type="string">
            <text:p>kaq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ste</text:p>
          </table:table-cell>
          <table:table-cell table:style-name="ce2" office:value-type="string">
            <text:p>qullqip chanin</text:p>
          </table:table-cell>
          <table:table-cell table:number-columns-repeated="1022"/>
        </table:table-row>
        <table:table-row table:style-name="ro1">
          <table:table-cell office:value-type="string">
            <text:p>frecuencia</text:p>
          </table:table-cell>
          <table:table-cell office:value-type="string">
            <text:p>sapakutin</text:p>
          </table:table-cell>
          <table:table-cell office:value-type="string">
            <text:p>pasaq</text:p>
          </table:table-cell>
          <table:table-cell table:number-columns-repeated="1021"/>
        </table:table-row>
        <table:table-row table:style-name="ro1">
          <table:table-cell office:value-type="string">
            <text:p>velocidad</text:p>
          </table:table-cell>
          <table:table-cell office:value-type="string">
            <text:p>utqhay</text:p>
          </table:table-cell>
          <table:table-cell office:value-type="string">
            <text:p>phaway</text:p>
          </table:table-cell>
          <table:table-cell table:number-columns-repeated="1021"/>
        </table:table-row>
        <table:table-row table:style-name="ro1">
          <table:table-cell office:value-type="string">
            <text:p>empate</text:p>
          </table:table-cell>
          <table:table-cell office:value-type="string">
            <text:p>kuskachay</text:p>
          </table:table-cell>
          <table:table-cell/>
          <table:table-cell office:value-type="string">
            <text:p>kuskanchay</text:p>
          </table:table-cell>
          <table:table-cell table:number-columns-repeated="1020"/>
        </table:table-row>
        <table:table-row table:style-name="ro1">
          <table:table-cell office:value-type="string">
            <text:p>extremo</text:p>
          </table:table-cell>
          <table:table-cell office:value-type="string">
            <text:p>ñawpi (punta)</text:p>
          </table:table-cell>
          <table:table-cell table:number-columns-repeated="1022"/>
        </table:table-row>
        <table:table-row table:style-name="ro1">
          <table:table-cell office:value-type="string">
            <text:p>motor</text:p>
          </table:table-cell>
          <table:table-cell office:value-type="string">
            <text:p>mutur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onductividad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table:style-name="ce2" office:value-type="string">
            <text:p>violento</text:p>
          </table:table-cell>
          <table:table-cell office:value-type="string">
            <text:p>haplla (deccortes)</text:p>
          </table:table-cell>
          <table:table-cell/>
          <table:table-cell office:value-type="string">
            <text:p>0hiña</text:p>
          </table:table-cell>
          <table:table-cell table:number-columns-repeated="1020"/>
        </table:table-row>
        <table:table-row table:style-name="ro1">
          <table:table-cell office:value-type="string">
            <text:p>efectivo</text:p>
          </table:table-cell>
          <table:table-cell office:value-type="string">
            <text:p>sut'in (real)</text:p>
          </table:table-cell>
          <table:table-cell office:value-type="string">
            <text:p>efecto)</text:p>
          </table:table-cell>
          <table:table-cell/>
          <table:table-cell office:value-type="string">
            <text:p>qullqi (moneda)</text:p>
          </table:table-cell>
          <table:table-cell table:number-columns-repeated="1019"/>
        </table:table-row>
        <table:table-row table:style-name="ro1">
          <table:table-cell office:value-type="string">
            <text:p>norma</text:p>
          </table:table-cell>
          <table:table-cell office:value-type="string">
            <text:p>kamachi</text:p>
          </table:table-cell>
          <table:table-cell table:number-columns-repeated="1022"/>
        </table:table-row>
        <table:table-row table:style-name="ro1">
          <table:table-cell office:value-type="string">
            <text:p>disposición</text:p>
          </table:table-cell>
          <table:table-cell/>
          <table:table-cell office:value-type="string">
            <text:p>kamachikuy</text:p>
          </table:table-cell>
          <table:table-cell table:style-name="ce4" office:value-type="string">
            <text:p>t'itu</text:p>
          </table:table-cell>
          <table:table-cell table:number-columns-repeated="1020"/>
        </table:table-row>
        <table:table-row table:style-name="ro1">
          <table:table-cell office:value-type="string">
            <text:p>clave</text:p>
          </table:table-cell>
          <table:table-cell office:value-type="string">
            <text:p>pakasqa qillqa (comunicación)</text:p>
          </table:table-cell>
          <table:table-cell table:number-columns-repeated="2"/>
          <table:table-cell office:value-type="string">
            <text:p>tiqsi (fundamerntal)</text:p>
          </table:table-cell>
          <table:table-cell table:number-columns-repeated="1019"/>
        </table:table-row>
        <table:table-row table:style-name="ro1">
          <table:table-cell office:value-type="string">
            <text:p>independiente</text:p>
          </table:table-cell>
          <table:table-cell office:value-type="string">
            <text:p>pachkasqa (libre)</text:p>
          </table:table-cell>
          <table:table-cell/>
          <table:table-cell office:value-type="string">
            <text:p>sapankap</text:p>
          </table:table-cell>
          <table:table-cell table:number-columns-repeated="1020"/>
        </table:table-row>
        <table:table-row table:style-name="ro1">
          <table:table-cell office:value-type="string">
            <text:p>aéreo</text:p>
          </table:table-cell>
          <table:table-cell office:value-type="string">
            <text:p>wayranta</text:p>
          </table:table-cell>
          <table:table-cell table:number-columns-repeated="1022"/>
        </table:table-row>
        <table:table-row table:style-name="ro1">
          <table:table-cell office:value-type="string">
            <text:p>azulgrana</text:p>
          </table:table-cell>
          <table:table-cell office:value-type="string">
            <text:p>anqaspuka</text:p>
          </table:table-cell>
          <table:table-cell table:number-columns-repeated="1022"/>
        </table:table-row>
        <table:table-row table:style-name="ro1">
          <table:table-cell office:value-type="string">
            <text:p>artista</text:p>
          </table:table-cell>
          <table:table-cell office:value-type="string">
            <text:p>aranwaq (teatro)</text:p>
          </table:table-cell>
          <table:table-cell/>
          <table:table-cell office:value-type="string">
            <text:p>qurimanya (orfebre)</text:p>
          </table:table-cell>
          <table:table-cell/>
          <table:table-cell office:value-type="string">
            <text:p>llimp'q (pintor)</text:p>
          </table:table-cell>
          <table:table-cell/>
          <table:table-cell office:value-type="string">
            <text:p>harawiku (poeta)</text:p>
          </table:table-cell>
          <table:table-cell table:number-columns-repeated="1016"/>
        </table:table-row>
        <table:table-row table:style-name="ro1">
          <table:table-cell office:value-type="string">
            <text:p>dólar</text:p>
          </table:table-cell>
          <table:table-cell office:value-type="string">
            <text:p>dular</text:p>
          </table:table-cell>
          <table:table-cell table:number-columns-repeated="1022"/>
        </table:table-row>
        <table:table-row table:style-name="ro1">
          <table:table-cell office:value-type="string">
            <text:p>nuclear</text:p>
          </table:table-cell>
          <table:table-cell table:style-name="ce2" office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>
            <text:p>página</text:p>
          </table:table-cell>
          <table:table-cell table:style-name="ce2" office:value-type="string">
            <text:p>rap''i</text:p>
          </table:table-cell>
          <table:table-cell office:value-type="string">
            <text:p>qillqa rapi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ircuito</text:p>
          </table:table-cell>
          <table:table-cell office:value-type="string">
            <text:p>muyurip</text:p>
          </table:table-cell>
          <table:table-cell office:value-type="string">
            <text:p>muyurina</text:p>
          </table:table-cell>
          <table:table-cell table:number-columns-repeated="1021"/>
        </table:table-row>
        <table:table-row table:style-name="ro1">
          <table:table-cell office:value-type="string">
            <text:p>descenso</text:p>
          </table:table-cell>
          <table:table-cell office:value-type="string">
            <text:p>uraykuy</text:p>
          </table:table-cell>
          <table:table-cell office:value-type="string">
            <text:p>urayuy</text:p>
          </table:table-cell>
          <table:table-cell office:value-type="string">
            <text:p>pisiyay</text:p>
          </table:table-cell>
          <table:table-cell table:number-columns-repeated="1020"/>
        </table:table-row>
        <table:table-row table:style-name="ro1">
          <table:table-cell office:value-type="string">
            <text:p>rey</text:p>
          </table:table-cell>
          <table:table-cell office:value-type="string">
            <text:p>ri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unción</text:p>
          </table:table-cell>
          <table:table-cell office:value-type="string">
            <text:p>puririy (acción)</text:p>
          </table:table-cell>
          <table:table-cell table:style-name="ce3" office:value-type="string">
            <text:p>llamk'ay (trabajo)</text:p>
          </table:table-cell>
          <table:table-cell table:number-columns-repeated="1021"/>
        </table:table-row>
        <table:table-row table:style-name="ro1">
          <table:table-cell office:value-type="string">
            <text:p>absoluto</text:p>
          </table:table-cell>
          <table:table-cell table:style-name="ce2" office:value-type="string">
            <text:p>tukuy</text:p>
          </table:table-cell>
          <table:table-cell table:style-name="ce2" office:value-type="string">
            <text:p>lllapallan</text:p>
          </table:table-cell>
          <table:table-cell table:style-name="ce2" office:value-type="string">
            <text:p>llapachan</text:p>
          </table:table-cell>
          <table:table-cell table:style-name="ce2" office:value-type="string">
            <text:p>sullul (verdad)</text:p>
          </table:table-cell>
          <table:table-cell table:number-columns-repeated="1019"/>
        </table:table-row>
        <table:table-row table:style-name="ro1">
          <table:table-cell office:value-type="string">
            <text:p>cooperación</text:p>
          </table:table-cell>
          <table:table-cell office:value-type="string">
            <text:p>ayñi</text:p>
          </table:table-cell>
          <table:table-cell office:value-type="string">
            <text:p>yanapanakuy</text:p>
          </table:table-cell>
          <table:table-cell table:number-columns-repeated="1021"/>
        </table:table-row>
        <table:table-row table:style-name="ro1">
          <table:table-cell office:value-type="string">
            <text:p>enfrentamiento</text:p>
          </table:table-cell>
          <table:table-cell office:value-type="string">
            <text:p>churanak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ferencia</text:p>
          </table:table-cell>
          <table:table-cell office:value-type="string">
            <text:p>rimariy (exposición)</text:p>
          </table:table-cell>
          <table:table-cell table:number-columns-repeated="1022"/>
        </table:table-row>
        <table:table-row table:style-name="ro1">
          <table:table-cell office:value-type="string">
            <text:p>alza</text:p>
          </table:table-cell>
          <table:table-cell table:style-name="ce2" office:value-type="string">
            <text:p>wichay</text:p>
          </table:table-cell>
          <table:table-cell office:value-type="string">
            <text:p>huqariy (levantar)</text:p>
          </table:table-cell>
          <table:table-cell/>
          <table:table-cell office:value-type="string">
            <text:p>maqma /ancho)</text:p>
          </table:table-cell>
          <table:table-cell table:number-columns-repeated="1019"/>
        </table:table-row>
        <table:table-row table:style-name="ro1">
          <table:table-cell office:value-type="string">
            <text:p>música</text:p>
          </table:table-cell>
          <table:table-cell table:style-name="ce2" office:value-type="string">
            <text:p>musika</text:p>
          </table:table-cell>
          <table:table-cell table:number-columns-repeated="1022"/>
        </table:table-row>
        <table:table-row table:style-name="ro1">
          <table:table-cell office:value-type="string">
            <text:p>volumen</text:p>
          </table:table-cell>
          <table:table-cell office:value-type="string">
            <text:p>ratk'a (grueso de voluen)</text:p>
          </table:table-cell>
          <table:table-cell table:style-name="ce2"/>
          <table:table-cell table:style-name="ce3"/>
          <table:table-cell table:number-columns-repeated="1020"/>
        </table:table-row>
        <table:table-row table:style-name="ro1">
          <table:table-cell table:style-name="ce2" office:value-type="string">
            <text:p>cita</text:p>
          </table:table-cell>
          <table:table-cell office:value-type="string">
            <text:p>ñisqa (texgtual)</text:p>
          </table:table-cell>
          <table:table-cell table:number-columns-repeated="1022"/>
        </table:table-row>
        <table:table-row table:style-name="ro1">
          <table:table-cell office:value-type="string">
            <text:p>licencia</text:p>
          </table:table-cell>
          <table:table-cell office:value-type="string">
            <text:p>lisinsiya</text:p>
          </table:table-cell>
          <table:table-cell table:number-columns-repeated="1022"/>
        </table:table-row>
        <table:table-row table:style-name="ro1">
          <table:table-cell office:value-type="string">
            <text:p>mejora</text:p>
          </table:table-cell>
          <table:table-cell office:value-type="string">
            <text:p>alliyay </text:p>
          </table:table-cell>
          <table:table-cell office:value-type="string">
            <text:p>qhaliyay (salud)</text:p>
          </table:table-cell>
          <table:table-cell/>
          <table:table-cell office:value-type="string">
            <text:p>allichakuy (arreglo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eterminado</text:p>
          </table:table-cell>
          <table:table-cell office:value-type="string">
            <text:p>yachasqa</text:p>
          </table:table-cell>
          <table:table-cell office:value-type="string">
            <text:p>riqsisqa</text:p>
          </table:table-cell>
          <table:table-cell table:number-columns-repeated="1021"/>
        </table:table-row>
        <table:table-row table:style-name="ro1">
          <table:table-cell office:value-type="string">
            <text:p>déficit</text:p>
          </table:table-cell>
          <table:table-cell office:value-type="string">
            <text:p>pisiyay</text:p>
          </table:table-cell>
          <table:table-cell office:value-type="string">
            <text:p>wayway</text:p>
          </table:table-cell>
          <table:table-cell table:number-columns-repeated="1021"/>
        </table:table-row>
        <table:table-row table:style-name="ro1">
          <table:table-cell office:value-type="string">
            <text:p>analista</text:p>
          </table:table-cell>
          <table:table-cell office:value-type="string">
            <text:p>t'aqwipayap</text:p>
          </table:table-cell>
          <table:table-cell office:value-type="string">
            <text:p>k'uskipayap</text:p>
          </table:table-cell>
          <table:table-cell table:number-columns-repeated="1021"/>
        </table:table-row>
        <table:table-row table:style-name="ro1">
          <table:table-cell office:value-type="string">
            <text:p>pago</text:p>
          </table:table-cell>
          <table:table-cell office:value-type="string">
            <text:p>paylla (jornal)</text:p>
          </table:table-cell>
          <table:table-cell office:value-type="string">
            <text:p>haywarikuy (a la tierra)</text:p>
          </table:table-cell>
          <table:table-cell/>
          <table:table-cell office:value-type="string">
            <text:p>pagu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versión</text:p>
          </table:table-cell>
          <table:table-cell office:value-type="string">
            <text:p>ñisqa</text:p>
          </table:table-cell>
          <table:table-cell office:value-type="string">
            <text:p>rimasqa (textual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rte</text:p>
          </table:table-cell>
          <table:table-cell office:value-type="string">
            <text:p>kamay atiy (habilidad para hacer algo)</text:p>
          </table:table-cell>
          <table:table-cell table:number-columns-repeated="2"/>
          <table:table-cell office:value-type="string">
            <text:p>aranway (teatro)</text:p>
          </table:table-cell>
          <table:table-cell/>
          <table:table-cell office:value-type="string">
            <text:p>harawiy (poesía)</text:p>
          </table:table-cell>
          <table:table-cell/>
          <table:table-cell office:value-type="string">
            <text:p>qurimanya (orfebre)</text:p>
          </table:table-cell>
          <table:table-cell table:number-columns-repeated="1015"/>
        </table:table-row>
        <table:table-row table:style-name="ro1">
          <table:table-cell office:value-type="string">
            <text:p>ilegal</text:p>
          </table:table-cell>
          <table:table-cell office:value-type="string">
            <text:p>mana kamachisqa</text:p>
          </table:table-cell>
          <table:table-cell/>
          <table:table-cell office:value-type="string">
            <text:p>mana chanin</text:p>
          </table:table-cell>
          <table:table-cell table:number-columns-repeated="1020"/>
        </table:table-row>
        <table:table-row table:style-name="ro1">
          <table:table-cell office:value-type="string">
            <text:p>regional</text:p>
          </table:table-cell>
          <table:table-cell office:value-type="string">
            <text:p>suyuq</text:p>
          </table:table-cell>
          <table:table-cell table:number-columns-repeated="1022"/>
        </table:table-row>
        <table:table-row table:style-name="ro1">
          <table:table-cell office:value-type="string">
            <text:p>legal</text:p>
          </table:table-cell>
          <table:table-cell office:value-type="string">
            <text:p>kamachisqa (orden)</text:p>
          </table:table-cell>
          <table:table-cell/>
          <table:table-cell office:value-type="string">
            <text:p>kamachisqamanhina</text:p>
          </table:table-cell>
          <table:table-cell table:number-columns-repeated="1020"/>
        </table:table-row>
        <table:table-row table:style-name="ro1">
          <table:table-cell office:value-type="string">
            <text:p>protección</text:p>
          </table:table-cell>
          <table:table-cell office:value-type="string">
            <text:p>amachay</text:p>
          </table:table-cell>
          <table:table-cell table:number-columns-repeated="1022"/>
        </table:table-row>
        <table:table-row table:style-name="ro1">
          <table:table-cell office:value-type="string">
            <text:p>delegación</text:p>
          </table:table-cell>
          <table:table-cell office:value-type="string">
            <text:p>kachasqa</text:p>
          </table:table-cell>
          <table:table-cell table:number-columns-repeated="1022"/>
        </table:table-row>
        <table:table-row table:style-name="ro1">
          <table:table-cell office:value-type="string">
            <text:p>instalación</text:p>
          </table:table-cell>
          <table:table-cell office:value-type="string">
            <text:p>sayachisqa</text:p>
          </table:table-cell>
          <table:table-cell table:number-columns-repeated="1022"/>
        </table:table-row>
        <table:table-row table:style-name="ro1">
          <table:table-cell office:value-type="string">
            <text:p>senador</text:p>
          </table:table-cell>
          <table:table-cell office:value-type="string">
            <text:p>sinadur</text:p>
          </table:table-cell>
          <table:table-cell table:number-columns-repeated="1022"/>
        </table:table-row>
        <table:table-row table:style-name="ro1">
          <table:table-cell office:value-type="string">
            <text:p>destino</text:p>
          </table:table-cell>
          <table:table-cell office:value-type="string">
            <text:p>imapaq kasqan (fin)</text:p>
          </table:table-cell>
          <table:table-cell/>
          <table:table-cell office:value-type="string">
            <text:p>kawsay (sino)</text:p>
          </table:table-cell>
          <table:table-cell table:number-columns-repeated="1020"/>
        </table:table-row>
        <table:table-row table:style-name="ro1">
          <table:table-cell office:value-type="string">
            <text:p>fundamental</text:p>
          </table:table-cell>
          <table:table-cell office:value-type="string">
            <text:p>tiqsi</text:p>
          </table:table-cell>
          <table:table-cell table:number-columns-repeated="1022"/>
        </table:table-row>
        <table:table-row table:style-name="ro1">
          <table:table-cell office:value-type="string">
            <text:p>campeonato</text:p>
          </table:table-cell>
          <table:table-cell office:value-type="string">
            <text:p>atipanakuy</text:p>
          </table:table-cell>
          <table:table-cell office:value-type="string">
            <text:p>llallinakuy</text:p>
          </table:table-cell>
          <table:table-cell table:number-columns-repeated="1021"/>
        </table:table-row>
        <table:table-row table:style-name="ro1">
          <table:table-cell office:value-type="string">
            <text:p>directiva</text:p>
          </table:table-cell>
          <table:table-cell office:value-type="string">
            <text:p>uamallipkuna</text:p>
          </table:table-cell>
          <table:table-cell table:style-name="ce3"/>
          <table:table-cell office:value-type="string">
            <text:p>kamachipkuna</text:p>
          </table:table-cell>
          <table:table-cell table:number-columns-repeated="1020"/>
        </table:table-row>
        <table:table-row table:style-name="ro1">
          <table:table-cell office:value-type="string">
            <text:p>autonómico</text:p>
          </table:table-cell>
          <table:table-cell office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>
            <text:p>transporte</text:p>
          </table:table-cell>
          <table:table-cell office:value-type="string">
            <text:p>runa apana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ficionado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>
            <text:p>realizado</text:p>
          </table:table-cell>
          <table:table-cell office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>
            <text:p>aeroplano</text:p>
          </table:table-cell>
          <table:table-cell office:value-type="string">
            <text:p>ayriyuplanu</text:p>
          </table:table-cell>
          <table:table-cell table:number-columns-repeated="1022"/>
        </table:table-row>
        <table:table-row table:style-name="ro1">
          <table:table-cell office:value-type="string">
            <text:p>supuesto</text:p>
          </table:table-cell>
          <table:table-cell office:value-type="string">
            <text:p>paqta</text:p>
          </table:table-cell>
          <table:table-cell office:value-type="string">
            <text:p>yaqapas</text:p>
          </table:table-cell>
          <table:table-cell table:number-columns-repeated="1021"/>
        </table:table-row>
        <table:table-row table:style-name="ro1">
          <table:table-cell office:value-type="string">
            <text:p>automóvil</text:p>
          </table:table-cell>
          <table:table-cell office:value-type="string">
            <text:p>awtunubil</text:p>
          </table:table-cell>
          <table:table-cell table:number-columns-repeated="1022"/>
        </table:table-row>
        <table:table-row table:style-name="ro1">
          <table:table-cell office:value-type="string">
            <text:p>entrenamiento</text:p>
          </table:table-cell>
          <table:table-cell office:value-type="string">
            <text:p>ruraykachay</text:p>
          </table:table-cell>
          <table:table-cell table:number-columns-repeated="1022"/>
        </table:table-row>
        <table:table-row table:style-name="ro1">
          <table:table-cell office:value-type="string">
            <text:p>camión</text:p>
          </table:table-cell>
          <table:table-cell office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>
            <text:p>electrónico</text:p>
          </table:table-cell>
          <table:table-cell table:style-name="ce2" office:value-type="string">
            <text:p>illapayup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onciert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string">
            <text:p>materia</text:p>
          </table:table-cell>
          <table:table-cell table:style-name="ce2" office:value-type="string">
            <text:p>hapìy atina </text:p>
          </table:table-cell>
          <table:table-cell/>
          <table:table-cell office:value-type="string">
            <text:p>q'iya (pus)</text:p>
          </table:table-cell>
          <table:table-cell table:number-columns-repeated="1020"/>
        </table:table-row>
        <table:table-row table:style-name="ro1">
          <table:table-cell office:value-type="string">
            <text:p>huelga</text:p>
          </table:table-cell>
          <table:table-cell table:style-name="ce2" office:value-type="string">
            <text:p>llank'ay tatichiy</text:p>
          </table:table-cell>
          <table:table-cell/>
          <table:table-cell office:value-type="string">
            <text:p>sayapuy</text:p>
          </table:table-cell>
          <table:table-cell table:number-columns-repeated="1020"/>
        </table:table-row>
        <table:table-row table:style-name="ro1">
          <table:table-cell office:value-type="string">
            <text:p>retirada</text:p>
          </table:table-cell>
          <table:table-cell office:value-type="string">
            <text:p>ayqiriy</text:p>
          </table:table-cell>
          <table:table-cell office:value-type="string">
            <text:p>ayqirikuy</text:p>
          </table:table-cell>
          <table:table-cell office:value-type="string">
            <text:p>achhuriy</text:p>
          </table:table-cell>
          <table:table-cell table:number-columns-repeated="1020"/>
        </table:table-row>
        <table:table-row table:style-name="ro1">
          <table:table-cell office:value-type="string">
            <text:p>duelo</text:p>
          </table:table-cell>
          <table:table-cell table:style-name="ce2" office:value-type="string">
            <text:p>awqatikuy</text:p>
          </table:table-cell>
          <table:table-cell office:value-type="string">
            <text:p>maqanakuy</text:p>
          </table:table-cell>
          <table:table-cell table:number-columns-repeated="1021"/>
        </table:table-row>
        <table:table-row table:style-name="ro1">
          <table:table-cell office:value-type="string">
            <text:p>gas</text:p>
          </table:table-cell>
          <table:table-cell office:value-type="string">
            <text:p>waksi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flación</text:p>
          </table:table-cell>
          <table:table-cell office:value-type="string">
            <text:p>punkiriy (de aire)</text:p>
          </table:table-cell>
          <table:table-cell/>
          <table:table-cell office:value-type="string">
            <text:p>wichay (subida de precios)</text:p>
          </table:table-cell>
          <table:table-cell table:number-columns-repeated="2"/>
          <table:table-cell table:style-name="ce3" office:value-type="string">
            <text:p>KAYMANTA</text:p>
          </table:table-cell>
          <table:table-cell table:number-columns-repeated="1017"/>
        </table:table-row>
        <table:table-row table:style-name="ro1">
          <table:table-cell office:value-type="string">
            <text:p>suspensión</text:p>
          </table:table-cell>
          <table:table-cell office:value-type="string">
            <text:p>tatiy</text:p>
          </table:table-cell>
          <table:table-cell table:number-columns-repeated="1022"/>
        </table:table-row>
        <table:table-row table:style-name="ro1">
          <table:table-cell office:value-type="string">
            <text:p>gobernador</text:p>
          </table:table-cell>
          <table:table-cell office:value-type="string">
            <text:p>llaqta kamachip</text:p>
          </table:table-cell>
          <table:table-cell/>
          <table:table-cell office:value-type="string">
            <text:p>guwirnadur</text:p>
          </table:table-cell>
          <table:table-cell table:number-columns-repeated="1020"/>
        </table:table-row>
        <table:table-row table:style-name="ro1">
          <table:table-cell office:value-type="string">
            <text:p>auténtico</text:p>
          </table:table-cell>
          <table:table-cell office:value-type="string">
            <text:p>sut'in</text:p>
          </table:table-cell>
          <table:table-cell office:value-type="string">
            <text:p>chiqaq</text:p>
          </table:table-cell>
          <table:table-cell table:number-columns-repeated="1021"/>
        </table:table-row>
        <table:table-row table:style-name="ro1">
          <table:table-cell office:value-type="string">
            <text:p>práctica</text:p>
          </table:table-cell>
          <table:table-cell office:value-type="string">
            <text:p>ruwaykachay</text:p>
          </table:table-cell>
          <table:table-cell office:value-type="string">
            <text:p>rurapaya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asto</text:p>
          </table:table-cell>
          <table:table-cell office:value-type="string">
            <text:p>chipcha (invertir)</text:p>
          </table:table-cell>
          <table:table-cell/>
          <table:table-cell office:value-type="string">
            <text:p>q'asay (parte de dinero)</text:p>
          </table:table-cell>
          <table:table-cell/>
          <table:table-cell office:value-type="string">
            <text:p>gastay (frotamiento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estatal</text:p>
          </table:table-cell>
          <table:table-cell office:value-type="string">
            <text:p>istdup</text:p>
          </table:table-cell>
          <table:table-cell office:value-type="string">
            <text:p>guwirnu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etalle</text:p>
          </table:table-cell>
          <table:table-cell office:value-type="string">
            <text:p>tukuy qhaway (pormenorizar)</text:p>
          </table:table-cell>
          <table:table-cell table:number-columns-repeated="2"/>
          <table:table-cell office:value-type="string">
            <text:p>chikallan (aspecto mínimo)</text:p>
          </table:table-cell>
          <table:table-cell table:number-columns-repeated="1019"/>
        </table:table-row>
        <table:table-row table:style-name="ro1">
          <table:table-cell office:value-type="string">
            <text:p>inmediato</text:p>
          </table:table-cell>
          <table:table-cell office:value-type="string">
            <text:p>kunallan</text:p>
          </table:table-cell>
          <table:table-cell office:value-type="string">
            <text:p>kunachallan</text:p>
          </table:table-cell>
          <table:table-cell table:number-columns-repeated="1021"/>
        </table:table-row>
        <table:table-row table:style-name="ro1">
          <table:table-cell office:value-type="string">
            <text:p>contacto</text:p>
          </table:table-cell>
          <table:table-cell office:value-type="string">
            <text:p>tupay (encuentro)</text:p>
          </table:table-cell>
          <table:table-cell/>
          <table:table-cell office:value-type="string">
            <text:p>llamiy (tocar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ilitante</text:p>
          </table:table-cell>
          <table:table-cell office:value-type="string">
            <text:p>militar kay</text:p>
          </table:table-cell>
          <table:table-cell office:value-type="string">
            <text:p>wallawisa kay</text:p>
          </table:table-cell>
          <table:table-cell office:value-type="string">
            <text:p><text:s/>(mili</text:p>
          </table:table-cell>
          <table:table-cell office:value-type="string">
            <text:p>huñuman yaykuy (de un grupo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structura</text:p>
          </table:table-cell>
          <table:table-cell office:value-type="string">
            <text:p>ukhu tullun (esqueleto)</text:p>
          </table:table-cell>
          <table:table-cell/>
          <table:table-cell office:value-type="string">
            <text:p>kaqninkuna (partes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rtículo</text:p>
          </table:table-cell>
          <table:table-cell office:value-type="string">
            <text:p>rantiy (compra)</text:p>
          </table:table-cell>
          <table:table-cell/>
          <table:table-cell office:value-type="string">
            <text:p>qillqasqa (escrito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ancario</text:p>
          </table:table-cell>
          <table:table-cell office:value-type="string">
            <text:p>qullqi waqaychana wasimanta</text:p>
          </table:table-cell>
          <table:table-cell table:number-columns-repeated="2"/>
          <table:table-cell office:value-type="string">
            <text:p>qullqi waqaychana wasipi llamk'ap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eacción</text:p>
          </table:table-cell>
          <table:table-cell office:value-type="string">
            <text:p>kutiriy</text:p>
          </table:table-cell>
          <table:table-cell table:number-columns-repeated="1022"/>
        </table:table-row>
        <table:table-row table:style-name="ro1">
          <table:table-cell office:value-type="string">
            <text:p>aprobado</text:p>
          </table:table-cell>
          <table:table-cell office:value-type="string">
            <text:p>huñichasqa</text:p>
          </table:table-cell>
          <table:table-cell table:number-columns-repeated="1022"/>
        </table:table-row>
        <table:table-row table:style-name="ro1">
          <table:table-cell office:value-type="string">
            <text:p>negativo</text:p>
          </table:table-cell>
          <table:table-cell office:value-type="string">
            <text:p>mana (negar)</text:p>
          </table:table-cell>
          <table:table-cell office:value-type="string">
            <text:p>ama (prohibir)</text:p>
          </table:table-cell>
          <table:table-cell table:number-columns-repeated="1021"/>
        </table:table-row>
        <table:table-row table:style-name="ro1">
          <table:table-cell office:value-type="string">
            <text:p>incendio</text:p>
          </table:table-cell>
          <table:table-cell office:value-type="string">
            <text:p>kanay</text:p>
          </table:table-cell>
          <table:table-cell office:value-type="string">
            <text:p>ruphachi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ultural</text:p>
          </table:table-cell>
          <table:table-cell/>
          <table:table-cell table:style-name="ce6" office:value-type="string">
            <text:p>ayni</text:p>
          </table:table-cell>
          <table:table-cell office:value-type="string">
            <text:p>runap kamasqanmanta</text:p>
          </table:table-cell>
          <table:table-cell table:number-columns-repeated="1020"/>
        </table:table-row>
        <table:table-row table:style-name="ro1">
          <table:table-cell office:value-type="string">
            <text:p>básico</text:p>
          </table:table-cell>
          <table:table-cell office:value-type="string">
            <text:p>tiqsin (fundamental)</text:p>
          </table:table-cell>
          <table:table-cell/>
          <table:table-cell office:value-type="string">
            <text:p>pachan (ubicación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edición</text:p>
          </table:table-cell>
          <table:table-cell office:value-type="string">
            <text:p>qañiy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office:value-type="string">
            <text:p>llegada</text:p>
          </table:table-cell>
          <table:table-cell/>
          <table:table-cell table:style-name="ce6" office:value-type="string">
            <text:p>chayay</text:p>
          </table:table-cell>
          <table:table-cell office:value-type="string">
            <text:p>chayan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anciller</text:p>
          </table:table-cell>
          <table:table-cell office:value-type="string">
            <text:p>kansillir</text:p>
          </table:table-cell>
          <table:table-cell table:number-columns-repeated="1022"/>
        </table:table-row>
        <table:table-row table:style-name="ro1">
          <table:table-cell office:value-type="string">
            <text:p>vital</text:p>
          </table:table-cell>
          <table:table-cell office:value-type="string">
            <text:p>kawsachip</text:p>
          </table:table-cell>
          <table:table-cell office:value-type="string">
            <text:p>kallpachap</text:p>
          </table:table-cell>
          <table:table-cell table:number-columns-repeated="1021"/>
        </table:table-row>
        <table:table-row table:style-name="ro1">
          <table:table-cell office:value-type="string">
            <text:p>escrito</text:p>
          </table:table-cell>
          <table:table-cell office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>
            <text:p>filial</text:p>
          </table:table-cell>
          <table:table-cell office:value-type="string">
            <text:p>-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evolución</text:p>
          </table:table-cell>
          <table:table-cell office:value-type="string">
            <text:p>hukñirayman tukuy (cambio)</text:p>
          </table:table-cell>
          <table:table-cell table:number-columns-repeated="1022"/>
        </table:table-row>
        <table:table-row table:style-name="ro1">
          <table:table-cell office:value-type="string">
            <text:p>concesión</text:p>
          </table:table-cell>
          <table:table-cell office:value-type="string">
            <text:p>qusqa</text:p>
          </table:table-cell>
          <table:table-cell office:value-type="string">
            <text:p>quy</text:p>
          </table:table-cell>
          <table:table-cell table:number-columns-repeated="1021"/>
        </table:table-row>
        <table:table-row table:style-name="ro1">
          <table:table-cell office:value-type="string">
            <text:p>conservador</text:p>
          </table:table-cell>
          <table:table-cell/>
          <table:table-cell table:style-name="ce6" office:value-type="string">
            <text:p>waqaychaq</text:p>
          </table:table-cell>
          <table:table-cell office:value-type="string">
            <text:p>qhwapayap</text:p>
          </table:table-cell>
          <table:table-cell/>
          <table:table-cell office:value-type="string">
            <text:p>qhawaykachap</text:p>
          </table:table-cell>
          <table:table-cell table:number-columns-repeated="1018"/>
        </table:table-row>
        <table:table-row table:style-name="ro1">
          <table:table-cell office:value-type="string">
            <text:p>preocupación</text:p>
          </table:table-cell>
          <table:table-cell office:value-type="string">
            <text:p>yuyaymanay</text:p>
          </table:table-cell>
          <table:table-cell table:number-columns-repeated="1022"/>
        </table:table-row>
        <table:table-row table:style-name="ro1">
          <table:table-cell office:value-type="string">
            <text:p>legislatura</text:p>
          </table:table-cell>
          <table:table-cell office:value-type="string">
            <text:p>kamachiy mit'a</text:p>
          </table:table-cell>
          <table:table-cell table:number-columns-repeated="1022"/>
        </table:table-row>
        <table:table-row table:style-name="ro1">
          <table:table-cell office:value-type="string">
            <text:p>diplomático</text:p>
          </table:table-cell>
          <table:table-cell office:value-type="string">
            <text:p>diplumatiku (funcionario)</text:p>
          </table:table-cell>
          <table:table-cell/>
          <table:table-cell office:value-type="string">
            <text:p>samp'a runa (prudente)</text:p>
          </table:table-cell>
          <table:table-cell table:number-columns-repeated="1020"/>
        </table:table-row>
        <table:table-row table:style-name="ro1">
          <table:table-cell office:value-type="string">
            <text:p>comité</text:p>
          </table:table-cell>
          <table:table-cell office:value-type="string">
            <text:p>kumiti</text:p>
          </table:table-cell>
          <table:table-cell table:number-columns-repeated="1022"/>
        </table:table-row>
        <table:table-row table:style-name="ro1">
          <table:table-cell office:value-type="string">
            <text:p>ganador</text:p>
          </table:table-cell>
          <table:table-cell office:value-type="string">
            <text:p>llallip</text:p>
          </table:table-cell>
          <table:table-cell office:value-type="string">
            <text:p>atipap</text:p>
          </table:table-cell>
          <table:table-cell table:number-columns-repeated="1021"/>
        </table:table-row>
        <table:table-row table:style-name="ro1">
          <table:table-cell office:value-type="string">
            <text:p>formado</text:p>
          </table:table-cell>
          <table:table-cell office:value-type="string">
            <text:p>rurasqa</text:p>
          </table:table-cell>
          <table:table-cell office:value-type="string">
            <text:p>tukusqa</text:p>
          </table:table-cell>
          <table:table-cell table:number-columns-repeated="1021"/>
        </table:table-row>
        <table:table-row table:style-name="ro1">
          <table:table-cell office:value-type="string">
            <text:p>tendencia</text:p>
          </table:table-cell>
          <table:table-cell office:value-type="string">
            <text:p>k'iraykuy</text:p>
          </table:table-cell>
          <table:table-cell table:number-columns-repeated="1022"/>
        </table:table-row>
        <table:table-row table:style-name="ro1">
          <table:table-cell office:value-type="string">
            <text:p>sanitario</text:p>
          </table:table-cell>
          <table:table-cell office:value-type="string">
            <text:p>hanpikamayup (enfermero)</text:p>
          </table:table-cell>
          <table:table-cell/>
          <table:table-cell office:value-type="string">
            <text:p>maqchikuna (labatorio)</text:p>
          </table:table-cell>
          <table:table-cell/>
          <table:table-cell office:value-type="string">
            <text:p>hisp'ana wasi (servicio)</text:p>
          </table:table-cell>
          <table:table-cell table:number-columns-repeated="1018"/>
        </table:table-row>
        <table:table-row table:style-name="ro1">
          <table:table-cell office:value-type="string">
            <text:p>municipio</text:p>
          </table:table-cell>
          <table:table-cell office:value-type="string">
            <text:p>kunsihu</text:p>
          </table:table-cell>
          <table:table-cell office:value-type="string">
            <text:p>alkaltiya</text:p>
          </table:table-cell>
          <table:table-cell table:number-columns-repeated="1021"/>
        </table:table-row>
        <table:table-row table:style-name="ro1">
          <table:table-cell office:value-type="string">
            <text:p>ejecutivo</text:p>
          </table:table-cell>
          <table:table-cell office:value-type="string">
            <text:p>ruraq</text:p>
          </table:table-cell>
          <table:table-cell table:number-columns-repeated="1022"/>
        </table:table-row>
        <table:table-row table:style-name="ro1">
          <table:table-cell office:value-type="string">
            <text:p>baja</text:p>
          </table:table-cell>
          <table:table-cell office:value-type="string">
            <text:p>pisiyay (disminución)</text:p>
          </table:table-cell>
          <table:table-cell/>
          <table:table-cell office:value-type="string">
            <text:p>urayuy (vajar)</text:p>
          </table:table-cell>
          <table:table-cell/>
          <table:table-cell office:value-type="string">
            <text:p>bahay (prercio)</text:p>
          </table:table-cell>
          <table:table-cell table:number-columns-repeated="1018"/>
        </table:table-row>
        <table:table-row table:style-name="ro1">
          <table:table-cell office:value-type="string">
            <text:p>aplicación</text:p>
          </table:table-cell>
          <table:table-cell office:value-type="string">
            <text:p>churay</text:p>
          </table:table-cell>
          <table:table-cell table:number-columns-repeated="1022"/>
        </table:table-row>
        <table:table-row table:style-name="ro1">
          <table:table-cell office:value-type="string">
            <text:p>serio</text:p>
          </table:table-cell>
          <table:table-cell table:style-name="ce2" office:value-type="string">
            <text:p>mana asikup</text:p>
          </table:table-cell>
          <table:table-cell office:value-type="string">
            <text:p>phiña uya</text:p>
          </table:table-cell>
          <table:table-cell table:number-columns-repeated="1021"/>
        </table:table-row>
        <table:table-row table:style-name="ro1">
          <table:table-cell office:value-type="string">
            <text:p>revisión</text:p>
          </table:table-cell>
          <table:table-cell table:style-name="ce2" office:value-type="string">
            <text:p>k'uskiy</text:p>
          </table:table-cell>
          <table:table-cell office:value-type="string">
            <text:p>t'aqwiy</text:p>
          </table:table-cell>
          <table:table-cell table:number-columns-repeated="1021"/>
        </table:table-row>
        <table:table-row table:style-name="ro1">
          <table:table-cell office:value-type="string">
            <text:p>madrugada</text:p>
          </table:table-cell>
          <table:table-cell office:value-type="string">
            <text:p>pachapaqariy</text:p>
          </table:table-cell>
          <table:table-cell office:value-type="string">
            <text:p>illari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ederal</text:p>
          </table:table-cell>
          <table:table-cell office:value-type="string">
            <text:p>hatun huñuynakuymanta</text:p>
          </table:table-cell>
          <table:table-cell table:number-columns-repeated="1022"/>
        </table:table-row>
        <table:table-row table:style-name="ro1">
          <table:table-cell office:value-type="string">
            <text:p>pendiente</text:p>
          </table:table-cell>
          <table:table-cell office:value-type="string">
            <text:p>qhata (ladera)</text:p>
          </table:table-cell>
          <table:table-cell office:value-type="string">
            <text:p>tulumpi (arete)</text:p>
          </table:table-cell>
          <table:table-cell/>
          <table:table-cell office:value-type="string">
            <text:p>ruranaraq (hacer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ncepto</text:p>
          </table:table-cell>
          <table:table-cell office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>
            <text:p>espectador</text:p>
          </table:table-cell>
          <table:table-cell office:value-type="string">
            <text:p>qhawaq</text:p>
          </table:table-cell>
          <table:table-cell office:value-type="string">
            <text:p>aranwayllu</text:p>
          </table:table-cell>
          <table:table-cell table:number-columns-repeated="1021"/>
        </table:table-row>
        <table:table-row table:style-name="ro1">
          <table:table-cell office:value-type="string">
            <text:p>normal</text:p>
          </table:table-cell>
          <table:table-cell office:value-type="string">
            <text:p>chhaynalla</text:p>
          </table:table-cell>
          <table:table-cell office:value-type="string">
            <text:p>chhaynapuni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atronal</text:p>
          </table:table-cell>
          <table:table-cell office:value-type="string">
            <text:p>patrumanta</text:p>
          </table:table-cell>
          <table:table-cell office:value-type="string">
            <text:p>kamachpmanta (jefe)</text:p>
          </table:table-cell>
          <table:table-cell/>
          <table:table-cell office:value-type="string">
            <text:p>wasiyupmanta (decasa</text:p>
          </table:table-cell>
          <table:table-cell/>
          <table:table-cell office:value-type="string">
            <text:p>hasindadu (de hacienda)</text:p>
          </table:table-cell>
          <table:table-cell/>
          <table:table-cell office:value-type="string">
            <text:p>mama yuramanta ( de injerto)</text:p>
          </table:table-cell>
          <table:table-cell office:value-type="string">
            <text:p>mama yura (de injerto)</text:p>
          </table:table-cell>
          <table:table-cell office:value-type="string">
            <text:p>e injerto)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etarra</text:p>
          </table:table-cell>
          <table:table-cell office:value-type="string">
            <text:p>¿?</text:p>
          </table:table-cell>
          <table:table-cell table:number-columns-repeated="1022"/>
        </table:table-row>
        <table:table-row table:style-name="ro1">
          <table:table-cell office:value-type="string">
            <text:p>energía</text:p>
          </table:table-cell>
          <table:table-cell office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tawak'uchun (de cuadro)</text:p>
          </table:table-cell>
          <table:table-cell table:number-columns-repeated="1022"/>
        </table:table-row>
        <table:table-row table:style-name="ro1">
          <table:table-cell office:value-type="string">
            <text:p>acusación</text:p>
          </table:table-cell>
          <table:table-cell office:value-type="string">
            <text:p>tumpay</text:p>
          </table:table-cell>
          <table:table-cell office:value-type="string">
            <text:p>tumpaykuy</text:p>
          </table:table-cell>
          <table:table-cell office:value-type="string">
            <text:p>lututumpa (calumnia)</text:p>
          </table:table-cell>
          <table:table-cell table:number-columns-repeated="1020"/>
        </table:table-row>
        <table:table-row table:style-name="ro1">
          <table:table-cell office:value-type="string">
            <text:p>partidario</text:p>
          </table:table-cell>
          <table:table-cell office:value-type="string">
            <text:p>sayaqi</text:p>
          </table:table-cell>
          <table:table-cell office:value-type="string">
            <text:p>sayapakup</text:p>
          </table:table-cell>
          <table:table-cell office:value-type="string">
            <text:p>masi</text:p>
          </table:table-cell>
          <table:table-cell table:number-columns-repeated="1020"/>
        </table:table-row>
        <table:table-row table:style-name="ro1">
          <table:table-cell office:value-type="string">
            <text:p>novela</text:p>
          </table:table-cell>
          <table:table-cell table:style-name="ce2" office:value-type="string">
            <text:p>suni willak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scena</text:p>
          </table:table-cell>
          <table:table-cell table:style-name="ce2" office:value-type="string">
            <text:p>aranway (teatro)</text:p>
          </table:table-cell>
          <table:table-cell/>
          <table:table-cell office:value-type="string">
            <text:p>qhawana </text:p>
          </table:table-cell>
          <table:table-cell/>
          <table:table-cell office:value-type="string">
            <text:p>chaqwa (escándalo)</text:p>
          </table:table-cell>
          <table:table-cell table:number-columns-repeated="1018"/>
        </table:table-row>
        <table:table-row table:style-name="ro1">
          <table:table-cell office:value-type="string">
            <text:p>obligado</text:p>
          </table:table-cell>
          <table:table-cell table:style-name="ce2" office:value-type="string">
            <text:p>kamachisqa (orden)</text:p>
          </table:table-cell>
          <table:table-cell table:number-columns-repeated="1022"/>
        </table:table-row>
        <table:table-row table:style-name="ro1">
          <table:table-cell office:value-type="string">
            <text:p>pieza</text:p>
          </table:table-cell>
          <table:table-cell table:style-name="ce2" office:value-type="string">
            <text:p>phatma</text:p>
          </table:table-cell>
          <table:table-cell office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>
            <text:p>concreto</text:p>
          </table:table-cell>
          <table:table-cell table:style-name="ce2" office:value-type="string">
            <text:p>qaqa (compactgo)</text:p>
          </table:table-cell>
          <table:table-cell/>
          <table:table-cell office:value-type="string">
            <text:p>k'apak (exacto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riterio</text:p>
          </table:table-cell>
          <table:table-cell table:style-name="ce2" office:value-type="string">
            <text:p>chanin kay (para conocer la verdad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rítico</text:p>
          </table:table-cell>
          <table:table-cell office:value-type="string">
            <text:p>p'inqapayaq (el que)</text:p>
          </table:table-cell>
          <table:table-cell/>
          <table:table-cell office:value-type="string">
            <text:p>yuyaychap <text:s/>(literario)</text:p>
          </table:table-cell>
          <table:table-cell/>
          <table:table-cell office:value-type="string">
            <text:p>chaninchap (para saber la verdad)</text:p>
          </table:table-cell>
          <table:table-cell table:number-columns-repeated="2"/>
          <table:table-cell office:value-type="string">
            <text:p>wañuy p'itip (moribundo)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jurídico</text:p>
          </table:table-cell>
          <table:table-cell office:value-type="string">
            <text:p>kamachikunamanta</text:p>
          </table:table-cell>
          <table:table-cell/>
          <table:table-cell office:value-type="string">
            <text:p>paqtachaymant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cuperación</text:p>
          </table:table-cell>
          <table:table-cell office:value-type="string">
            <text:p>tarikapuy (encontrar)</text:p>
          </table:table-cell>
          <table:table-cell table:number-columns-repeated="1022"/>
        </table:table-row>
        <table:table-row table:style-name="ro1">
          <table:table-cell office:value-type="string">
            <text:p>reserva</text:p>
          </table:table-cell>
          <table:table-cell office:value-type="string">
            <text:p>waqaychasq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irigido</text:p>
          </table:table-cell>
          <table:table-cell office:value-type="string">
            <text:p>apsaqa </text:p>
          </table:table-cell>
          <table:table-cell office:value-type="string">
            <text:p>pusasqa</text:p>
          </table:table-cell>
          <table:table-cell/>
          <table:table-cell office:value-type="string">
            <text:p>apachisqa (enviado)</text:p>
          </table:table-cell>
          <table:table-cell table:number-columns-repeated="1019"/>
        </table:table-row>
        <table:table-row table:style-name="ro1">
          <table:table-cell office:value-type="string">
            <text:p>exigencia</text:p>
          </table:table-cell>
          <table:table-cell office:value-type="string">
            <text:p>matìpayay</text:p>
          </table:table-cell>
          <table:table-cell office:value-type="string">
            <text:p>atikllay</text:p>
          </table:table-cell>
          <table:table-cell table:number-columns-repeated="1021"/>
        </table:table-row>
        <table:table-row table:style-name="ro1">
          <table:table-cell office:value-type="string">
            <text:p>semifinal</text:p>
          </table:table-cell>
          <table:table-cell office:value-type="string">
            <text:p>yaqa tukukuy</text:p>
          </table:table-cell>
          <table:table-cell table:number-columns-repeated="1022"/>
        </table:table-row>
        <table:table-row table:style-name="ro1">
          <table:table-cell office:value-type="string">
            <text:p>encuesta</text:p>
          </table:table-cell>
          <table:table-cell table:style-name="ce2" office:value-type="string">
            <text:p>tapukuykun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irus</text:p>
          </table:table-cell>
          <table:table-cell table:style-name="ce2" office:value-type="string">
            <text:p>birus</text:p>
          </table:table-cell>
          <table:table-cell table:number-columns-repeated="1022"/>
        </table:table-row>
        <table:table-row table:style-name="ro1">
          <table:table-cell office:value-type="string">
            <text:p>autónomo</text:p>
          </table:table-cell>
          <table:table-cell office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>
            <text:p>denominado</text:p>
          </table:table-cell>
          <table:table-cell/>
          <table:table-cell office:value-type="string">
            <text:p>sutinchasqa</text:p>
          </table:table-cell>
          <table:table-cell table:number-columns-repeated="1021"/>
        </table:table-row>
        <table:table-row table:style-name="ro1">
          <table:table-cell office:value-type="string">
            <text:p>término</text:p>
          </table:table-cell>
          <table:table-cell office:value-type="string">
            <text:p>tukukuy (final)</text:p>
          </table:table-cell>
          <table:table-cell/>
          <table:table-cell office:value-type="string">
            <text:p>p'uchukay (de una obra)</text:p>
          </table:table-cell>
          <table:table-cell/>
          <table:table-cell office:value-type="string">
            <text:p>simi (palabra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orrupción</text:p>
          </table:table-cell>
          <table:table-cell office:value-type="string">
            <text:p>waqlliy</text:p>
          </table:table-cell>
          <table:table-cell table:number-columns-repeated="1022"/>
        </table:table-row>
        <table:table-row table:style-name="ro1">
          <table:table-cell office:value-type="string">
            <text:p>registrado</text:p>
          </table:table-cell>
          <table:table-cell office:value-type="string">
            <text:p>maskhasqa</text:p>
          </table:table-cell>
          <table:table-cell office:value-type="string">
            <text:p>t'aqwisqa (revissado)</text:p>
          </table:table-cell>
          <table:table-cell table:style-name="ce2"/>
          <table:table-cell table:style-name="ce2" office:value-type="string">
            <text:p>qillqaqa (inscrito)</text:p>
          </table:table-cell>
          <table:table-cell table:number-columns-repeated="1019"/>
        </table:table-row>
        <table:table-row table:style-name="ro1">
          <table:table-cell office:value-type="string">
            <text:p>parque</text:p>
          </table:table-cell>
          <table:table-cell office:value-type="string">
            <text:p>pukllay kancha (infantil)</text:p>
          </table:table-cell>
          <table:table-cell table:number-columns-repeated="1022"/>
        </table:table-row>
        <table:table-row table:style-name="ro1">
          <table:table-cell office:value-type="string">
            <text:p>representación</text:p>
          </table:table-cell>
          <table:table-cell/>
          <table:table-cell office:value-type="string">
            <text:p>ranti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écord</text:p>
          </table:table-cell>
          <table:table-cell office:value-type="string">
            <text:p>llalliy</text:p>
          </table:table-cell>
          <table:table-cell office:value-type="string">
            <text:p>llallipa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orgánico</text:p>
          </table:table-cell>
          <table:table-cell office:value-type="string">
            <text:p>kawsayñiyup (de seres vivos)</text:p>
          </table:table-cell>
          <table:table-cell table:number-columns-repeated="1022"/>
        </table:table-row>
        <table:table-row table:style-name="ro1">
          <table:table-cell office:value-type="string">
            <text:p>postura</text:p>
          </table:table-cell>
          <table:table-cell office:value-type="string">
            <text:p>churasqa (ubicado)</text:p>
          </table:table-cell>
          <table:table-cell table:number-columns-repeated="1022"/>
        </table:table-row>
        <table:table-row table:style-name="ro1">
          <table:table-cell office:value-type="string">
            <text:p>tropa</text:p>
          </table:table-cell>
          <table:table-cell office:value-type="string">
            <text:p>tama animales)</text:p>
          </table:table-cell>
          <table:table-cell/>
          <table:table-cell office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>
            <text:p>resolución</text:p>
          </table:table-cell>
          <table:table-cell office:value-type="string">
            <text:p>atiy munay (decisión)</text:p>
          </table:table-cell>
          <table:table-cell/>
          <table:table-cell office:value-type="string">
            <text:p>atipay (resolver)</text:p>
          </table:table-cell>
          <table:table-cell/>
          <table:table-cell office:value-type="string">
            <text:p>kamachi qillqa (documento)</text:p>
          </table:table-cell>
          <table:table-cell table:number-columns-repeated="1018"/>
        </table:table-row>
        <table:table-row table:style-name="ro1">
          <table:table-cell office:value-type="string">
            <text:p>puerto</text:p>
          </table:table-cell>
          <table:table-cell office:value-type="string">
            <text:p>qhatuna (de venta)</text:p>
          </table:table-cell>
          <table:table-cell/>
          <table:table-cell office:value-type="string">
            <text:p>churasqa (ubicado)</text:p>
          </table:table-cell>
          <table:table-cell table:number-columns-repeated="1020"/>
        </table:table-row>
        <table:table-row table:style-name="ro1">
          <table:table-cell office:value-type="string">
            <text:p>baloncesto</text:p>
          </table:table-cell>
          <table:table-cell office:value-type="string">
            <text:p>baski</text:p>
          </table:table-cell>
          <table:table-cell table:number-columns-repeated="1022"/>
        </table:table-row>
        <table:table-row table:style-name="ro1">
          <table:table-cell office:value-type="string">
            <text:p>generación</text:p>
          </table:table-cell>
          <table:table-cell office:value-type="string">
            <text:p>sana</text:p>
          </table:table-cell>
          <table:table-cell office:value-type="string">
            <text:p>sanan</text:p>
          </table:table-cell>
          <table:table-cell table:number-columns-repeated="1021"/>
        </table:table-row>
        <table:table-row table:style-name="ro1">
          <table:table-cell office:value-type="string">
            <text:p>vivo</text:p>
          </table:table-cell>
          <table:table-cell/>
          <table:table-cell office:value-type="string">
            <text:p>kawsaq</text:p>
          </table:table-cell>
          <table:table-cell table:style-name="ce6" office:value-type="string">
            <text:p>k'uchi</text:p>
          </table:table-cell>
          <table:table-cell office:value-type="string">
            <text:p>ch'iti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instrumento</text:p>
          </table:table-cell>
          <table:table-cell office:value-type="string">
            <text:p>llank'ana</text:p>
          </table:table-cell>
          <table:table-cell office:value-type="string">
            <text:p>rura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entenar</text:p>
          </table:table-cell>
          <table:table-cell office:value-type="string">
            <text:p>pachak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tegración</text:p>
          </table:table-cell>
          <table:table-cell table:number-columns-repeated="1023"/>
        </table:table-row>
        <table:table-row table:style-name="ro1">
          <table:table-cell office:value-type="string">
            <text:p>prioridad</text:p>
          </table:table-cell>
          <table:table-cell office:value-type="string">
            <text:p>ñawpaqta</text:p>
          </table:table-cell>
          <table:table-cell table:number-columns-repeated="1022"/>
        </table:table-row>
        <table:table-row table:style-name="ro1">
          <table:table-cell office:value-type="string">
            <text:p>turista</text:p>
          </table:table-cell>
          <table:table-cell table:style-name="ce2" office:value-type="string">
            <text:p>hawaruna</text:p>
          </table:table-cell>
          <table:table-cell office:value-type="string">
            <text:p>hawa llaqta runa</text:p>
          </table:table-cell>
          <table:table-cell table:number-columns-repeated="1021"/>
        </table:table-row>
        <table:table-row table:style-name="ro1">
          <table:table-cell office:value-type="string">
            <text:p>polímero</text:p>
          </table:table-cell>
          <table:table-cell table:style-name="ce2" office:value-type="string">
            <text:p>t'aqaysapa (de varais partes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rburante</text:p>
          </table:table-cell>
          <table:table-cell table:style-name="ce3" office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>
            <text:p>organizado</text:p>
          </table:table-cell>
          <table:table-cell table:style-name="ce2" office:value-type="string">
            <text:p>allichasqa</text:p>
          </table:table-cell>
          <table:table-cell table:number-columns-repeated="1022"/>
        </table:table-row>
        <table:table-row table:style-name="ro1">
          <table:table-cell office:value-type="string">
            <text:p>comentario</text:p>
          </table:table-cell>
          <table:table-cell table:style-name="ce2" office:value-type="string">
            <text:p>rimapakuy</text:p>
          </table:table-cell>
          <table:table-cell office:value-type="string">
            <text:p>spsi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uadro</text:p>
          </table:table-cell>
          <table:table-cell table:style-name="ce2" office:value-type="string">
            <text:p>tawak'uchun (de cuadro)</text:p>
          </table:table-cell>
          <table:table-cell table:number-columns-repeated="1022"/>
        </table:table-row>
        <table:table-row table:style-name="ro1">
          <table:table-cell office:value-type="string">
            <text:p>tarifa</text:p>
          </table:table-cell>
          <table:table-cell table:style-name="ce2" office:value-type="string">
            <text:p>qullqip chanin</text:p>
          </table:table-cell>
          <table:table-cell table:number-columns-repeated="1022"/>
        </table:table-row>
        <table:table-row table:style-name="ro1">
          <table:table-cell office:value-type="string">
            <text:p>grado</text:p>
          </table:table-cell>
          <table:table-cell table:style-name="ce2" office:value-type="string">
            <text:p>ñiqi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epartamento</text:p>
          </table:table-cell>
          <table:table-cell table:style-name="ce2" office:value-type="string">
            <text:p>suyu</text:p>
          </table:table-cell>
          <table:table-cell/>
          <table:table-cell table:style-name="ce3" office:value-type="string">
            <text:p>tinku suyu</text:p>
          </table:table-cell>
          <table:table-cell table:number-columns-repeated="1020"/>
        </table:table-row>
        <table:table-row table:style-name="ro1">
          <table:table-cell office:value-type="string">
            <text:p>domicilio</text:p>
          </table:table-cell>
          <table:table-cell table:style-name="ce2" office:value-type="string">
            <text:p>tiyasqa wasi</text:p>
          </table:table-cell>
          <table:table-cell table:number-columns-repeated="1022"/>
        </table:table-row>
        <table:table-row table:style-name="ro1">
          <table:table-cell office:value-type="string">
            <text:p>fórmula</text:p>
          </table:table-cell>
          <table:table-cell office:value-type="string">
            <text:p>furmula</text:p>
          </table:table-cell>
          <table:table-cell table:number-columns-repeated="1022"/>
        </table:table-row>
        <table:table-row table:style-name="ro1">
          <table:table-cell office:value-type="string">
            <text:p>curso</text:p>
          </table:table-cell>
          <table:table-cell office:value-type="string">
            <text:p>ñan (camno)</text:p>
          </table:table-cell>
          <table:table-cell/>
          <table:table-cell office:value-type="string">
            <text:p>yachana (materia de estudio)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stilo</text:p>
          </table:table-cell>
          <table:table-cell office:value-type="string">
            <text:p>ñinqay (hablar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submarino</text:p>
          </table:table-cell>
          <table:table-cell office:value-type="string">
            <text:p>mamaqucha ukhu </text:p>
          </table:table-cell>
          <table:table-cell table:number-columns-repeated="1022"/>
        </table:table-row>
        <table:table-row table:style-name="ro1">
          <table:table-cell office:value-type="string">
            <text:p>permiso</text:p>
          </table:table-cell>
          <table:table-cell office:value-type="string">
            <text:p>huñichay (consentir)</text:p>
          </table:table-cell>
          <table:table-cell/>
          <table:table-cell office:value-type="string">
            <text:p>pirmisu </text:p>
          </table:table-cell>
          <table:table-cell table:number-columns-repeated="1020"/>
        </table:table-row>
        <table:table-row table:style-name="ro1">
          <table:table-cell office:value-type="string">
            <text:p>turismo</text:p>
          </table:table-cell>
          <table:table-cell office:value-type="string">
            <text:p>hawa llaqta ruanmanta</text:p>
          </table:table-cell>
          <table:table-cell table:number-columns-repeated="1022"/>
        </table:table-row>
        <table:table-row table:style-name="ro1">
          <table:table-cell office:value-type="string">
            <text:p>dueño</text:p>
          </table:table-cell>
          <table:table-cell table:style-name="ce2" office:value-type="string">
            <text:p>kaqniyup</text:p>
          </table:table-cell>
          <table:table-cell office:value-type="string">
            <text:p>(objeto poseido + -yup)</text:p>
          </table:table-cell>
          <table:table-cell/>
          <table:table-cell office:value-type="string">
            <text:p>duwiñu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suario</text:p>
          </table:table-cell>
          <table:table-cell table:style-name="ce2" office:value-type="string">
            <text:p>hap'ip</text:p>
          </table:table-cell>
          <table:table-cell office:value-type="string">
            <text:p>huqariq</text:p>
          </table:table-cell>
          <table:table-cell office:value-type="string">
            <text:p>rantiq</text:p>
          </table:table-cell>
          <table:table-cell office:value-type="string">
            <text:p>churakup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mpuesto</text:p>
          </table:table-cell>
          <table:table-cell table:style-name="ce2" office:value-type="string">
            <text:p>taqruzqa</text:p>
          </table:table-cell>
          <table:table-cell office:value-type="string">
            <text:p>mich'usq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omportamiento</text:p>
          </table:table-cell>
          <table:table-cell/>
          <table:table-cell office:value-type="string">
            <text:p>kawsay</text:p>
          </table:table-cell>
          <table:table-cell office:value-type="string">
            <text:p>kay</text:p>
          </table:table-cell>
          <table:table-cell table:number-columns-repeated="1020"/>
        </table:table-row>
        <table:table-row table:style-name="ro1">
          <table:table-cell office:value-type="string">
            <text:p>hectárea</text:p>
          </table:table-cell>
          <table:table-cell office:value-type="string">
            <text:p>iktariya</text:p>
          </table:table-cell>
          <table:table-cell table:number-columns-repeated="1022"/>
        </table:table-row>
        <table:table-row table:style-name="ro1">
          <table:table-cell office:value-type="string">
            <text:p>parcial</text:p>
          </table:table-cell>
          <table:table-cell office:value-type="string">
            <text:p>wakillan</text:p>
          </table:table-cell>
          <table:table-cell table:number-columns-repeated="1022"/>
        </table:table-row>
        <table:table-row table:style-name="ro1">
          <table:table-cell office:value-type="string">
            <text:p>visitante</text:p>
          </table:table-cell>
          <table:table-cell/>
          <table:table-cell table:style-name="ce6" office:value-type="string">
            <text:p>watukuq</text:p>
          </table:table-cell>
          <table:table-cell office:value-type="string">
            <text:p>chayamu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ecnológico</text:p>
          </table:table-cell>
          <table:table-cell table:style-name="ce2" office:value-type="string">
            <text:p>ruranapaq yacha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lternativa</text:p>
          </table:table-cell>
          <table:table-cell table:style-name="ce2" office:value-type="string">
            <text:p>pallqa (elcción entre dos posibilidades)</text:p>
          </table:table-cell>
          <table:table-cell table:number-columns-repeated="1022"/>
        </table:table-row>
        <table:table-row table:style-name="ro1">
          <table:table-cell office:value-type="string">
            <text:p>consciente</text:p>
          </table:table-cell>
          <table:table-cell table:style-name="ce2" office:value-type="string">
            <text:p>riqsip (que conoce algo)</text:p>
          </table:table-cell>
          <table:table-cell/>
          <table:table-cell office:value-type="string">
            <text:p>yuyaywan (con conocimiento)</text:p>
          </table:table-cell>
          <table:table-cell table:number-columns-repeated="1020"/>
        </table:table-row>
        <table:table-row table:style-name="ro1">
          <table:table-cell office:value-type="string">
            <text:p>meta</text:p>
          </table:table-cell>
          <table:table-cell table:style-name="ce2" office:value-type="string">
            <text:p>chayana (llegada)</text:p>
          </table:table-cell>
          <table:table-cell/>
          <table:table-cell office:value-type="string">
            <text:p>gulu (futbol)</text:p>
          </table:table-cell>
          <table:table-cell office:value-type="string">
            <text:p>arku (futbol)</text:p>
          </table:table-cell>
          <table:table-cell/>
          <table:table-cell office:value-type="string">
            <text:p>raíz + -kama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edicado</text:p>
          </table:table-cell>
          <table:table-cell office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>
            <text:p>universitario</text:p>
          </table:table-cell>
          <table:table-cell office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>
            <text:p>independencia</text:p>
          </table:table-cell>
          <table:table-cell office:value-type="string">
            <text:p>qispisqa</text:p>
          </table:table-cell>
          <table:table-cell office:value-type="string">
            <text:p>kikinmanta kawsaq</text:p>
          </table:table-cell>
          <table:table-cell table:number-columns-repeated="1021"/>
        </table:table-row>
        <table:table-row table:style-name="ro1">
          <table:table-cell office:value-type="string">
            <text:p>eliminatoria</text:p>
          </table:table-cell>
          <table:table-cell office:value-type="string">
            <text:p>hurqunakuy</text:p>
          </table:table-cell>
          <table:table-cell office:value-type="string">
            <text:p>llallinakuy</text:p>
          </table:table-cell>
          <table:table-cell table:number-columns-repeated="1021"/>
        </table:table-row>
        <table:table-row table:style-name="ro1">
          <table:table-cell office:value-type="string">
            <text:p>ámbito</text:p>
          </table:table-cell>
          <table:table-cell office:value-type="string">
            <text:p>suyun</text:p>
          </table:table-cell>
          <table:table-cell table:number-columns-repeated="1022"/>
        </table:table-row>
        <table:table-row table:style-name="ro1">
          <table:table-cell office:value-type="string">
            <text:p>terrorismo</text:p>
          </table:table-cell>
          <table:table-cell office:value-type="string">
            <text:p>q'aqchay</text:p>
          </table:table-cell>
          <table:table-cell table:number-columns-repeated="1022"/>
        </table:table-row>
        <table:table-row table:style-name="ro1">
          <table:table-cell office:value-type="string">
            <text:p>muestra</text:p>
          </table:table-cell>
          <table:table-cell table:style-name="ce2" office:value-type="string">
            <text:p>qhawachip</text:p>
          </table:table-cell>
          <table:table-cell office:value-type="string">
            <text:p>rikuchip</text:p>
          </table:table-cell>
          <table:table-cell table:number-columns-repeated="1021"/>
        </table:table-row>
        <table:table-row table:style-name="ro1">
          <table:table-cell office:value-type="string">
            <text:p>aliado</text:p>
          </table:table-cell>
          <table:table-cell table:style-name="ce2" office:value-type="string">
            <text:p>masi (congénere)</text:p>
          </table:table-cell>
          <table:table-cell/>
          <table:table-cell office:value-type="string">
            <text:p>hukllanchasqa (unido)</text:p>
          </table:table-cell>
          <table:table-cell/>
          <table:table-cell office:value-type="string">
            <text:p>sayapakup (que apoya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ensión</text:p>
          </table:table-cell>
          <table:table-cell table:style-name="ce2" office:value-type="string">
            <text:p>chutay (tensar)</text:p>
          </table:table-cell>
          <table:table-cell/>
          <table:table-cell office:value-type="string">
            <text:p>k'irkuyaya (ponerse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dificación</text:p>
          </table:table-cell>
          <table:table-cell table:style-name="ce2" office:value-type="string">
            <text:p>t'ikray</text:p>
          </table:table-cell>
          <table:table-cell office:value-type="string">
            <text:p>hukman tukuchiy</text:p>
          </table:table-cell>
          <table:table-cell table:number-columns-repeated="1021"/>
        </table:table-row>
        <table:table-row table:style-name="ro1">
          <table:table-cell office:value-type="string">
            <text:p>progreso</text:p>
          </table:table-cell>
          <table:table-cell table:style-name="ce2" office:value-type="string">
            <text:p>phuturiy</text:p>
          </table:table-cell>
          <table:table-cell office:value-type="string">
            <text:p>ñawpariy (hacia adelante)</text:p>
          </table:table-cell>
          <table:table-cell table:number-columns-repeated="1021"/>
        </table:table-row>
        <table:table-row table:style-name="ro1">
          <table:table-cell office:value-type="string">
            <text:p>radical</text:p>
          </table:table-cell>
          <table:table-cell table:style-name="ce2" office:value-type="string">
            <text:p>saphin</text:p>
          </table:table-cell>
          <table:table-cell table:number-columns-repeated="1022"/>
        </table:table-row>
        <table:table-row table:style-name="ro1">
          <table:table-cell office:value-type="string">
            <text:p>vino</text:p>
          </table:table-cell>
          <table:table-cell table:style-name="ce2" office:value-type="string">
            <text:p>winu</text:p>
          </table:table-cell>
          <table:table-cell table:number-columns-repeated="1022"/>
        </table:table-row>
        <table:table-row table:style-name="ro1">
          <table:table-cell office:value-type="string">
            <text:p>sindical</text:p>
          </table:table-cell>
          <table:table-cell table:style-name="ce2" office:value-type="string">
            <text:p>sintikatumanta</text:p>
          </table:table-cell>
          <table:table-cell table:number-columns-repeated="1022"/>
        </table:table-row>
        <table:table-row table:style-name="ro1">
          <table:table-cell office:value-type="string">
            <text:p>droga</text:p>
          </table:table-cell>
          <table:table-cell table:style-name="ce2" office:value-type="string">
            <text:p>musphachip (que hace delirara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ontenido</text:p>
          </table:table-cell>
          <table:table-cell table:style-name="ce2" office:value-type="string">
            <text:p>kasqan (en recipiente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ierre</text:p>
          </table:table-cell>
          <table:table-cell/>
          <table:table-cell table:style-name="ce4" office:value-type="string">
            <text:p>wichq'a</text:p>
          </table:table-cell>
          <table:table-cell office:value-type="string">
            <text:p>sirri (cremallera)</text:p>
          </table:table-cell>
          <table:table-cell table:number-columns-repeated="1020"/>
        </table:table-row>
        <table:table-row table:style-name="ro1">
          <table:table-cell office:value-type="string">
            <text:p>condenado</text:p>
          </table:table-cell>
          <table:table-cell office:value-type="string">
            <text:p>mirarasqa</text:p>
          </table:table-cell>
          <table:table-cell office:value-type="string">
            <text:p>hayratasqa (sentenciado)</text:p>
          </table:table-cell>
          <table:table-cell/>
          <table:table-cell office:value-type="string">
            <text:p>kuntinaru (alma en pena)</text:p>
          </table:table-cell>
          <table:table-cell table:number-columns-repeated="1019"/>
        </table:table-row>
        <table:table-row table:style-name="ro1">
          <table:table-cell office:value-type="string">
            <text:p>bestia</text:p>
          </table:table-cell>
          <table:table-cell office:value-type="string">
            <text:p>tawa chaki</text:p>
          </table:table-cell>
          <table:table-cell/>
          <table:table-cell office:value-type="string">
            <text:p>uywa</text:p>
          </table:table-cell>
          <table:table-cell table:number-columns-repeated="1020"/>
        </table:table-row>
        <table:table-row table:style-name="ro1">
          <table:table-cell office:value-type="string">
            <text:p>viaje</text:p>
          </table:table-cell>
          <table:table-cell table:style-name="ce2" office:value-type="string">
            <text:p>ch'usay</text:p>
          </table:table-cell>
          <table:table-cell office:value-type="string">
            <text:p>riy</text:p>
          </table:table-cell>
          <table:table-cell table:number-columns-repeated="1021"/>
        </table:table-row>
        <table:table-row table:style-name="ro1">
          <table:table-cell office:value-type="string">
            <text:p>instante</text:p>
          </table:table-cell>
          <table:table-cell table:style-name="ce2" office:value-type="string">
            <text:p>tuyll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uraca</text:p>
          </table:table-cell>
          <table:table-cell/>
          <table:table-cell office:value-type="string">
            <text:p>kuraka</text:p>
          </table:table-cell>
          <table:table-cell table:number-columns-repeated="1021"/>
        </table:table-row>
        <table:table-row table:style-name="ro1">
          <table:table-cell office:value-type="string">
            <text:p>secundario</text:p>
          </table:table-cell>
          <table:table-cell office:value-type="string">
            <text:p>qhipap</text:p>
          </table:table-cell>
          <table:table-cell office:value-type="string">
            <text:p>qhipapi kap</text:p>
          </table:table-cell>
          <table:table-cell table:number-columns-repeated="1021"/>
        </table:table-row>
        <table:table-row table:style-name="ro1">
          <table:table-cell office:value-type="string">
            <text:p>tejido</text:p>
          </table:table-cell>
          <table:table-cell office:value-type="string">
            <text:p>away</text:p>
          </table:table-cell>
          <table:table-cell table:style-name="ce4" office:value-type="string">
            <text:p>awa</text:p>
          </table:table-cell>
          <table:table-cell office:value-type="string">
            <text:p>awasqa</text:p>
          </table:table-cell>
          <table:table-cell table:number-columns-repeated="1020"/>
        </table:table-row>
        <table:table-row table:style-name="ro1">
          <table:table-cell office:value-type="string">
            <text:p>posible</text:p>
          </table:table-cell>
          <table:table-cell office:value-type="string">
            <text:p>atinalla</text:p>
          </table:table-cell>
          <table:table-cell office:value-type="string">
            <text:p>atina</text:p>
          </table:table-cell>
          <table:table-cell table:number-columns-repeated="1021"/>
        </table:table-row>
        <table:table-row table:style-name="ro1">
          <table:table-cell office:value-type="string">
            <text:p>mancebo</text:p>
          </table:table-cell>
          <table:table-cell office:value-type="string">
            <text:p>salla (femenino)</text:p>
          </table:table-cell>
          <table:table-cell/>
          <table:table-cell office:value-type="string">
            <text:p>maqt'a</text:p>
          </table:table-cell>
          <table:table-cell office:value-type="string">
            <text:p>siklla (masculino)</text:p>
          </table:table-cell>
          <table:table-cell table:number-columns-repeated="1019"/>
        </table:table-row>
        <table:table-row table:style-name="ro1">
          <table:table-cell office:value-type="string">
            <text:p>andino</text:p>
          </table:table-cell>
          <table:table-cell office:value-type="string">
            <text:p>antimanta</text:p>
          </table:table-cell>
          <table:table-cell office:value-type="string">
            <text:p>anti runa</text:p>
          </table:table-cell>
          <table:table-cell table:number-columns-repeated="1021"/>
        </table:table-row>
        <table:table-row table:style-name="ro1">
          <table:table-cell office:value-type="string">
            <text:p>fábrica</text:p>
          </table:table-cell>
          <table:table-cell office:value-type="string">
            <text:p>rurana wasi</text:p>
          </table:table-cell>
          <table:table-cell table:number-columns-repeated="1022"/>
        </table:table-row>
        <table:table-row table:style-name="ro1">
          <table:table-cell office:value-type="string">
            <text:p>compadre</text:p>
          </table:table-cell>
          <table:table-cell office:value-type="string">
            <text:p>kumpari</text:p>
          </table:table-cell>
          <table:table-cell table:number-columns-repeated="1022"/>
        </table:table-row>
        <table:table-row table:style-name="ro1">
          <table:table-cell office:value-type="string">
            <text:p>cuartel</text:p>
          </table:table-cell>
          <table:table-cell office:value-type="string">
            <text:p>kuwarti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stumbre</text:p>
          </table:table-cell>
          <table:table-cell office:value-type="string">
            <text:p>yachaku</text:p>
          </table:table-cell>
          <table:table-cell table:number-columns-repeated="1022"/>
        </table:table-row>
        <table:table-row table:style-name="ro1">
          <table:table-cell office:value-type="string">
            <text:p>papel</text:p>
          </table:table-cell>
          <table:table-cell table:style-name="ce2" office:value-type="string">
            <text:p>papil</text:p>
          </table:table-cell>
          <table:table-cell office:value-type="string">
            <text:p>qillqana rap'i</text:p>
          </table:table-cell>
          <table:table-cell table:number-columns-repeated="1021"/>
        </table:table-row>
        <table:table-row table:style-name="ro1">
          <table:table-cell office:value-type="string">
            <text:p>cargado</text:p>
          </table:table-cell>
          <table:table-cell table:style-name="ce3"/>
          <table:table-cell office:value-type="string">
            <text:p>q'ipisqa (en la espalda)</text:p>
          </table:table-cell>
          <table:table-cell/>
          <table:table-cell office:value-type="string">
            <text:p>hunt'asqa (completo, lleno)</text:p>
          </table:table-cell>
          <table:table-cell table:number-columns-repeated="2"/>
          <table:table-cell office:value-type="string">
            <text:p>kargasqa</text:p>
          </table:table-cell>
          <table:table-cell table:number-columns-repeated="1016"/>
        </table:table-row>
        <table:table-row table:style-name="ro1">
          <table:table-cell office:value-type="string">
            <text:p>tren</text:p>
          </table:table-cell>
          <table:table-cell table:style-name="ce2" office:value-type="string">
            <text:p>trin</text:p>
          </table:table-cell>
          <table:table-cell table:number-columns-repeated="1022"/>
        </table:table-row>
        <table:table-row table:style-name="ro1">
          <table:table-cell office:value-type="string">
            <text:p>cuarto</text:p>
          </table:table-cell>
          <table:table-cell office:value-type="string">
            <text:p>p'itita (habiatción)</text:p>
          </table:table-cell>
          <table:table-cell/>
          <table:table-cell office:value-type="string">
            <text:p>tawa ñiqin (cuarto lugar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ensaje</text:p>
          </table:table-cell>
          <table:table-cell office:value-type="string">
            <text:p>willakuy (recado)</text:p>
          </table:table-cell>
          <table:table-cell/>
          <table:table-cell office:value-type="string">
            <text:p>suchi (con remesa)</text:p>
          </table:table-cell>
          <table:table-cell table:number-columns-repeated="1020"/>
        </table:table-row>
        <table:table-row table:style-name="ro1">
          <table:table-cell office:value-type="string">
            <text:p>carro</text:p>
          </table:table-cell>
          <table:table-cell table:style-name="ce2" office:value-type="string">
            <text:p>karru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irección</text:p>
          </table:table-cell>
          <table:table-cell table:style-name="ce2" office:value-type="string">
            <text:p>maynin rina (ruta)</text:p>
          </table:table-cell>
          <table:table-cell/>
          <table:table-cell office:value-type="string">
            <text:p>tiyasqa wasi (domicilio)</text:p>
          </table:table-cell>
          <table:table-cell table:number-columns-repeated="1020"/>
        </table:table-row>
        <table:table-row table:style-name="ro1">
          <table:table-cell office:value-type="string">
            <text:p>trigo</text:p>
          </table:table-cell>
          <table:table-cell table:style-name="ce2" office:value-type="string">
            <text:p>triwu</text:p>
          </table:table-cell>
          <table:table-cell table:style-name="ce2" office:value-type="string">
            <text:p>trigu</text:p>
          </table:table-cell>
          <table:table-cell table:number-columns-repeated="1021"/>
        </table:table-row>
        <table:table-row table:style-name="ro1">
          <table:table-cell office:value-type="string">
            <text:p>familiar</text:p>
          </table:table-cell>
          <table:table-cell table:style-name="ce2" office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>
            <text:p>zapato</text:p>
          </table:table-cell>
          <table:table-cell table:style-name="ce2" office:value-type="string">
            <text:p>sapatu</text:p>
          </table:table-cell>
          <table:table-cell table:number-columns-repeated="1022"/>
        </table:table-row>
        <table:table-row table:style-name="ro1">
          <table:table-cell office:value-type="string">
            <text:p>sentado</text:p>
          </table:table-cell>
          <table:table-cell table:style-name="ce2" office:value-type="string">
            <text:p>tiyasqa (pisición)</text:p>
          </table:table-cell>
          <table:table-cell/>
          <table:table-cell office:value-type="string">
            <text:p>yachasqa (establecido)</text:p>
          </table:table-cell>
          <table:table-cell table:number-columns-repeated="1020"/>
        </table:table-row>
        <table:table-row table:style-name="ro1">
          <table:table-cell office:value-type="string">
            <text:p>común</text:p>
          </table:table-cell>
          <table:table-cell table:style-name="ce3" office:value-type="string">
            <text:p><text:span text:style-name="T1">sapsi (comunitario</text:span><text:span text:style-name="T2">)</text:span></text:p>
          </table:table-cell>
          <table:table-cell/>
          <table:table-cell office:value-type="string">
            <text:p>llapapaq (comunal)</text:p>
          </table:table-cell>
          <table:table-cell/>
          <table:table-cell office:value-type="string">
            <text:p>pasaq (corriente)</text:p>
          </table:table-cell>
          <table:table-cell table:number-columns-repeated="1018"/>
        </table:table-row>
        <table:table-row table:style-name="ro1">
          <table:table-cell office:value-type="string">
            <text:p>trigal</text:p>
          </table:table-cell>
          <table:table-cell table:style-name="ce2" office:value-type="string">
            <text:p>riwu chakra</text:p>
          </table:table-cell>
          <table:table-cell table:number-columns-repeated="1022"/>
        </table:table-row>
        <table:table-row table:style-name="ro1">
          <table:table-cell office:value-type="string">
            <text:p>término</text:p>
          </table:table-cell>
          <table:table-cell table:style-name="ce2" office:value-type="string">
            <text:p>tukukuy (final)</text:p>
          </table:table-cell>
          <table:table-cell/>
          <table:table-cell office:value-type="string">
            <text:p>p'uchuka de una obra)</text:p>
          </table:table-cell>
          <table:table-cell/>
          <table:table-cell office:value-type="string">
            <text:p>raíz + -kama <text:s/>(duración, meta)</text:p>
          </table:table-cell>
          <table:table-cell table:number-columns-repeated="1018"/>
        </table:table-row>
        <table:table-row table:style-name="ro1">
          <table:table-cell office:value-type="string">
            <text:p>pago</text:p>
          </table:table-cell>
          <table:table-cell office:value-type="string">
            <text:p>quna <text:s text:c="15"/></text:p>
          </table:table-cell>
          <table:table-cell office:value-type="string">
            <text:p>qupuna</text:p>
          </table:table-cell>
          <table:table-cell office:value-type="string">
            <text:p>kutichina (de deuda)</text:p>
          </table:table-cell>
          <table:table-cell/>
          <table:table-cell office:value-type="string">
            <text:p>haywarikuy (a la tierra</text:p>
          </table:table-cell>
          <table:table-cell/>
          <table:table-cell office:value-type="string">
            <text:p>pagu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estancia</text:p>
          </table:table-cell>
          <table:table-cell office:value-type="string">
            <text:p>tiyay (permanencia)</text:p>
          </table:table-cell>
          <table:table-cell/>
          <table:table-cell office:value-type="string">
            <text:p>ch'uklla</text:p>
          </table:table-cell>
          <table:table-cell/>
          <table:table-cell office:value-type="string">
            <text:p>istansiya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vivencia</text:p>
          </table:table-cell>
          <table:table-cell office:value-type="string">
            <text:p>kawsasq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radición</text:p>
          </table:table-cell>
          <table:table-cell office:value-type="string">
            <text:p>willan akuy (oral)</text:p>
          </table:table-cell>
          <table:table-cell/>
          <table:table-cell office:value-type="string">
            <text:p>qhipa kawsa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adrina</text:p>
          </table:table-cell>
          <table:table-cell office:value-type="string">
            <text:p>marq'aqi (bautizo)</text:p>
          </table:table-cell>
          <table:table-cell/>
          <table:table-cell office:value-type="string">
            <text:p>sawaqi (matrimonio)</text:p>
          </table:table-cell>
          <table:table-cell table:number-columns-repeated="1020"/>
        </table:table-row>
        <table:table-row table:style-name="ro1">
          <table:table-cell office:value-type="string">
            <text:p>matrona</text:p>
          </table:table-cell>
          <table:table-cell office:value-type="string">
            <text:p>t'aya</text:p>
          </table:table-cell>
          <table:table-cell table:number-columns-repeated="1022"/>
        </table:table-row>
        <table:table-row table:style-name="ro1">
          <table:table-cell office:value-type="string">
            <text:p>trozo</text:p>
          </table:table-cell>
          <table:table-cell office:value-type="string">
            <text:p>phatma</text:p>
          </table:table-cell>
          <table:table-cell office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>
            <text:p>cultivo</text:p>
          </table:table-cell>
          <table:table-cell table:style-name="ce2" office:value-type="string">
            <text:p>tarpuy</text:p>
          </table:table-cell>
          <table:table-cell table:number-columns-repeated="1022"/>
        </table:table-row>
        <table:table-row table:style-name="ro1">
          <table:table-cell office:value-type="string">
            <text:p>imposible</text:p>
          </table:table-cell>
          <table:table-cell/>
          <table:table-cell office:value-type="string">
            <text:p>nipuni</text:p>
          </table:table-cell>
          <table:table-cell office:value-type="string">
            <text:p>manapuni</text:p>
          </table:table-cell>
          <table:table-cell office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>
            <text:p>montera</text:p>
          </table:table-cell>
          <table:table-cell table:style-name="ce2" office:value-type="string">
            <text:p>muntira</text:p>
          </table:table-cell>
          <table:table-cell table:number-columns-repeated="1022"/>
        </table:table-row>
        <table:table-row table:style-name="ro1">
          <table:table-cell office:value-type="string">
            <text:p>amistad</text:p>
          </table:table-cell>
          <table:table-cell table:style-name="ce2" office:value-type="string">
            <text:p>khumpa</text:p>
          </table:table-cell>
          <table:table-cell office:value-type="string">
            <text:p>masi</text:p>
          </table:table-cell>
          <table:table-cell table:number-columns-repeated="1021"/>
        </table:table-row>
        <table:table-row table:style-name="ro1">
          <table:table-cell office:value-type="string">
            <text:p>efecto</text:p>
          </table:table-cell>
          <table:table-cell table:style-name="ce2" office:value-type="string">
            <text:p>khuyay</text:p>
          </table:table-cell>
          <table:table-cell office:value-type="string">
            <text:p>waylluy</text:p>
          </table:table-cell>
          <table:table-cell office:value-type="string">
            <text:p>munaku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uido</text:p>
          </table:table-cell>
          <table:table-cell/>
          <table:table-cell table:style-name="ce6" office:value-type="string">
            <text:p>ruqya</text:p>
          </table:table-cell>
          <table:table-cell table:number-columns-repeated="1021"/>
        </table:table-row>
        <table:table-row table:style-name="ro1">
          <table:table-cell office:value-type="string">
            <text:p>jefe</text:p>
          </table:table-cell>
          <table:table-cell table:style-name="ce2" office:value-type="string">
            <text:p>umallip</text:p>
          </table:table-cell>
          <table:table-cell office:value-type="string">
            <text:p>apulli</text:p>
          </table:table-cell>
          <table:table-cell office:value-type="string">
            <text:p>kamachip</text:p>
          </table:table-cell>
          <table:table-cell table:number-columns-repeated="1020"/>
        </table:table-row>
        <table:table-row table:style-name="ro1">
          <table:table-cell office:value-type="string">
            <text:p>jovencito</text:p>
          </table:table-cell>
          <table:table-cell table:style-name="ce2" office:value-type="string">
            <text:p>waynacha</text:p>
          </table:table-cell>
          <table:table-cell table:number-columns-repeated="1022"/>
        </table:table-row>
        <table:table-row table:style-name="ro1">
          <table:table-cell office:value-type="string">
            <text:p>cocina</text:p>
          </table:table-cell>
          <table:table-cell table:style-name="ce2" office:value-type="string">
            <text:p>kusina</text:p>
          </table:table-cell>
          <table:table-cell office:value-type="string">
            <text:p>wayk'una</text:p>
          </table:table-cell>
          <table:table-cell table:number-columns-repeated="1021"/>
        </table:table-row>
        <table:table-row table:style-name="ro1">
          <table:table-cell office:value-type="string">
            <text:p>libro</text:p>
          </table:table-cell>
          <table:table-cell table:style-name="ce2" office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>
            <text:p>tipo</text:p>
          </table:table-cell>
          <table:table-cell table:style-name="ce2" office:value-type="string">
            <text:p>ñiraq</text:p>
          </table:table-cell>
          <table:table-cell/>
          <table:table-cell office:value-type="string">
            <text:p>ñiray</text:p>
          </table:table-cell>
          <table:table-cell table:number-columns-repeated="1020"/>
        </table:table-row>
        <table:table-row table:style-name="ro1">
          <table:table-cell office:value-type="string">
            <text:p>condición</text:p>
          </table:table-cell>
          <table:table-cell table:style-name="ce2" office:value-type="string">
            <text:p>kaynin (índole)</text:p>
          </table:table-cell>
          <table:table-cell/>
          <table:table-cell office:value-type="string">
            <text:p>masi ( de la misma)</text:p>
          </table:table-cell>
          <table:table-cell table:number-columns-repeated="1020"/>
        </table:table-row>
        <table:table-row table:style-name="ro1">
          <table:table-cell office:value-type="string">
            <text:p>iglesia</text:p>
          </table:table-cell>
          <table:table-cell table:style-name="ce2" office:value-type="string">
            <text:p>inglisiya</text:p>
          </table:table-cell>
          <table:table-cell table:number-columns-repeated="1022"/>
        </table:table-row>
        <table:table-row table:style-name="ro1">
          <table:table-cell office:value-type="string">
            <text:p>suceso</text:p>
          </table:table-cell>
          <table:table-cell table:style-name="ce2" office:value-type="string">
            <text:p>rurakusqa</text:p>
          </table:table-cell>
          <table:table-cell office:value-type="string">
            <text:p>kasq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je</text:p>
          </table:table-cell>
          <table:table-cell table:style-name="ce2" office:value-type="string">
            <text:p>p'acha</text:p>
          </table:table-cell>
          <table:table-cell table:number-columns-repeated="1022"/>
        </table:table-row>
        <table:table-row table:style-name="ro1">
          <table:table-cell office:value-type="string">
            <text:p>conejo</text:p>
          </table:table-cell>
          <table:table-cell table:style-name="ce2" office:value-type="string">
            <text:p><text:s/>Lima quwi</text:p>
          </table:table-cell>
          <table:table-cell table:number-columns-repeated="1022"/>
        </table:table-row>
        <table:table-row table:style-name="ro1">
          <table:table-cell office:value-type="string">
            <text:p>diablesa</text:p>
          </table:table-cell>
          <table:table-cell table:style-name="ce2" office:value-type="string">
            <text:p>china saqra</text:p>
          </table:table-cell>
          <table:table-cell table:number-columns-repeated="1022"/>
        </table:table-row>
        <table:table-row table:style-name="ro1">
          <table:table-cell office:value-type="string">
            <text:p>contrata</text:p>
          </table:table-cell>
          <table:table-cell table:style-name="ce2" office:value-type="string">
            <text:p>kuntra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ostillón</text:p>
          </table:table-cell>
          <table:table-cell table:style-name="ce2" office:value-type="string">
            <text:p>pustillun</text:p>
          </table:table-cell>
          <table:table-cell office:value-type="string">
            <text:p>chaski</text:p>
          </table:table-cell>
          <table:table-cell table:number-columns-repeated="1021"/>
        </table:table-row>
        <table:table-row table:style-name="ro1">
          <table:table-cell office:value-type="string">
            <text:p>construcción</text:p>
          </table:table-cell>
          <table:table-cell/>
          <table:table-cell office:value-type="string">
            <text:p>hatarichiy</text:p>
          </table:table-cell>
          <table:table-cell office:value-type="string">
            <text:p>sayachiy (levantar una)</text:p>
          </table:table-cell>
          <table:table-cell table:number-columns-repeated="1020"/>
        </table:table-row>
        <table:table-row table:style-name="ro1">
          <table:table-cell office:value-type="string">
            <text:p>tropa</text:p>
          </table:table-cell>
          <table:table-cell office:value-type="string">
            <text:p>tama (animales)</text:p>
          </table:table-cell>
          <table:table-cell/>
          <table:table-cell office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>
            <text:p>cajón</text:p>
          </table:table-cell>
          <table:table-cell office:value-type="string">
            <text:p>kahun</text:p>
          </table:table-cell>
          <table:table-cell table:number-columns-repeated="1022"/>
        </table:table-row>
        <table:table-row table:style-name="ro1">
          <table:table-cell office:value-type="string">
            <text:p>puesto</text:p>
          </table:table-cell>
          <table:table-cell office:value-type="string">
            <text:p>churasqa (ubicación)</text:p>
          </table:table-cell>
          <table:table-cell table:number-columns-repeated="1022"/>
        </table:table-row>
        <table:table-row table:style-name="ro1">
          <table:table-cell office:value-type="string">
            <text:p>gobernador</text:p>
          </table:table-cell>
          <table:table-cell office:value-type="string">
            <text:p>guwirnadu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ocumento</text:p>
          </table:table-cell>
          <table:table-cell office:value-type="string">
            <text:p>qillqasqa (escrito)</text:p>
          </table:table-cell>
          <table:table-cell table:number-columns-repeated="1022"/>
        </table:table-row>
        <table:table-row table:style-name="ro1">
          <table:table-cell office:value-type="string">
            <text:p>caso</text:p>
          </table:table-cell>
          <table:table-cell office:value-type="string">
            <text:p>kasqan </text:p>
          </table:table-cell>
          <table:table-cell office:value-type="string">
            <text:p>rurasqa (suceso)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>
            <text:p>trago</text:p>
          </table:table-cell>
          <table:table-cell office:value-type="string">
            <text:p>upyay</text:p>
          </table:table-cell>
          <table:table-cell office:value-type="string">
            <text:p>suqùy (líquido)</text:p>
          </table:table-cell>
          <table:table-cell/>
          <table:table-cell office:value-type="string">
            <text:p>rawu (alcohol)</text:p>
          </table:table-cell>
          <table:table-cell table:number-columns-repeated="1019"/>
        </table:table-row>
        <table:table-row table:style-name="ro1">
          <table:table-cell office:value-type="string">
            <text:p>intención</text:p>
          </table:table-cell>
          <table:table-cell office:value-type="string">
            <text:p>pitrwi</text:p>
          </table:table-cell>
          <table:table-cell table:number-columns-repeated="1022"/>
        </table:table-row>
        <table:table-row table:style-name="ro1">
          <table:table-cell office:value-type="string">
            <text:p>ejercicio</text:p>
          </table:table-cell>
          <table:table-cell office:value-type="string">
            <text:p>ruraykachay (práctica)</text:p>
          </table:table-cell>
          <table:table-cell/>
          <table:table-cell office:value-type="string">
            <text:p>rurana (función)</text:p>
          </table:table-cell>
          <table:table-cell/>
          <table:table-cell office:value-type="string">
            <text:p>kallpachakuy (fìsico)</text:p>
          </table:table-cell>
          <table:table-cell table:number-columns-repeated="1018"/>
        </table:table-row>
        <table:table-row table:style-name="ro1">
          <table:table-cell office:value-type="string">
            <text:p>zona</text:p>
          </table:table-cell>
          <table:table-cell office:value-type="string">
            <text:p>suyu</text:p>
          </table:table-cell>
          <table:table-cell table:number-columns-repeated="1022"/>
        </table:table-row>
        <table:table-row table:style-name="ro1">
          <table:table-cell office:value-type="string">
            <text:p>acto</text:p>
          </table:table-cell>
          <table:table-cell office:value-type="string">
            <text:p>rurasqa /acción)</text:p>
          </table:table-cell>
          <table:table-cell/>
          <table:table-cell office:value-type="string">
            <text:p>aranwa (teatro)</text:p>
          </table:table-cell>
          <table:table-cell table:number-columns-repeated="1020"/>
        </table:table-row>
        <table:table-row table:style-name="ro1">
          <table:table-cell office:value-type="string">
            <text:p>listo</text:p>
          </table:table-cell>
          <table:table-cell/>
          <table:table-cell table:style-name="ce7" office:value-type="string">
            <text:p>k'uchi</text:p>
          </table:table-cell>
          <table:table-cell office:value-type="string">
            <text:p>ch'iti</text:p>
          </table:table-cell>
          <table:table-cell/>
          <table:table-cell office:value-type="string">
            <text:p>tukusqa (concluido)</text:p>
          </table:table-cell>
          <table:table-cell table:number-columns-repeated="1018"/>
        </table:table-row>
        <table:table-row table:style-name="ro1">
          <table:table-cell office:value-type="string">
            <text:p>botella</text:p>
          </table:table-cell>
          <table:table-cell table:style-name="ce2" office:value-type="string">
            <text:p>butilla</text:p>
          </table:table-cell>
          <table:table-cell/>
          <table:table-cell office:value-type="string">
            <text:p>humiyuna</text:p>
          </table:table-cell>
          <table:table-cell table:number-columns-repeated="1020"/>
        </table:table-row>
        <table:table-row table:style-name="ro1">
          <table:table-cell office:value-type="string">
            <text:p>tirado</text:p>
          </table:table-cell>
          <table:table-cell office:value-type="string">
            <text:p>wikch'usqa</text:p>
          </table:table-cell>
          <table:table-cell office:value-type="string">
            <text:p>chuqasqa</text:p>
          </table:table-cell>
          <table:table-cell office:value-type="string">
            <text:p>chanqasqa</text:p>
          </table:table-cell>
          <table:table-cell/>
          <table:table-cell office:value-type="string">
            <text:p>kumpasqa (echado)</text:p>
          </table:table-cell>
          <table:table-cell table:number-columns-repeated="1018"/>
        </table:table-row>
        <table:table-row table:style-name="ro1">
          <table:table-cell office:value-type="string">
            <text:p>cargamento</text:p>
          </table:table-cell>
          <table:table-cell table:style-name="ce2" office:value-type="string">
            <text:p>q'ipikuna</text:p>
          </table:table-cell>
          <table:table-cell table:number-columns-repeated="1022"/>
        </table:table-row>
        <table:table-row table:style-name="ro1">
          <table:table-cell office:value-type="string">
            <text:p>montura</text:p>
          </table:table-cell>
          <table:table-cell table:style-name="ce2" office:value-type="string">
            <text:p>sill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anadero</text:p>
          </table:table-cell>
          <table:table-cell table:style-name="ce2" office:value-type="string">
            <text:p>uywap</text:p>
          </table:table-cell>
          <table:table-cell table:number-columns-repeated="1022"/>
        </table:table-row>
        <table:table-row table:style-name="ro1">
          <table:table-cell office:value-type="string">
            <text:p>material</text:p>
          </table:table-cell>
          <table:table-cell table:style-name="ce2" office:value-type="string">
            <text:p>tupay atina (concreto)</text:p>
          </table:table-cell>
          <table:table-cell/>
          <table:table-cell office:value-type="string">
            <text:p>rurana (de trabajo)</text:p>
          </table:table-cell>
          <table:table-cell/>
          <table:table-cell office:value-type="string">
            <text:p>kap (ser)</text:p>
          </table:table-cell>
          <table:table-cell table:number-columns-repeated="1018"/>
        </table:table-row>
        <table:table-row table:style-name="ro1">
          <table:table-cell office:value-type="string">
            <text:p>corriente</text:p>
          </table:table-cell>
          <table:table-cell table:style-name="ce2" office:value-type="string">
            <text:p>illapa (eléctrica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ilagro</text:p>
          </table:table-cell>
          <table:table-cell table:style-name="ce2" office:value-type="string">
            <text:p>milagru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rgo</text:p>
          </table:table-cell>
          <table:table-cell table:style-name="ce2" office:value-type="string">
            <text:p>lamk'ana (puesto)</text:p>
          </table:table-cell>
          <table:table-cell/>
          <table:table-cell office:value-type="string">
            <text:p>umallip (responsable)</text:p>
          </table:table-cell>
          <table:table-cell/>
          <table:table-cell office:value-type="string">
            <text:p>kargu (religioso)</text:p>
          </table:table-cell>
          <table:table-cell table:number-columns-repeated="1018"/>
        </table:table-row>
        <table:table-row table:style-name="ro1">
          <table:table-cell office:value-type="string">
            <text:p>tinajón</text:p>
          </table:table-cell>
          <table:table-cell table:style-name="ce2" office:value-type="string">
            <text:p>maqma</text:p>
          </table:table-cell>
          <table:table-cell table:number-columns-repeated="1022"/>
        </table:table-row>
        <table:table-row table:style-name="ro1">
          <table:table-cell office:value-type="string">
            <text:p>hecho</text:p>
          </table:table-cell>
          <table:table-cell table:style-name="ce2" office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>
            <text:p>contrato</text:p>
          </table:table-cell>
          <table:table-cell table:style-name="ce2" office:value-type="string">
            <text:p>kuntratu</text:p>
          </table:table-cell>
          <table:table-cell office:value-type="string">
            <text:p>huñicha (acuerdo)</text:p>
          </table:table-cell>
          <table:table-cell table:number-columns-repeated="1021"/>
        </table:table-row>
        <table:table-row table:style-name="ro1">
          <table:table-cell office:value-type="string">
            <text:p>celda</text:p>
          </table:table-cell>
          <table:table-cell table:style-name="ce2" office:value-type="string">
            <text:p>uyllay p'itita (aposento religioso)</text:p>
          </table:table-cell>
          <table:table-cell table:number-columns-repeated="2"/>
          <table:table-cell office:value-type="string">
            <text:p>lachiwana t'qu (del panal)</text:p>
          </table:table-cell>
          <table:table-cell table:number-columns-repeated="1019"/>
        </table:table-row>
        <table:table-row table:style-name="ro1">
          <table:table-cell office:value-type="string">
            <text:p>generación</text:p>
          </table:table-cell>
          <table:table-cell table:style-name="ce2" office:value-type="string">
            <text:p>sana</text:p>
          </table:table-cell>
          <table:table-cell office:value-type="string">
            <text:p>mitay sana (descendencia)</text:p>
          </table:table-cell>
          <table:table-cell table:number-columns-repeated="2"/>
          <table:table-cell office:value-type="string">
            <text:p>qhipa wiñay (posterior)</text:p>
          </table:table-cell>
          <table:table-cell table:number-columns-repeated="1018"/>
        </table:table-row>
        <table:table-row table:style-name="ro1">
          <table:table-cell office:value-type="string">
            <text:p>descendiente</text:p>
          </table:table-cell>
          <table:table-cell office:value-type="string">
            <text:p>panaka (de la nobleza inca)</text:p>
          </table:table-cell>
          <table:table-cell/>
          <table:table-cell office:value-type="string">
            <text:p>mit'aysanan (generacxión)</text:p>
          </table:table-cell>
          <table:table-cell office:value-type="string">
            <text:p>generación)</text:p>
          </table:table-cell>
          <table:table-cell office:value-type="string">
            <text:p>uraykup (que baja)</text:p>
          </table:table-cell>
          <table:table-cell/>
          <table:table-cell office:value-type="string">
            <text:p>askhamanta pisiman (numeración)</text:p>
          </table:table-cell>
          <table:table-cell table:number-columns-repeated="1016"/>
        </table:table-row>
        <table:table-row table:style-name="ro1">
          <table:table-cell office:value-type="string">
            <text:p>fijo</text:p>
          </table:table-cell>
          <table:table-cell office:value-type="string">
            <text:p>takyasqa (firme)</text:p>
          </table:table-cell>
          <table:table-cell/>
          <table:table-cell office:value-type="string">
            <text:p>qasi (inmovil)</text:p>
          </table:table-cell>
          <table:table-cell table:number-columns-repeated="1020"/>
        </table:table-row>
        <table:table-row table:style-name="ro1">
          <table:table-cell office:value-type="string">
            <text:p>oración</text:p>
          </table:table-cell>
          <table:table-cell/>
          <table:table-cell table:style-name="ce7" office:value-type="string">
            <text:p>uylla <text:span text:style-name="T1">(rezo)</text:span></text:p>
          </table:table-cell>
          <table:table-cell/>
          <table:table-cell office:value-type="string">
            <text:p>hunt'a <text:s/>rimay (gramatical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so</text:p>
          </table:table-cell>
          <table:table-cell office:value-type="string">
            <text:p>churakuy (de vestir)</text:p>
          </table:table-cell>
          <table:table-cell table:number-columns-repeated="1022"/>
        </table:table-row>
        <table:table-row table:style-name="ro1">
          <table:table-cell office:value-type="string">
            <text:p>zanahoria</text:p>
          </table:table-cell>
          <table:table-cell office:value-type="string">
            <text:p>sawiriya</text:p>
          </table:table-cell>
          <table:table-cell table:number-columns-repeated="1022"/>
        </table:table-row>
        <table:table-row table:style-name="ro1">
          <table:table-cell office:value-type="string">
            <text:p>hombrecillo</text:p>
          </table:table-cell>
          <table:table-cell table:style-name="ce2" office:value-type="string">
            <text:p>qharicha</text:p>
          </table:table-cell>
          <table:table-cell table:number-columns-repeated="1022"/>
        </table:table-row>
        <table:table-row table:style-name="ro1">
          <table:table-cell office:value-type="string">
            <text:p>real</text:p>
          </table:table-cell>
          <table:table-cell/>
          <table:table-cell table:style-name="ce6" office:value-type="string">
            <text:p>upa kaq</text:p>
          </table:table-cell>
          <table:table-cell office:value-type="string">
            <text:p><text:s/>chiqaq</text:p>
          </table:table-cell>
          <table:table-cell office:value-type="string">
            <text:p>sut'in (cierto)</text:p>
          </table:table-cell>
          <table:table-cell/>
          <table:table-cell office:value-type="string">
            <text:p>riymanta (de reyes)</text:p>
          </table:table-cell>
          <table:table-cell/>
          <table:table-cell office:value-type="string">
            <text:p>sullull (certeza incuestionable)</text:p>
          </table:table-cell>
          <table:table-cell table:number-columns-repeated="1015"/>
        </table:table-row>
        <table:table-row table:style-name="ro1">
          <table:table-cell office:value-type="string">
            <text:p>carnicero</text:p>
          </table:table-cell>
          <table:table-cell office:value-type="string">
            <text:p>wayk'up</text:p>
          </table:table-cell>
          <table:table-cell table:number-columns-repeated="1022"/>
        </table:table-row>
        <table:table-row table:style-name="ro1">
          <table:table-cell office:value-type="string">
            <text:p>versión</text:p>
          </table:table-cell>
          <table:table-cell office:value-type="string">
            <text:p>ñisqan (personal)</text:p>
          </table:table-cell>
          <table:table-cell/>
          <table:table-cell office:value-type="string">
            <text:p>t'ikray (traducción)</text:p>
          </table:table-cell>
          <table:table-cell/>
          <table:table-cell office:value-type="string">
            <text:p>hich'ay (verter)</text:p>
          </table:table-cell>
          <table:table-cell table:number-columns-repeated="1018"/>
        </table:table-row>
        <table:table-row table:style-name="ro1">
          <table:table-cell office:value-type="string">
            <text:p>chicharrón</text:p>
          </table:table-cell>
          <table:table-cell table:style-name="ce2" office:value-type="string">
            <text:p>khuchi aycha thiqtri</text:p>
          </table:table-cell>
          <table:table-cell/>
          <table:table-cell office:value-type="string">
            <text:p>chicharu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vilizable</text:p>
          </table:table-cell>
          <table:table-cell table:style-name="ce2" office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>
            <text:p>sargento</text:p>
          </table:table-cell>
          <table:table-cell table:style-name="ce2" office:value-type="string">
            <text:p>sarhintu</text:p>
          </table:table-cell>
          <table:table-cell table:number-columns-repeated="1022"/>
        </table:table-row>
        <table:table-row table:style-name="ro1">
          <table:table-cell office:value-type="string">
            <text:p>oral</text:p>
          </table:table-cell>
          <table:table-cell office:value-type="string">
            <text:p>rimasqa</text:p>
          </table:table-cell>
          <table:table-cell office:value-type="string">
            <text:p>ñisqa</text:p>
          </table:table-cell>
          <table:table-cell office:value-type="string">
            <text:p>simiwan </text:p>
          </table:table-cell>
          <table:table-cell table:number-columns-repeated="1020"/>
        </table:table-row>
        <table:table-row table:style-name="ro1">
          <table:table-cell office:value-type="string">
            <text:p>provisión</text:p>
          </table:table-cell>
          <table:table-cell office:value-type="string">
            <text:p>qulqachay</text:p>
          </table:table-cell>
          <table:table-cell office:value-type="string">
            <text:p>taqiy Guardar provisiones en granero/depósito)</text:p>
          </table:table-cell>
          <table:table-cell table:number-columns-repeated="1021"/>
        </table:table-row>
        <table:table-row table:style-name="ro1">
          <table:table-cell office:value-type="string">
            <text:p>campanario</text:p>
          </table:table-cell>
          <table:table-cell office:value-type="string">
            <text:p>kampanariyu</text:p>
          </table:table-cell>
          <table:table-cell/>
          <table:table-cell office:value-type="string">
            <text:p>kampana pukara</text:p>
          </table:table-cell>
          <table:table-cell table:number-columns-repeated="1020"/>
        </table:table-row>
        <table:table-row table:style-name="ro1">
          <table:table-cell office:value-type="string">
            <text:p>central</text:p>
          </table:table-cell>
          <table:table-cell office:value-type="string">
            <text:p>chawpin</text:p>
          </table:table-cell>
          <table:table-cell office:value-type="string">
            <text:p>chawpi kap (lugar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asto</text:p>
          </table:table-cell>
          <table:table-cell office:value-type="string">
            <text:p>tukuy</text:p>
          </table:table-cell>
          <table:table-cell office:value-type="string">
            <text:p>chikcha (inversión)</text:p>
          </table:table-cell>
          <table:table-cell/>
          <table:table-cell office:value-type="string">
            <text:p>gastu</text:p>
          </table:table-cell>
          <table:table-cell table:number-columns-repeated="1019"/>
        </table:table-row>
        <table:table-row table:style-name="ro1">
          <table:table-cell office:value-type="string">
            <text:p>pañuelo</text:p>
          </table:table-cell>
          <table:table-cell office:value-type="string">
            <text:p>p'skita (de mujer)</text:p>
          </table:table-cell>
          <table:table-cell/>
          <table:table-cell office:value-type="string">
            <text:p>qhuña pichana (para la nariz</text:p>
          </table:table-cell>
          <table:table-cell table:number-columns-repeated="1020"/>
        </table:table-row>
        <table:table-row table:style-name="ro1">
          <table:table-cell office:value-type="string">
            <text:p>lote</text:p>
          </table:table-cell>
          <table:table-cell office:value-type="string">
            <text:p>t'aqa (pate de un todo)</text:p>
          </table:table-cell>
          <table:table-cell/>
          <table:table-cell office:value-type="string">
            <text:p>laymi (parcela)</text:p>
          </table:table-cell>
          <table:table-cell table:number-columns-repeated="1020"/>
        </table:table-row>
        <table:table-row table:style-name="ro1">
          <table:table-cell office:value-type="string">
            <text:p>gusto</text:p>
          </table:table-cell>
          <table:table-cell office:value-type="string">
            <text:p>mallina </text:p>
          </table:table-cell>
          <table:table-cell table:number-columns-repeated="1022"/>
        </table:table-row>
        <table:table-row table:style-name="ro1">
          <table:table-cell office:value-type="string">
            <text:p>convertido</text:p>
          </table:table-cell>
          <table:table-cell office:value-type="string">
            <text:p>kutichisqa</text:p>
          </table:table-cell>
          <table:table-cell office:value-type="string">
            <text:p>kutichisqa</text:p>
          </table:table-cell>
          <table:table-cell office:value-type="string">
            <text:p>(transformado)</text:p>
          </table:table-cell>
          <table:table-cell table:number-columns-repeated="1020"/>
        </table:table-row>
        <table:table-row table:style-name="ro1">
          <table:table-cell office:value-type="string">
            <text:p>idea</text:p>
          </table:table-cell>
          <table:table-cell table:style-name="ce5" office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>
            <text:p>aeroplano</text:p>
          </table:table-cell>
          <table:table-cell table:style-name="ce5" office:value-type="string">
            <text:p>ayriyuplanu</text:p>
          </table:table-cell>
          <table:table-cell table:number-columns-repeated="1022"/>
        </table:table-row>
        <table:table-row table:style-name="ro1">
          <table:table-cell office:value-type="string">
            <text:p>colorado</text:p>
          </table:table-cell>
          <table:table-cell office:value-type="string">
            <text:p>puka</text:p>
          </table:table-cell>
          <table:table-cell table:number-columns-repeated="1022"/>
        </table:table-row>
        <table:table-row table:style-name="ro1">
          <table:table-cell office:value-type="string">
            <text:p>porteador</text:p>
          </table:table-cell>
          <table:table-cell table:style-name="ce2" office:value-type="string">
            <text:p>q'ipiri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ancho</text:p>
          </table:table-cell>
          <table:table-cell table:style-name="ce2" office:value-type="string">
            <text:p>quqawi (cimida fría)</text:p>
          </table:table-cell>
          <table:table-cell/>
          <table:table-cell office:value-type="string">
            <text:p>wasi wasi (caserío)</text:p>
          </table:table-cell>
          <table:table-cell table:number-columns-repeated="1020"/>
        </table:table-row>
        <table:table-row table:style-name="ro1">
          <table:table-cell office:value-type="string">
            <text:p>empleado</text:p>
          </table:table-cell>
          <table:table-cell/>
          <table:table-cell office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>
            <text:p>capilla</text:p>
          </table:table-cell>
          <table:table-cell office:value-type="string">
            <text:p>kapilla</text:p>
          </table:table-cell>
          <table:table-cell table:number-columns-repeated="1022"/>
        </table:table-row>
        <table:table-row table:style-name="ro1">
          <table:table-cell office:value-type="string">
            <text:p>joya</text:p>
          </table:table-cell>
          <table:table-cell office:value-type="string">
            <text:p>umiña</text:p>
          </table:table-cell>
          <table:table-cell table:number-columns-repeated="1022"/>
        </table:table-row>
        <table:table-row table:style-name="ro1">
          <table:table-cell office:value-type="string">
            <text:p>comunal</text:p>
          </table:table-cell>
          <table:table-cell table:style-name="ce2" office:value-type="string">
            <text:p>ayllup</text:p>
          </table:table-cell>
          <table:table-cell office:value-type="string">
            <text:p>ayllumanta</text:p>
          </table:table-cell>
          <table:table-cell table:number-columns-repeated="1021"/>
        </table:table-row>
        <table:table-row table:style-name="ro1">
          <table:table-cell office:value-type="string">
            <text:p>entero</text:p>
          </table:table-cell>
          <table:table-cell office:value-type="string">
            <text:p>llapan (todo)</text:p>
          </table:table-cell>
          <table:table-cell table:style-name="ce3"/>
          <table:table-cell office:value-type="string">
            <text:p>hunt'asqa (lleno completo)</text:p>
          </table:table-cell>
          <table:table-cell table:number-columns-repeated="1020"/>
        </table:table-row>
        <table:table-row table:style-name="ro1">
          <table:table-cell office:value-type="string">
            <text:p>becerro</text:p>
          </table:table-cell>
          <table:table-cell table:style-name="ce2" office:value-type="string">
            <text:p>uña waka</text:p>
          </table:table-cell>
          <table:table-cell table:number-columns-repeated="1022"/>
        </table:table-row>
        <table:table-row table:style-name="ro1">
          <table:table-cell office:value-type="string">
            <text:p>abecedario</text:p>
          </table:table-cell>
          <table:table-cell office:value-type="string">
            <text:p>achahala</text:p>
          </table:table-cell>
          <table:table-cell office:value-type="string">
            <text:p>achacha</text:p>
          </table:table-cell>
          <table:table-cell table:number-columns-repeated="1021"/>
        </table:table-row>
        <table:table-row table:style-name="ro1">
          <table:table-cell office:value-type="string">
            <text:p>cena</text:p>
          </table:table-cell>
          <table:table-cell office:value-type="string">
            <text:p>tuta mikhuna</text:p>
          </table:table-cell>
          <table:table-cell office:value-type="string">
            <text:p>chìsin mikhuna</text:p>
          </table:table-cell>
          <table:table-cell table:number-columns-repeated="1021"/>
        </table:table-row>
        <table:table-row table:style-name="ro1">
          <table:table-cell office:value-type="string">
            <text:p>colina</text:p>
          </table:table-cell>
          <table:table-cell office:value-type="string">
            <text:p>muqu (cerro peuqño)</text:p>
          </table:table-cell>
          <table:table-cell table:number-columns-repeated="1022"/>
        </table:table-row>
        <table:table-row table:style-name="ro1">
          <table:table-cell office:value-type="string">
            <text:p>ancestral</text:p>
          </table:table-cell>
          <table:table-cell office:value-type="string">
            <text:p>mit'aysanamanhina</text:p>
          </table:table-cell>
          <table:table-cell/>
          <table:table-cell office:value-type="string">
            <text:p>sanamanta</text:p>
          </table:table-cell>
          <table:table-cell table:number-columns-repeated="1020"/>
        </table:table-row>
        <table:table-row table:style-name="ro1">
          <table:table-cell office:value-type="string">
            <text:p>derecho</text:p>
          </table:table-cell>
          <table:table-cell office:value-type="string">
            <text:p>paña (lado)</text:p>
          </table:table-cell>
          <table:table-cell office:value-type="string">
            <text:p>hat'alli (posesíon/posesor)</text:p>
          </table:table-cell>
          <table:table-cell table:number-columns-repeated="1021"/>
        </table:table-row>
        <table:table-row table:style-name="ro1">
          <table:table-cell office:value-type="string">
            <text:p>mostacilla</text:p>
          </table:table-cell>
          <table:table-cell office:value-type="string">
            <text:p>chikchi quri</text:p>
          </table:table-cell>
          <table:table-cell office:value-type="string">
            <text:p>hut'u hut'u</text:p>
          </table:table-cell>
          <table:table-cell table:number-columns-repeated="1021"/>
        </table:table-row>
        <table:table-row table:style-name="ro1">
          <table:table-cell office:value-type="string">
            <text:p>camión</text:p>
          </table:table-cell>
          <table:table-cell office:value-type="string">
            <text:p>kamiyu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otivo</text:p>
          </table:table-cell>
          <table:table-cell office:value-type="string">
            <text:p>imarayku</text:p>
          </table:table-cell>
          <table:table-cell office:value-type="string">
            <text:p>raíz + -rayku</text:p>
          </table:table-cell>
          <table:table-cell table:number-columns-repeated="1021"/>
        </table:table-row>
        <table:table-row table:style-name="ro1">
          <table:table-cell office:value-type="string">
            <text:p>horqueta</text:p>
          </table:table-cell>
          <table:table-cell office:value-type="string">
            <text:p>p'alqa</text:p>
          </table:table-cell>
          <table:table-cell office:value-type="string">
            <text:p>p'alqa k'aspi</text:p>
          </table:table-cell>
          <table:table-cell table:number-columns-repeated="1021"/>
        </table:table-row>
        <table:table-row table:style-name="ro1">
          <table:table-cell office:value-type="string">
            <text:p>ancestro</text:p>
          </table:table-cell>
          <table:table-cell office:value-type="string">
            <text:p>sana</text:p>
          </table:table-cell>
          <table:table-cell office:value-type="string">
            <text:p>mit'aysana</text:p>
          </table:table-cell>
          <table:table-cell office:value-type="string">
            <text:p>apusku /antepasado)</text:p>
          </table:table-cell>
          <table:table-cell table:number-columns-repeated="1020"/>
        </table:table-row>
        <table:table-row table:style-name="ro1">
          <table:table-cell office:value-type="string">
            <text:p>topo</text:p>
          </table:table-cell>
          <table:table-cell/>
          <table:table-cell table:style-name="ce7" office:value-type="string">
            <text:p>tupu</text:p>
          </table:table-cell>
          <table:table-cell office:value-type="string">
            <text:p>tupu (medida agraria = a 2705 m2)</text:p>
          </table:table-cell>
          <table:table-cell table:number-columns-repeated="2"/>
          <table:table-cell office:value-type="string">
            <text:p>tupu (prendedor de metaal)</text:p>
          </table:table-cell>
          <table:table-cell table:number-columns-repeated="1017"/>
        </table:table-row>
        <table:table-row table:style-name="ro1">
          <table:table-cell office:value-type="string">
            <text:p>almuerzo</text:p>
          </table:table-cell>
          <table:table-cell office:value-type="string">
            <text:p>almuysu</text:p>
          </table:table-cell>
          <table:table-cell office:value-type="string">
            <text:p>almusay</text:p>
          </table:table-cell>
          <table:table-cell/>
          <table:table-cell office:value-type="string">
            <text:p>chawpia p'unchaw mikhuna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abo</text:p>
          </table:table-cell>
          <table:table-cell office:value-type="string">
            <text:p>hap'ina (mango)</text:p>
          </table:table-cell>
          <table:table-cell/>
          <table:table-cell office:value-type="string">
            <text:p>cabu (grado militar)</text:p>
          </table:table-cell>
          <table:table-cell table:number-columns-repeated="1020"/>
        </table:table-row>
        <table:table-row table:style-name="ro1">
          <table:table-cell office:value-type="string">
            <text:p>municipal</text:p>
          </table:table-cell>
          <table:table-cell office:value-type="string">
            <text:p>kunsuhumanta</text:p>
          </table:table-cell>
          <table:table-cell/>
          <table:table-cell office:value-type="string">
            <text:p>alkaltiyamanta</text:p>
          </table:table-cell>
          <table:table-cell table:number-columns-repeated="1020"/>
        </table:table-row>
        <table:table-row table:style-name="ro1">
          <table:table-cell office:value-type="string">
            <text:p>convento</text:p>
          </table:table-cell>
          <table:table-cell office:value-type="string">
            <text:p>kunbintu</text:p>
          </table:table-cell>
          <table:table-cell table:number-columns-repeated="1022"/>
        </table:table-row>
        <table:table-row table:style-name="ro1">
          <table:table-cell office:value-type="string">
            <text:p>propina</text:p>
          </table:table-cell>
          <table:table-cell office:value-type="string">
            <text:p>quy</text:p>
          </table:table-cell>
          <table:table-cell office:value-type="string">
            <text:p>takay</text:p>
          </table:table-cell>
          <table:table-cell office:value-type="string">
            <text:p>daliy (golpe)</text:p>
          </table:table-cell>
          <table:table-cell/>
          <table:table-cell office:value-type="string">
            <text:p>qulllqi quy (dinero)</text:p>
          </table:table-cell>
          <table:table-cell table:number-columns-repeated="1018"/>
        </table:table-row>
        <table:table-row table:style-name="ro1">
          <table:table-cell office:value-type="string">
            <text:p>bendito</text:p>
          </table:table-cell>
          <table:table-cell office:value-type="string">
            <text:p>willk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racia</text:p>
          </table:table-cell>
          <table:table-cell office:value-type="string">
            <text:p>munacha kay (belleza)</text:p>
          </table:table-cell>
          <table:table-cell/>
          <table:table-cell office:value-type="string">
            <text:p>asina (chiste)</text:p>
          </table:table-cell>
          <table:table-cell table:number-columns-repeated="1020"/>
        </table:table-row>
        <table:table-row table:style-name="ro1">
          <table:table-cell office:value-type="string">
            <text:p>retorno</text:p>
          </table:table-cell>
          <table:table-cell table:style-name="ce2" office:value-type="string">
            <text:p>kutimuy</text:p>
          </table:table-cell>
          <table:table-cell table:number-columns-repeated="1022"/>
        </table:table-row>
        <table:table-row table:style-name="ro1">
          <table:table-cell office:value-type="string">
            <text:p>señorito</text:p>
          </table:table-cell>
          <table:table-cell table:style-name="ce2" office:value-type="string">
            <text:p>q'aracha</text:p>
          </table:table-cell>
          <table:table-cell office:value-type="string">
            <text:p>ñiñucha</text:p>
          </table:table-cell>
          <table:table-cell table:number-columns-repeated="1021"/>
        </table:table-row>
        <table:table-row table:style-name="ro1">
          <table:table-cell office:value-type="string">
            <text:p>papal</text:p>
          </table:table-cell>
          <table:table-cell office:value-type="string">
            <text:p>papa chakra</text:p>
          </table:table-cell>
          <table:table-cell table:number-columns-repeated="1022"/>
        </table:table-row>
        <table:table-row table:style-name="ro1">
          <table:table-cell office:value-type="string">
            <text:p>endemoniado</text:p>
          </table:table-cell>
          <table:table-cell table:style-name="ce2"/>
          <table:table-cell table:style-name="ce2" office:value-type="string">
            <text:p>saqrayasqa</text:p>
          </table:table-cell>
          <table:table-cell/>
          <table:table-cell office:value-type="string">
            <text:p>supayyasqa</text:p>
          </table:table-cell>
          <table:table-cell table:number-columns-repeated="1019"/>
        </table:table-row>
        <table:table-row table:style-name="ro1">
          <table:table-cell office:value-type="string">
            <text:p>texto</text:p>
          </table:table-cell>
          <table:table-cell office:value-type="string">
            <text:p>qillqasq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ágico</text:p>
          </table:table-cell>
          <table:table-cell office:value-type="string">
            <text:p>mahiku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>
            <text:p>caja</text:p>
          </table:table-cell>
          <table:table-cell office:value-type="string">
            <text:p>kah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entido</text:p>
          </table:table-cell>
          <table:table-cell office:value-type="string">
            <text:p>riqsiy</text:p>
          </table:table-cell>
          <table:table-cell table:number-columns-repeated="1022"/>
        </table:table-row>
        <table:table-row table:style-name="ro1">
          <table:table-cell office:value-type="string">
            <text:p>producto</text:p>
          </table:table-cell>
          <table:table-cell office:value-type="string">
            <text:p>miray (multiplicar)</text:p>
          </table:table-cell>
          <table:table-cell table:style-name="ce2"/>
          <table:table-cell office:value-type="string">
            <text:p>ruru /fruto)</text:p>
          </table:table-cell>
          <table:table-cell table:number-columns-repeated="1020"/>
        </table:table-row>
        <table:table-row table:style-name="ro1">
          <table:table-cell office:value-type="string">
            <text:p>mansión</text:p>
          </table:table-cell>
          <table:table-cell office:value-type="string">
            <text:p>hatun wasi</text:p>
          </table:table-cell>
          <table:table-cell table:number-columns-repeated="1022"/>
        </table:table-row>
        <table:table-row table:style-name="ro1">
          <table:table-cell office:value-type="string">
            <text:p>madrugada</text:p>
          </table:table-cell>
          <table:table-cell office:value-type="string">
            <text:p>illariy</text:p>
          </table:table-cell>
          <table:table-cell office:value-type="string">
            <text:p>pacha paqariy</text:p>
          </table:table-cell>
          <table:table-cell/>
          <table:table-cell office:value-type="string">
            <text:p>pacha illariy</text:p>
          </table:table-cell>
          <table:table-cell table:number-columns-repeated="1019"/>
        </table:table-row>
        <table:table-row table:style-name="ro1">
          <table:table-cell office:value-type="string">
            <text:p>lata</text:p>
          </table:table-cell>
          <table:table-cell office:value-type="string">
            <text:p>pilti</text:p>
          </table:table-cell>
          <table:table-cell table:number-columns-repeated="1022"/>
        </table:table-row>
        <table:table-row table:style-name="ro1">
          <table:table-cell office:value-type="string">
            <text:p>adobe</text:p>
          </table:table-cell>
          <table:table-cell office:value-type="string">
            <text:p>aruwi</text:p>
          </table:table-cell>
          <table:table-cell table:number-columns-repeated="1022"/>
        </table:table-row>
        <table:table-row table:style-name="ro1">
          <table:table-cell office:value-type="string">
            <text:p>objeto</text:p>
          </table:table-cell>
          <table:table-cell office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>
            <text:p>multitud</text:p>
          </table:table-cell>
          <table:table-cell office:value-type="string">
            <text:p>achkha</text:p>
          </table:table-cell>
          <table:table-cell table:number-columns-repeated="1022"/>
        </table:table-row>
        <table:table-row table:style-name="ro1">
          <table:table-cell office:value-type="string">
            <text:p>rezo</text:p>
          </table:table-cell>
          <table:table-cell office:value-type="string">
            <text:p>uylla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abio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>
            <text:p>extremo</text:p>
          </table:table-cell>
          <table:table-cell office:value-type="string">
            <text:p>ñawpi</text:p>
          </table:table-cell>
          <table:table-cell table:number-columns-repeated="1022"/>
        </table:table-row>
        <table:table-row table:style-name="ro1">
          <table:table-cell office:value-type="string">
            <text:p>sucedido</text:p>
          </table:table-cell>
          <table:table-cell office:value-type="string">
            <text:p>kasqan (suceso) </text:p>
          </table:table-cell>
          <table:table-cell office:value-type="string">
            <text:p>r</text:p>
          </table:table-cell>
          <table:table-cell office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>
            <text:p>respeto</text:p>
          </table:table-cell>
          <table:table-cell office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>
            <text:p>piso</text:p>
          </table:table-cell>
          <table:table-cell office:value-type="string">
            <text:p>panpa</text:p>
          </table:table-cell>
          <table:table-cell table:number-columns-repeated="1022"/>
        </table:table-row>
        <table:table-row table:style-name="ro1">
          <table:table-cell office:value-type="string">
            <text:p>sindicato</text:p>
          </table:table-cell>
          <table:table-cell office:value-type="string">
            <text:p>sintikatu</text:p>
          </table:table-cell>
          <table:table-cell table:number-columns-repeated="1022"/>
        </table:table-row>
        <table:table-row table:style-name="ro1">
          <table:table-cell office:value-type="string">
            <text:p>sala</text:p>
          </table:table-cell>
          <table:table-cell office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>
            <text:p>morgue</text:p>
          </table:table-cell>
          <table:table-cell table:style-name="ce2" office:value-type="string">
            <text:p>ayawasi</text:p>
          </table:table-cell>
          <table:table-cell table:number-columns-repeated="1022"/>
        </table:table-row>
        <table:table-row table:style-name="ro1">
          <table:table-cell office:value-type="string">
            <text:p>presidente</text:p>
          </table:table-cell>
          <table:table-cell office:value-type="string">
            <text:p>apulli</text:p>
          </table:table-cell>
          <table:table-cell office:value-type="string">
            <text:p>kamachip</text:p>
          </table:table-cell>
          <table:table-cell office:value-type="string">
            <text:p>umallip</text:p>
          </table:table-cell>
          <table:table-cell table:number-columns-repeated="1020"/>
        </table:table-row>
        <table:table-row table:style-name="ro1">
          <table:table-cell office:value-type="string">
            <text:p>espacio</text:p>
          </table:table-cell>
          <table:table-cell office:value-type="string">
            <text:p>pacha (lugar</text:p>
          </table:table-cell>
          <table:table-cell/>
          <table:table-cell office:value-type="string">
            <text:p>ch'usaq (vacío)</text:p>
          </table:table-cell>
          <table:table-cell table:number-columns-repeated="1020"/>
        </table:table-row>
        <table:table-row table:style-name="ro1">
          <table:table-cell office:value-type="string">
            <text:p>alcance</text:p>
          </table:table-cell>
          <table:table-cell table:style-name="ce2" office:value-type="string">
            <text:p>maykama</text:p>
          </table:table-cell>
          <table:table-cell table:number-columns-repeated="1022"/>
        </table:table-row>
        <table:table-row table:style-name="ro1">
          <table:table-cell office:value-type="string">
            <text:p>cubierto</text:p>
          </table:table-cell>
          <table:table-cell table:style-name="ce2" office:value-type="string">
            <text:p>p'istusqa</text:p>
          </table:table-cell>
          <table:table-cell table:style-name="ce2" office:value-type="string">
            <text:p>qatasqa</text:p>
          </table:table-cell>
          <table:table-cell table:number-columns-repeated="1021"/>
        </table:table-row>
        <table:table-row table:style-name="ro1">
          <table:table-cell office:value-type="string">
            <text:p>carona</text:p>
          </table:table-cell>
          <table:table-cell office:value-type="string">
            <text:p>pillu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nsión</text:p>
          </table:table-cell>
          <table:table-cell/>
          <table:table-cell office:value-type="string">
            <text:p>mikhuna wasi</text:p>
          </table:table-cell>
          <table:table-cell/>
          <table:table-cell office:value-type="string">
            <text:p>qullqi chaskiy (de juvilación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ulano</text:p>
          </table:table-cell>
          <table:table-cell office:value-type="string">
            <text:p>pipas (alguien)</text:p>
          </table:table-cell>
          <table:table-cell table:number-columns-repeated="1022"/>
        </table:table-row>
        <table:table-row table:style-name="ro1">
          <table:table-cell office:value-type="string">
            <text:p>birrete</text:p>
          </table:table-cell>
          <table:table-cell office:value-type="string">
            <text:p>biriti</text:p>
          </table:table-cell>
          <table:table-cell table:number-columns-repeated="1022"/>
        </table:table-row>
        <table:table-row table:style-name="ro1">
          <table:table-cell office:value-type="string">
            <text:p>medicinal</text:p>
          </table:table-cell>
          <table:table-cell office:value-type="string">
            <text:p>hanpi</text:p>
          </table:table-cell>
          <table:table-cell table:number-columns-repeated="1022"/>
        </table:table-row>
        <table:table-row table:style-name="ro1">
          <table:table-cell office:value-type="string">
            <text:p>rinconada</text:p>
          </table:table-cell>
          <table:table-cell office:value-type="string">
            <text:p>k'uchun</text:p>
          </table:table-cell>
          <table:table-cell table:number-columns-repeated="1022"/>
        </table:table-row>
        <table:table-row table:style-name="ro1">
          <table:table-cell office:value-type="string">
            <text:p>rescoldo</text:p>
          </table:table-cell>
          <table:table-cell office:value-type="string">
            <text:p>qulli (braza bajo ceniza)</text:p>
          </table:table-cell>
          <table:table-cell table:number-columns-repeated="1022"/>
        </table:table-row>
        <table:table-row table:style-name="ro1">
          <table:table-cell office:value-type="string">
            <text:p>vela</text:p>
          </table:table-cell>
          <table:table-cell office:value-type="string">
            <text:p>bila</text:p>
          </table:table-cell>
          <table:table-cell table:number-columns-repeated="1022"/>
        </table:table-row>
        <table:table-row table:style-name="ro1">
          <table:table-cell office:value-type="string">
            <text:p>legua</text:p>
          </table:table-cell>
          <table:table-cell office:value-type="string">
            <text:p>simi (idioma)</text:p>
          </table:table-cell>
          <table:table-cell office:value-type="string">
            <text:p>qallu (órgano)</text:p>
          </table:table-cell>
          <table:table-cell table:number-columns-repeated="1021"/>
        </table:table-row>
        <table:table-row table:style-name="ro1">
          <table:table-cell office:value-type="string">
            <text:p>presidencia</text:p>
          </table:table-cell>
          <table:table-cell office:value-type="string">
            <text:p>apulli wasi</text:p>
          </table:table-cell>
          <table:table-cell office:value-type="string">
            <text:p>umalli wasi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rante</text:p>
          </table:table-cell>
          <table:table-cell office:value-type="string">
            <text:p>chutasqa (estirado)</text:p>
          </table:table-cell>
          <table:table-cell/>
          <table:table-cell office:value-type="string">
            <text:p>tiranti (de pantalón)</text:p>
          </table:table-cell>
          <table:table-cell table:number-columns-repeated="1020"/>
        </table:table-row>
        <table:table-row table:style-name="ro1">
          <table:table-cell office:value-type="string">
            <text:p>tremendo</text:p>
          </table:table-cell>
          <table:table-cell office:value-type="string">
            <text:p>hatunkaray</text:p>
          </table:table-cell>
          <table:table-cell table:style-name="ce2" office:value-type="string">
            <text:p>khaychkankaray</text:p>
          </table:table-cell>
          <table:table-cell table:number-columns-repeated="1021"/>
        </table:table-row>
        <table:table-row table:style-name="ro1">
          <table:table-cell office:value-type="string">
            <text:p>fideo</text:p>
          </table:table-cell>
          <table:table-cell office:value-type="string">
            <text:p>fediyu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ana</text:p>
          </table:table-cell>
          <table:table-cell office:value-type="string">
            <text:p>llallin (competir)</text:p>
          </table:table-cell>
          <table:table-cell/>
          <table:table-cell office:value-type="string">
            <text:p>muanay (deseo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arraca</text:p>
          </table:table-cell>
          <table:table-cell office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>
            <text:p>elefante</text:p>
          </table:table-cell>
          <table:table-cell office:value-type="string">
            <text:p>ilifanti</text:p>
          </table:table-cell>
          <table:table-cell table:number-columns-repeated="1022"/>
        </table:table-row>
        <table:table-row table:style-name="ro1">
          <table:table-cell office:value-type="string">
            <text:p>perdón</text:p>
          </table:table-cell>
          <table:table-cell/>
          <table:table-cell table:style-name="ce7" office:value-type="string">
            <text:p>pampachay</text:p>
          </table:table-cell>
          <table:table-cell table:number-columns-repeated="1021"/>
        </table:table-row>
        <table:table-row table:style-name="ro1">
          <table:table-cell office:value-type="string">
            <text:p>montado</text:p>
          </table:table-cell>
          <table:table-cell office:value-type="string">
            <text:p>sillakusqa (aen montura)</text:p>
          </table:table-cell>
          <table:table-cell/>
          <table:table-cell office:value-type="string">
            <text:p>hatarisqa (levantado)</text:p>
          </table:table-cell>
          <table:table-cell table:number-columns-repeated="1020"/>
        </table:table-row>
        <table:table-row table:style-name="ro1">
          <table:table-cell office:value-type="string">
            <text:p>pérdida</text:p>
          </table:table-cell>
          <table:table-cell office:value-type="string">
            <text:p>chinkay</text:p>
          </table:table-cell>
          <table:table-cell office:value-type="string">
            <text:p>usuchiy (desperdiciar)</text:p>
          </table:table-cell>
          <table:table-cell table:number-columns-repeated="1021"/>
        </table:table-row>
        <table:table-row table:style-name="ro1">
          <table:table-cell office:value-type="string">
            <text:p>comunero</text:p>
          </table:table-cell>
          <table:table-cell table:style-name="ce3"/>
          <table:table-cell/>
          <table:table-cell office:value-type="string">
            <text:p>aylluruna</text:p>
          </table:table-cell>
          <table:table-cell table:number-columns-repeated="1020"/>
        </table:table-row>
        <table:table-row table:style-name="ro1">
          <table:table-cell office:value-type="string">
            <text:p>mayordomo</text:p>
          </table:table-cell>
          <table:table-cell office:value-type="string">
            <text:p>llamk'achiq</text:p>
          </table:table-cell>
          <table:table-cell/>
          <table:table-cell office:value-type="string">
            <text:p>pachaka (lugarteniente)</text:p>
          </table:table-cell>
          <table:table-cell table:number-columns-repeated="1020"/>
        </table:table-row>
        <table:table-row table:style-name="ro1">
          <table:table-cell office:value-type="string">
            <text:p>avión</text:p>
          </table:table-cell>
          <table:table-cell office:value-type="string">
            <text:p>abiyun</text:p>
          </table:table-cell>
          <table:table-cell table:number-columns-repeated="1022"/>
        </table:table-row>
        <table:table-row table:style-name="ro1">
          <table:table-cell office:value-type="string">
            <text:p>marcha</text:p>
          </table:table-cell>
          <table:table-cell office:value-type="string">
            <text:p>puririy (partida)</text:p>
          </table:table-cell>
          <table:table-cell/>
          <table:table-cell office:value-type="string">
            <text:p>riy (ir)</text:p>
          </table:table-cell>
          <table:table-cell office:value-type="string">
            <text:p>marcha (militar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eniente</text:p>
          </table:table-cell>
          <table:table-cell office:value-type="string">
            <text:p>tininti</text:p>
          </table:table-cell>
          <table:table-cell table:number-columns-repeated="1022"/>
        </table:table-row>
        <table:table-row table:style-name="ro1">
          <table:table-cell office:value-type="string">
            <text:p>modernidad</text:p>
          </table:table-cell>
          <table:table-cell office:value-type="string">
            <text:p>ñawra</text:p>
          </table:table-cell>
          <table:table-cell table:number-columns-repeated="1022"/>
        </table:table-row>
        <table:table-row table:style-name="ro1">
          <table:table-cell office:value-type="string">
            <text:p>trayecto</text:p>
          </table:table-cell>
          <table:table-cell office:value-type="string">
            <text:p>ñan</text:p>
          </table:table-cell>
          <table:table-cell table:number-columns-repeated="1022"/>
        </table:table-row>
        <table:table-row table:style-name="ro1">
          <table:table-cell office:value-type="string">
            <text:p>paraje</text:p>
          </table:table-cell>
          <table:table-cell table:style-name="ce2" office:value-type="string">
            <text:p>pitumnasi</text:p>
          </table:table-cell>
          <table:table-cell table:number-columns-repeated="1022"/>
        </table:table-row>
        <table:table-row table:style-name="ro1">
          <table:table-cell office:value-type="string">
            <text:p>temprano</text:p>
          </table:table-cell>
          <table:table-cell office:value-type="string">
            <text:p>tutallamanta</text:p>
          </table:table-cell>
          <table:table-cell office:value-type="string">
            <text:p>tutaraq</text:p>
          </table:table-cell>
          <table:table-cell table:number-columns-repeated="1021"/>
        </table:table-row>
        <table:table-row table:style-name="ro1">
          <table:table-cell office:value-type="string">
            <text:p>menester</text:p>
          </table:table-cell>
          <table:table-cell table:style-name="ce2" office:value-type="string">
            <text:p>kanan</text:p>
          </table:table-cell>
          <table:table-cell table:number-columns-repeated="1022"/>
        </table:table-row>
        <table:table-row table:style-name="ro1">
          <table:table-cell office:value-type="string">
            <text:p>singular</text:p>
          </table:table-cell>
          <table:table-cell office:value-type="string">
            <text:p>sapallan</text:p>
          </table:table-cell>
          <table:table-cell office:value-type="string">
            <text:p>huklla (uno solo)</text:p>
          </table:table-cell>
          <table:table-cell table:style-name="ce3"/>
          <table:table-cell office:value-type="string">
            <text:p>hukllapi (número)</text:p>
          </table:table-cell>
          <table:table-cell table:number-columns-repeated="1019"/>
        </table:table-row>
        <table:table-row table:style-name="ro1">
          <table:table-cell office:value-type="string">
            <text:p>castilla</text:p>
          </table:table-cell>
          <table:table-cell office:value-type="string">
            <text:p>Kastilla</text:p>
          </table:table-cell>
          <table:table-cell table:number-columns-repeated="1022"/>
        </table:table-row>
        <table:table-row table:style-name="ro1">
          <table:table-cell office:value-type="string">
            <text:p>galgo</text:p>
          </table:table-cell>
          <table:table-cell office:value-type="string">
            <text:p>galgu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fán</text:p>
          </table:table-cell>
          <table:table-cell office:value-type="string">
            <text:p>allpariy</text:p>
          </table:table-cell>
          <table:table-cell office:value-type="string">
            <text:p>p¡itu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otro</text:p>
          </table:table-cell>
          <table:table-cell office:value-type="string">
            <text:p>urqu kawallu</text:p>
          </table:table-cell>
          <table:table-cell table:number-columns-repeated="1022"/>
        </table:table-row>
        <table:table-row table:style-name="ro1">
          <table:table-cell office:value-type="string">
            <text:p>relación</text:p>
          </table:table-cell>
          <table:table-cell office:value-type="string">
            <text:p>tinkuy</text:p>
          </table:table-cell>
          <table:table-cell office:value-type="string">
            <text:p>tupay (encuengtro)</text:p>
          </table:table-cell>
          <table:table-cell/>
          <table:table-cell office:value-type="string">
            <text:p>rimanakuy (dialogo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oceso</text:p>
          </table:table-cell>
          <table:table-cell office:value-type="string">
            <text:p>pacha puririy (transcurso del tiempo)</text:p>
          </table:table-cell>
          <table:table-cell table:number-columns-repeated="2"/>
          <table:table-cell office:value-type="string">
            <text:p>ruway (trabajo)</text:p>
          </table:table-cell>
          <table:table-cell table:number-columns-repeated="1019"/>
        </table:table-row>
        <table:table-row table:style-name="ro1">
          <table:table-cell office:value-type="string">
            <text:p>oficio</text:p>
          </table:table-cell>
          <table:table-cell office:value-type="string">
            <text:p>kamayup (ocupación)</text:p>
          </table:table-cell>
          <table:table-cell/>
          <table:table-cell office:value-type="string">
            <text:p>ufisiyu (documento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ervicio</text:p>
          </table:table-cell>
          <table:table-cell office:value-type="string">
            <text:p>yanay (servir)</text:p>
          </table:table-cell>
          <table:table-cell table:number-columns-repeated="2"/>
          <table:table-cell office:value-type="string">
            <text:p>qaray (de alimentos)</text:p>
          </table:table-cell>
          <table:table-cell table:number-columns-repeated="1019"/>
        </table:table-row>
        <table:table-row table:style-name="ro1">
          <table:table-cell office:value-type="string">
            <text:p>angelito</text:p>
          </table:table-cell>
          <table:table-cell table:style-name="ce2" office:value-type="string">
            <text:p>killkich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ultural</text:p>
          </table:table-cell>
          <table:table-cell/>
          <table:table-cell table:style-name="ce6" office:value-type="string">
            <text:p>ayni</text:p>
          </table:table-cell>
          <table:table-cell office:value-type="string">
            <text:p>runaq kamasqanmana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opósito</text:p>
          </table:table-cell>
          <table:table-cell office:value-type="string">
            <text:p>atiy</text:p>
          </table:table-cell>
          <table:table-cell office:value-type="string">
            <text:p>ruray munay</text:p>
          </table:table-cell>
          <table:table-cell table:number-columns-repeated="1021"/>
        </table:table-row>
        <table:table-row table:style-name="ro1">
          <table:table-cell office:value-type="string">
            <text:p>presa</text:p>
          </table:table-cell>
          <table:table-cell office:value-type="string">
            <text:p>hap'isqa</text:p>
          </table:table-cell>
          <table:table-cell office:value-type="string">
            <text:p>wisq'asqa</text:p>
          </table:table-cell>
          <table:table-cell office:value-type="string">
            <text:p>watasqa (sin libertad)</text:p>
          </table:table-cell>
          <table:table-cell/>
          <table:table-cell office:value-type="string">
            <text:p>punqu (agua)</text:p>
          </table:table-cell>
          <table:table-cell table:number-columns-repeated="1018"/>
        </table:table-row>
        <table:table-row table:style-name="ro1">
          <table:table-cell office:value-type="string">
            <text:p>palito</text:p>
          </table:table-cell>
          <table:table-cell office:value-type="string">
            <text:p>k'aspicha</text:p>
          </table:table-cell>
          <table:table-cell table:number-columns-repeated="1022"/>
        </table:table-row>
        <table:table-row table:style-name="ro1">
          <table:table-cell office:value-type="string">
            <text:p>tesoro</text:p>
          </table:table-cell>
          <table:table-cell office:value-type="string">
            <text:p>quri qullqi</text:p>
          </table:table-cell>
          <table:table-cell table:number-columns-repeated="1022"/>
        </table:table-row>
        <table:table-row table:style-name="ro1">
          <table:table-cell office:value-type="string">
            <text:p>lamento</text:p>
          </table:table-cell>
          <table:table-cell table:style-name="ce2" office:value-type="string">
            <text:p>anchi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tico</text:p>
          </table:table-cell>
          <table:table-cell table:style-name="ce2" office:value-type="string">
            <text:p>muqu muqu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ilagroso</text:p>
          </table:table-cell>
          <table:table-cell table:number-columns-repeated="1023"/>
        </table:table-row>
        <table:table-row table:style-name="ro1">
          <table:table-cell office:value-type="string">
            <text:p>hondazo</text:p>
          </table:table-cell>
          <table:table-cell office:value-type="string">
            <text:p>warak'a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smero</text:p>
          </table:table-cell>
          <table:table-cell office:value-type="string">
            <text:p>k'uchi kay</text:p>
          </table:table-cell>
          <table:table-cell table:number-columns-repeated="1022"/>
        </table:table-row>
        <table:table-row table:style-name="ro1">
          <table:table-cell office:value-type="string">
            <text:p>situación</text:p>
          </table:table-cell>
          <table:table-cell office:value-type="string">
            <text:p>churay (situar)</text:p>
          </table:table-cell>
          <table:table-cell/>
          <table:table-cell office:value-type="string">
            <text:p>tarikuy (ubicación)</text:p>
          </table:table-cell>
          <table:table-cell/>
          <table:table-cell office:value-type="string">
            <text:p>kay (estado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escena</text:p>
          </table:table-cell>
          <table:table-cell office:value-type="string">
            <text:p>aranway (teatro)</text:p>
          </table:table-cell>
          <table:table-cell table:number-columns-repeated="1022"/>
        </table:table-row>
        <table:table-row table:style-name="ro1">
          <table:table-cell office:value-type="string">
            <text:p>trance</text:p>
          </table:table-cell>
          <table:table-cell table:style-name="ce2" office:value-type="string">
            <text:p>transi (momento cr'itico)</text:p>
          </table:table-cell>
          <table:table-cell/>
          <table:table-cell office:value-type="string">
            <text:p>arqhiy (de muerte)</text:p>
          </table:table-cell>
          <table:table-cell/>
          <table:table-cell office:value-type="string">
            <text:p>khuruy (hipnosis)</text:p>
          </table:table-cell>
          <table:table-cell table:number-columns-repeated="1018"/>
        </table:table-row>
        <table:table-row table:style-name="ro1">
          <table:table-cell office:value-type="string">
            <text:p>venteado</text:p>
          </table:table-cell>
          <table:table-cell office:value-type="string">
            <text:p>wayrasqa</text:p>
          </table:table-cell>
          <table:table-cell table:number-columns-repeated="1022"/>
        </table:table-row>
        <table:table-row table:style-name="ro1">
          <table:table-cell office:value-type="string">
            <text:p>individuo</text:p>
          </table:table-cell>
          <table:table-cell office:value-type="string">
            <text:p>runa</text:p>
          </table:table-cell>
          <table:table-cell table:number-columns-repeated="1022"/>
        </table:table-row>
        <table:table-row table:style-name="ro1">
          <table:table-cell office:value-type="string">
            <text:p>tiro</text:p>
          </table:table-cell>
          <table:table-cell office:value-type="string">
            <text:p>ch'aqiy</text:p>
          </table:table-cell>
          <table:table-cell office:value-type="string">
            <text:p>chanqay (acto)</text:p>
          </table:table-cell>
          <table:table-cell/>
          <table:table-cell office:value-type="string">
            <text:p>t'uqyachiy (disparo)</text:p>
          </table:table-cell>
          <table:table-cell/>
          <table:table-cell office:value-type="string">
            <text:p>chutana</text:p>
          </table:table-cell>
          <table:table-cell office:value-type="string">
            <text:p>aysana (para tirar)</text:p>
          </table:table-cell>
          <table:table-cell table:number-columns-repeated="1016"/>
        </table:table-row>
        <table:table-row table:style-name="ro1">
          <table:table-cell office:value-type="string">
            <text:p>rumbo</text:p>
          </table:table-cell>
          <table:table-cell office:value-type="string">
            <text:p>ñan (rumbo)</text:p>
          </table:table-cell>
          <table:table-cell office:value-type="string">
            <text:p>kinray (lado)</text:p>
          </table:table-cell>
          <table:table-cell table:number-columns-repeated="1021"/>
        </table:table-row>
        <table:table-row table:style-name="ro1">
          <table:table-cell office:value-type="string">
            <text:p>compromiso</text:p>
          </table:table-cell>
          <table:table-cell office:value-type="string">
            <text:p>mink'a (trabajo)</text:p>
          </table:table-cell>
          <table:table-cell/>
          <table:table-cell office:value-type="string">
            <text:p>huñichay (acueredo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nsorte</text:p>
          </table:table-cell>
          <table:table-cell table:style-name="ce2" office:value-type="string">
            <text:p>warmi</text:p>
          </table:table-cell>
          <table:table-cell table:number-columns-repeated="1022"/>
        </table:table-row>
        <table:table-row table:style-name="ro1">
          <table:table-cell office:value-type="string">
            <text:p>ovejero</text:p>
          </table:table-cell>
          <table:table-cell table:style-name="ce2" office:value-type="string">
            <text:p>uwihiru</text:p>
          </table:table-cell>
          <table:table-cell/>
          <table:table-cell office:value-type="string">
            <text:p>uha michiq</text:p>
          </table:table-cell>
          <table:table-cell table:number-columns-repeated="1020"/>
        </table:table-row>
        <table:table-row table:style-name="ro1">
          <table:table-cell office:value-type="string">
            <text:p>trato</text:p>
          </table:table-cell>
          <table:table-cell table:style-name="ce2" office:value-type="string">
            <text:p>ñinakuy</text:p>
          </table:table-cell>
          <table:table-cell office:value-type="string">
            <text:p>willanakuy (asuntos)</text:p>
          </table:table-cell>
          <table:table-cell/>
          <table:table-cell office:value-type="string">
            <text:p>yupaychay (respeto)</text:p>
          </table:table-cell>
          <table:table-cell table:number-columns-repeated="1019"/>
        </table:table-row>
        <table:table-row table:style-name="ro1">
          <table:table-cell office:value-type="string">
            <text:p>realizado</text:p>
          </table:table-cell>
          <table:table-cell table:style-name="ce2" office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>
            <text:p>inmediato</text:p>
          </table:table-cell>
          <table:table-cell table:style-name="ce2" office:value-type="string">
            <text:p>kunan pacha</text:p>
          </table:table-cell>
          <table:table-cell office:value-type="string">
            <text:p>kunchalla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dición</text:p>
          </table:table-cell>
          <table:table-cell table:style-name="ce2" office:value-type="string">
            <text:p>qañiy (impreso)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>
            <text:p>peñón</text:p>
          </table:table-cell>
          <table:table-cell table:style-name="ce2" office:value-type="string">
            <text:p>qaqa</text:p>
          </table:table-cell>
          <table:table-cell office:value-type="string">
            <text:p>wank'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conografía</text:p>
          </table:table-cell>
          <table:table-cell table:style-name="ce2" office:value-type="string">
            <text:p>rikch'ayninmanta</text:p>
          </table:table-cell>
          <table:table-cell table:number-columns-repeated="1022"/>
        </table:table-row>
        <table:table-row table:style-name="ro1">
          <table:table-cell office:value-type="string">
            <text:p>gasolina</text:p>
          </table:table-cell>
          <table:table-cell office:value-type="string">
            <text:p>gasulina</text:p>
          </table:table-cell>
          <table:table-cell table:number-columns-repeated="1022"/>
        </table:table-row>
        <table:table-row table:style-name="ro1">
          <table:table-cell office:value-type="string">
            <text:p>calamina</text:p>
          </table:table-cell>
          <table:table-cell office:value-type="string">
            <text:p>kalamina</text:p>
          </table:table-cell>
          <table:table-cell table:number-columns-repeated="1022"/>
        </table:table-row>
        <table:table-row table:style-name="ro1">
          <table:table-cell office:value-type="string">
            <text:p>zumbador</text:p>
          </table:table-cell>
          <table:table-cell office:value-type="string">
            <text:p>sumbayllu (intrumento musical)</text:p>
          </table:table-cell>
          <table:table-cell table:number-columns-repeated="2"/>
          <table:table-cell office:value-type="string">
            <text:p>unyaq</text:p>
          </table:table-cell>
          <table:table-cell office:value-type="string">
            <text:p>wanwaq (sonido)</text:p>
          </table:table-cell>
          <table:table-cell table:number-columns-repeated="1018"/>
        </table:table-row>
        <table:table-row table:style-name="ro1">
          <table:table-cell office:value-type="string">
            <text:p>personaje</text:p>
          </table:table-cell>
          <table:table-cell office:value-type="string">
            <text:p>qullana (de respeto)</text:p>
          </table:table-cell>
          <table:table-cell/>
          <table:table-cell office:value-type="string">
            <text:p>awki (ser sobenatural)</text:p>
          </table:table-cell>
          <table:table-cell/>
          <table:table-cell office:value-type="string">
            <text:p>ruraq (de relatos)</text:p>
          </table:table-cell>
          <table:table-cell table:number-columns-repeated="1018"/>
        </table:table-row>
        <table:table-row table:style-name="ro1">
          <table:table-cell office:value-type="string">
            <text:p>protección</text:p>
          </table:table-cell>
          <table:table-cell table:style-name="ce2" office:value-type="string">
            <text:p>amach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>
            <text:p>cortejo</text:p>
          </table:table-cell>
          <table:table-cell table:style-name="ce2" office:value-type="string">
            <text:p>ayma</text:p>
          </table:table-cell>
          <table:table-cell table:number-columns-repeated="1022"/>
        </table:table-row>
        <table:table-row table:style-name="ro1">
          <table:table-cell office:value-type="string">
            <text:p>suficiente</text:p>
          </table:table-cell>
          <table:table-cell table:style-name="ce2" office:value-type="string">
            <text:p>hunt'asqa (completo)</text:p>
          </table:table-cell>
          <table:table-cell/>
          <table:table-cell office:value-type="string">
            <text:p>k'apak (exacto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eremonia</text:p>
          </table:table-cell>
          <table:table-cell office:value-type="string">
            <text:p>samincha</text:p>
          </table:table-cell>
          <table:table-cell/>
          <table:table-cell office:value-type="string">
            <text:p>aknana (a los apus)</text:p>
          </table:table-cell>
          <table:table-cell/>
          <table:table-cell office:value-type="string">
            <text:p>larpha (medeicina)</text:p>
          </table:table-cell>
          <table:table-cell/>
          <table:table-cell office:value-type="string">
            <text:p>rutukuy (corte de pelo)</text:p>
          </table:table-cell>
          <table:table-cell/>
          <table:table-cell office:value-type="string">
            <text:p>samincha (a la tierra)</text:p>
          </table:table-cell>
          <table:table-cell/>
          <table:table-cell office:value-type="string">
            <text:p>t'inkay (pus)</text:p>
          </table:table-cell>
          <table:table-cell/>
          <table:table-cell office:value-type="string">
            <text:p><text:s/>(sacrificio carnero</text:p>
          </table:table-cell>
          <table:table-cell table:number-columns-repeated="1010"/>
        </table:table-row>
        <table:table-row table:style-name="ro1">
          <table:table-cell office:value-type="string">
            <text:p>permiso</text:p>
          </table:table-cell>
          <table:table-cell office:value-type="string">
            <text:p>lisinsiya (permiso)</text:p>
          </table:table-cell>
          <table:table-cell/>
          <table:table-cell office:value-type="string">
            <text:p>hunichay (consentimienrto)</text:p>
          </table:table-cell>
          <table:table-cell table:number-columns-repeated="1020"/>
        </table:table-row>
        <table:table-row table:style-name="ro1">
          <table:table-cell office:value-type="string">
            <text:p>diseño</text:p>
          </table:table-cell>
          <table:table-cell table:style-name="ce2" office:value-type="string">
            <text:p>siq'i (gráfico)</text:p>
          </table:table-cell>
          <table:table-cell table:number-columns-repeated="1022"/>
        </table:table-row>
        <table:table-row table:style-name="ro1">
          <table:table-cell office:value-type="string">
            <text:p>atractivo</text:p>
          </table:table-cell>
          <table:table-cell office:value-type="string">
            <text:p>munay (bello)</text:p>
          </table:table-cell>
          <table:table-cell table:number-columns-repeated="1022"/>
        </table:table-row>
        <table:table-row table:style-name="ro1">
          <table:table-cell office:value-type="string">
            <text:p>múltiple</text:p>
          </table:table-cell>
          <table:table-cell office:value-type="string">
            <text:p>imaymanapaq (utilidad)</text:p>
          </table:table-cell>
          <table:table-cell table:number-columns-repeated="1022"/>
        </table:table-row>
        <table:table-row table:style-name="ro1">
          <table:table-cell office:value-type="string">
            <text:p>inyección</text:p>
          </table:table-cell>
          <table:table-cell office:value-type="string">
            <text:p>iniksiyun</text:p>
          </table:table-cell>
          <table:table-cell table:number-columns-repeated="1022"/>
        </table:table-row>
        <table:table-row table:style-name="ro1">
          <table:table-cell office:value-type="string">
            <text:p>caporal</text:p>
          </table:table-cell>
          <table:table-cell table:style-name="ce2" office:value-type="string">
            <text:p>kurkup</text:p>
          </table:table-cell>
          <table:table-cell office:value-type="string">
            <text:p>kurkumanta</text:p>
          </table:table-cell>
          <table:table-cell table:number-columns-repeated="1021"/>
        </table:table-row>
        <table:table-row table:style-name="ro1">
          <table:table-cell office:value-type="string">
            <text:p>gas</text:p>
          </table:table-cell>
          <table:table-cell office:value-type="string">
            <text:p>waksi (vapor)</text:p>
          </table:table-cell>
          <table:table-cell/>
          <table:table-cell office:value-type="string">
            <text:p>q'usñi (humo)</text:p>
          </table:table-cell>
          <table:table-cell table:number-columns-repeated="1020"/>
        </table:table-row>
        <table:table-row table:style-name="ro1">
          <table:table-cell office:value-type="string">
            <text:p>natural</text:p>
          </table:table-cell>
          <table:table-cell office:value-type="string">
            <text:p>hinalla kaq (normal)</text:p>
          </table:table-cell>
          <table:table-cell/>
          <table:table-cell office:value-type="string">
            <text:p>llaqtayup (Procedencia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ocupado</text:p>
          </table:table-cell>
          <table:table-cell office:value-type="string">
            <text:p>yuyaymanasqa</text:p>
          </table:table-cell>
          <table:table-cell table:number-columns-repeated="1022"/>
        </table:table-row>
        <table:table-row table:style-name="ro1">
          <table:table-cell office:value-type="string">
            <text:p>primoroso</text:p>
          </table:table-cell>
          <table:table-cell table:style-name="ce2" office:value-type="string">
            <text:p>ancha munay</text:p>
          </table:table-cell>
          <table:table-cell/>
          <table:table-cell office:value-type="string">
            <text:p>munayllaña</text:p>
          </table:table-cell>
          <table:table-cell table:number-columns-repeated="1020"/>
        </table:table-row>
        <table:table-row table:style-name="ro1">
          <table:table-cell office:value-type="string">
            <text:p>impresión</text:p>
          </table:table-cell>
          <table:table-cell table:style-name="ce2" office:value-type="string">
            <text:p>ñit'iy (imprimir)</text:p>
          </table:table-cell>
          <table:table-cell/>
          <table:table-cell office:value-type="string">
            <text:p>yupi (huella)</text:p>
          </table:table-cell>
          <table:table-cell/>
          <table:table-cell office:value-type="string">
            <text:p>qillqasqa (impreso)</text:p>
          </table:table-cell>
          <table:table-cell table:number-columns-repeated="1018"/>
        </table:table-row>
        <table:table-row table:style-name="ro1">
          <table:table-cell office:value-type="string">
            <text:p>usado</text:p>
          </table:table-cell>
          <table:table-cell/>
          <table:table-cell office:value-type="string">
            <text:p>mawk'a</text:p>
          </table:table-cell>
          <table:table-cell office:value-type="string">
            <text:p>thanta (ropa)</text:p>
          </table:table-cell>
          <table:table-cell/>
          <table:table-cell office:value-type="string">
            <text:p>mawk'a (cosa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rvidumbre</text:p>
          </table:table-cell>
          <table:table-cell office:value-type="string">
            <text:p>yanakuna </text:p>
          </table:table-cell>
          <table:table-cell table:number-columns-repeated="1022"/>
        </table:table-row>
        <table:table-row table:style-name="ro1">
          <table:table-cell office:value-type="string">
            <text:p>risco</text:p>
          </table:table-cell>
          <table:table-cell office:value-type="string">
            <text:p>qaqa (peña)</text:p>
          </table:table-cell>
          <table:table-cell table:number-columns-repeated="1022"/>
        </table:table-row>
        <table:table-row table:style-name="ro1">
          <table:table-cell office:value-type="string">
            <text:p>partida</text:p>
          </table:table-cell>
          <table:table-cell office:value-type="string">
            <text:p>puriry (mivimiento) <text:s text:c="7"/></text:p>
          </table:table-cell>
          <table:table-cell/>
          <table:table-cell office:value-type="string">
            <text:p>patmasqa</text:p>
          </table:table-cell>
          <table:table-cell office:value-type="string">
            <text:p>ch'iqtasqa (dividido)</text:p>
          </table:table-cell>
          <table:table-cell/>
          <table:table-cell office:value-type="string">
            <text:p>rakisqa (repartido)</text:p>
          </table:table-cell>
          <table:table-cell/>
          <table:table-cell office:value-type="string">
            <text:p>partida (de nacimiento)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hortaliza</text:p>
          </table:table-cell>
          <table:table-cell office:value-type="string">
            <text:p>q'umir</text:p>
          </table:table-cell>
          <table:table-cell table:number-columns-repeated="1022"/>
        </table:table-row>
        <table:table-row table:style-name="ro1">
          <table:table-cell office:value-type="string">
            <text:p>posado</text:p>
          </table:table-cell>
          <table:table-cell office:value-type="string">
            <text:p>tampu</text:p>
          </table:table-cell>
          <table:table-cell office:value-type="string">
            <text:p>qurpay wasi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asero</text:p>
          </table:table-cell>
          <table:table-cell office:value-type="string">
            <text:p>wasiyup (dueño)</text:p>
          </table:table-cell>
          <table:table-cell/>
          <table:table-cell office:value-type="string">
            <text:p>wasipi rurasqa (hecho en )</text:p>
          </table:table-cell>
          <table:table-cell table:number-columns-repeated="2"/>
          <table:table-cell office:value-type="string">
            <text:p>qhatuq (vendedor)</text:p>
          </table:table-cell>
          <table:table-cell table:number-columns-repeated="1017"/>
        </table:table-row>
        <table:table-row table:style-name="ro1">
          <table:table-cell office:value-type="string">
            <text:p>lloroso</text:p>
          </table:table-cell>
          <table:table-cell office:value-type="string">
            <text:p>waqanayap</text:p>
          </table:table-cell>
          <table:table-cell table:number-columns-repeated="1022"/>
        </table:table-row>
        <table:table-row table:style-name="ro1">
          <table:table-cell office:value-type="string">
            <text:p>posadero</text:p>
          </table:table-cell>
          <table:table-cell office:value-type="string">
            <text:p>tampukamayup</text:p>
          </table:table-cell>
          <table:table-cell table:number-columns-repeated="1022"/>
        </table:table-row>
        <table:table-row table:style-name="ro1">
          <table:table-cell office:value-type="string">
            <text:p>trilla</text:p>
          </table:table-cell>
          <table:table-cell office:value-type="string">
            <text:p>iray</text:p>
          </table:table-cell>
          <table:table-cell table:number-columns-repeated="1022"/>
        </table:table-row>
        <table:table-row table:style-name="ro1">
          <table:table-cell office:value-type="string">
            <text:p>escolar</text:p>
          </table:table-cell>
          <table:table-cell office:value-type="string">
            <text:p>yachaqi</text:p>
          </table:table-cell>
          <table:table-cell table:style-name="ce2" office:value-type="string">
            <text:p>yachay chaskip</text:p>
          </table:table-cell>
          <table:table-cell table:number-columns-repeated="1021"/>
        </table:table-row>
        <table:table-row table:style-name="ro1">
          <table:table-cell office:value-type="string">
            <text:p>andanza</text:p>
          </table:table-cell>
          <table:table-cell office:value-type="string">
            <text:p>puriykacha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tegoría</text:p>
          </table:table-cell>
          <table:table-cell office:value-type="string">
            <text:p>aswan allin kay (distinción)</text:p>
          </table:table-cell>
          <table:table-cell table:style-name="ce7" office:value-type="string">
            <text:p>mita</text:p>
          </table:table-cell>
          <table:table-cell/>
          <table:table-cell office:value-type="string">
            <text:p>urapi kay (baja)</text:p>
          </table:table-cell>
          <table:table-cell table:number-columns-repeated="1019"/>
        </table:table-row>
        <table:table-row table:style-name="ro1">
          <table:table-cell office:value-type="string">
            <text:p>aporte</text:p>
          </table:table-cell>
          <table:table-cell office:value-type="string">
            <text:p>churayu</text:p>
          </table:table-cell>
          <table:table-cell office:value-type="string">
            <text:p>quy ( poner dar)</text:p>
          </table:table-cell>
          <table:table-cell/>
          <table:table-cell office:value-type="string">
            <text:p>tantay (colecta de dinero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áctico</text:p>
          </table:table-cell>
          <table:table-cell office:value-type="string">
            <text:p>allin ruraq</text:p>
          </table:table-cell>
          <table:table-cell office:value-type="string">
            <text:p>ruray atiq</text:p>
          </table:table-cell>
          <table:table-cell table:number-columns-repeated="1021"/>
        </table:table-row>
        <table:table-row table:style-name="ro1">
          <table:table-cell office:value-type="string">
            <text:p>velorio</text:p>
          </table:table-cell>
          <table:table-cell office:value-type="string">
            <text:p>aya billakuy (de difunto)</text:p>
          </table:table-cell>
          <table:table-cell/>
          <table:table-cell office:value-type="string">
            <text:p>bilay (vigilia)</text:p>
          </table:table-cell>
          <table:table-cell table:number-columns-repeated="1020"/>
        </table:table-row>
        <table:table-row table:style-name="ro1">
          <table:table-cell office:value-type="string">
            <text:p>disparo</text:p>
          </table:table-cell>
          <table:table-cell office:value-type="string">
            <text:p>uqyachiy (bala)</text:p>
          </table:table-cell>
          <table:table-cell/>
          <table:table-cell office:value-type="string">
            <text:p>wach'iy (flecha)</text:p>
          </table:table-cell>
          <table:table-cell table:number-columns-repeated="1020"/>
        </table:table-row>
        <table:table-row table:style-name="ro1">
          <table:table-cell office:value-type="string">
            <text:p>maltrato</text:p>
          </table:table-cell>
          <table:table-cell office:value-type="string">
            <text:p>maqay ()castigar)</text:p>
          </table:table-cell>
          <table:table-cell/>
          <table:table-cell office:value-type="string">
            <text:p>k'amiy (insultar)</text:p>
          </table:table-cell>
          <table:table-cell table:number-columns-repeated="1020"/>
        </table:table-row>
        <table:table-row table:style-name="ro1">
          <table:table-cell office:value-type="string">
            <text:p>compañía</text:p>
          </table:table-cell>
          <table:table-cell office:value-type="string">
            <text:p>masin</text:p>
          </table:table-cell>
          <table:table-cell/>
          <table:table-cell office:value-type="string">
            <text:p>raíz + wan (con)</text:p>
          </table:table-cell>
          <table:table-cell table:number-columns-repeated="1020"/>
        </table:table-row>
        <table:table-row table:style-name="ro1">
          <table:table-cell office:value-type="string">
            <text:p>pieza</text:p>
          </table:table-cell>
          <table:table-cell office:value-type="string">
            <text:p>phatmi</text:p>
          </table:table-cell>
          <table:table-cell office:value-type="string">
            <text:p>p'aki (fracmento)</text:p>
          </table:table-cell>
          <table:table-cell/>
          <table:table-cell office:value-type="string">
            <text:p>t'inki (enlace)</text:p>
          </table:table-cell>
          <table:table-cell table:number-columns-repeated="1019"/>
        </table:table-row>
        <table:table-row table:style-name="ro1">
          <table:table-cell office:value-type="string">
            <text:p>chancaca</text:p>
          </table:table-cell>
          <table:table-cell office:value-type="string">
            <text:p>chankaka</text:p>
          </table:table-cell>
          <table:table-cell table:number-columns-repeated="1022"/>
        </table:table-row>
        <table:table-row table:style-name="ro1">
          <table:table-cell office:value-type="string">
            <text:p>atizador</text:p>
          </table:table-cell>
          <table:table-cell office:value-type="string">
            <text:p>nina t'uqsina</text:p>
          </table:table-cell>
          <table:table-cell table:number-columns-repeated="1022"/>
        </table:table-row>
        <table:table-row table:style-name="ro1">
          <table:table-cell office:value-type="string">
            <text:p>cerveza</text:p>
          </table:table-cell>
          <table:table-cell office:value-type="string">
            <text:p>sirwisa</text:p>
          </table:table-cell>
          <table:table-cell table:number-columns-repeated="1022"/>
        </table:table-row>
        <table:table-row table:style-name="ro1">
          <table:table-cell office:value-type="string">
            <text:p>instrumento</text:p>
          </table:table-cell>
          <table:table-cell office:value-type="string">
            <text:p>rurana</text:p>
          </table:table-cell>
          <table:table-cell office:value-type="string">
            <text:p>llamk'ana</text:p>
          </table:table-cell>
          <table:table-cell table:number-columns-repeated="1021"/>
        </table:table-row>
        <table:table-row table:style-name="ro1">
          <table:table-cell office:value-type="string">
            <text:p>horno</text:p>
          </table:table-cell>
          <table:table-cell office:value-type="string">
            <text:p>hurnu</text:p>
          </table:table-cell>
          <table:table-cell table:number-columns-repeated="1022"/>
        </table:table-row>
        <table:table-row table:style-name="ro1">
          <table:table-cell office:value-type="string">
            <text:p>hortelano</text:p>
          </table:table-cell>
          <table:table-cell office:value-type="string">
            <text:p>muyakamayup</text:p>
          </table:table-cell>
          <table:table-cell table:number-columns-repeated="1022"/>
        </table:table-row>
        <table:table-row table:style-name="ro1">
          <table:table-cell office:value-type="string">
            <text:p>jornal</text:p>
          </table:table-cell>
          <table:table-cell office:value-type="string">
            <text:p>hurnal</text:p>
          </table:table-cell>
          <table:table-cell table:number-columns-repeated="1022"/>
        </table:table-row>
        <table:table-row table:style-name="ro1">
          <table:table-cell office:value-type="string">
            <text:p>romance</text:p>
          </table:table-cell>
          <table:table-cell office:value-type="string">
            <text:p>wayllunakuy</text:p>
          </table:table-cell>
          <table:table-cell office:value-type="string">
            <text:p>munanaku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unto</text:p>
          </table:table-cell>
          <table:table-cell office:value-type="string">
            <text:p>ch'iku</text:p>
          </table:table-cell>
          <table:table-cell table:number-columns-repeated="1022"/>
        </table:table-row>
        <table:table-row table:style-name="ro1">
          <table:table-cell office:value-type="string">
            <text:p>traducción</text:p>
          </table:table-cell>
          <table:table-cell office:value-type="string">
            <text:p>tikray</text:p>
          </table:table-cell>
          <table:table-cell office:value-type="string">
            <text:p>kutichiy</text:p>
          </table:table-cell>
          <table:table-cell table:number-columns-repeated="1021"/>
        </table:table-row>
        <table:table-row table:style-name="ro1">
          <table:table-cell office:value-type="string">
            <text:p>ánima</text:p>
          </table:table-cell>
          <table:table-cell office:value-type="string">
            <text:p>nuna (alma)</text:p>
          </table:table-cell>
          <table:table-cell table:number-columns-repeated="1022"/>
        </table:table-row>
        <table:table-row table:style-name="ro1">
          <table:table-cell office:value-type="string">
            <text:p>ocurrido</text:p>
          </table:table-cell>
          <table:table-cell office:value-type="string">
            <text:p>kasqa (suceso) </text:p>
          </table:table-cell>
          <table:table-cell/>
          <table:table-cell office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>
            <text:p>maicero</text:p>
          </table:table-cell>
          <table:table-cell office:value-type="string">
            <text:p>sara tarpuq</text:p>
          </table:table-cell>
          <table:table-cell table:number-columns-repeated="1022"/>
        </table:table-row>
        <table:table-row table:style-name="ro1">
          <table:table-cell office:value-type="string">
            <text:p>pendejo</text:p>
          </table:table-cell>
          <table:table-cell office:value-type="string">
            <text:p>phaca suphu </text:p>
          </table:table-cell>
          <table:table-cell table:number-columns-repeated="1022"/>
        </table:table-row>
        <table:table-row table:style-name="ro1">
          <table:table-cell office:value-type="string">
            <text:p>calabozo</text:p>
          </table:table-cell>
          <table:table-cell office:value-type="string">
            <text:p>lakawiti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resco</text:p>
          </table:table-cell>
          <table:table-cell office:value-type="string">
            <text:p>chiri wayra (aire)</text:p>
          </table:table-cell>
          <table:table-cell/>
          <table:table-cell office:value-type="string">
            <text:p>frisku (alimentos)</text:p>
          </table:table-cell>
          <table:table-cell table:number-columns-repeated="1020"/>
        </table:table-row>
        <table:table-row table:style-name="ro1">
          <table:table-cell office:value-type="string">
            <text:p>capacidad</text:p>
          </table:table-cell>
          <table:table-cell table:style-name="ce2" office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>
            <text:p>agujón</text:p>
          </table:table-cell>
          <table:table-cell office:value-type="string">
            <text:p>kisara</text:p>
          </table:table-cell>
          <table:table-cell table:number-columns-repeated="1022"/>
        </table:table-row>
        <table:table-row table:style-name="ro1">
          <table:table-cell office:value-type="string">
            <text:p>aspersión</text:p>
          </table:table-cell>
          <table:table-cell office:value-type="string">
            <text:p>ch'alla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meno</text:p>
          </table:table-cell>
          <table:table-cell table:style-name="ce2" office:value-type="string">
            <text:p>kukusi</text:p>
          </table:table-cell>
          <table:table-cell office:value-type="string">
            <text:p>asichikup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ratio <text:s/>('?)</text:p>
          </table:table-cell>
          <table:table-cell table:style-name="ce2" office:value-type="string">
            <text:p>radiyu (radio?)</text:p>
          </table:table-cell>
          <table:table-cell table:number-columns-repeated="1022"/>
        </table:table-row>
        <table:table-row table:style-name="ro1">
          <table:table-cell office:value-type="string">
            <text:p>pantalón</text:p>
          </table:table-cell>
          <table:table-cell office:value-type="string">
            <text:p>pantalun</text:p>
          </table:table-cell>
          <table:table-cell office:value-type="string">
            <text:p>wara</text:p>
          </table:table-cell>
          <table:table-cell table:number-columns-repeated="1021"/>
        </table:table-row>
        <table:table-row table:style-name="ro1">
          <table:table-cell office:value-type="string">
            <text:p>ermita</text:p>
          </table:table-cell>
          <table:table-cell office:value-type="string">
            <text:p>qhapana</text:p>
          </table:table-cell>
          <table:table-cell table:number-columns-repeated="1022"/>
        </table:table-row>
        <table:table-row table:style-name="ro1">
          <table:table-cell office:value-type="string">
            <text:p>militar</text:p>
          </table:table-cell>
          <table:table-cell office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>
            <text:p>dispuesto</text:p>
          </table:table-cell>
          <table:table-cell office:value-type="string">
            <text:p>kamchisqa (órden)</text:p>
          </table:table-cell>
          <table:table-cell/>
          <table:table-cell office:value-type="string">
            <text:p>churasqa (ubicación)</text:p>
          </table:table-cell>
          <table:table-cell table:number-columns-repeated="1020"/>
        </table:table-row>
        <table:table-row table:style-name="ro1">
          <table:table-cell office:value-type="string">
            <text:p>comadre</text:p>
          </table:table-cell>
          <table:table-cell office:value-type="string">
            <text:p>kumari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forme</text:p>
          </table:table-cell>
          <table:table-cell office:value-type="string">
            <text:p>allin</text:p>
          </table:table-cell>
          <table:table-cell office:value-type="string">
            <text:p>hunt'asqa</text:p>
          </table:table-cell>
          <table:table-cell/>
          <table:table-cell office:value-type="string">
            <text:p>chaymanhina (según)</text:p>
          </table:table-cell>
          <table:table-cell table:number-columns-repeated="1019"/>
        </table:table-row>
        <table:table-row table:style-name="ro1">
          <table:table-cell office:value-type="string">
            <text:p>experiencia</text:p>
          </table:table-cell>
          <table:table-cell office:value-type="string">
            <text:p>yachay</text:p>
          </table:table-cell>
          <table:table-cell table:style-name="ce2" office:value-type="string">
            <text:p>qhipa yach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ensación</text:p>
          </table:table-cell>
          <table:table-cell office:value-type="string">
            <text:p>llanllariy</text:p>
          </table:table-cell>
          <table:table-cell office:value-type="string">
            <text:p>musyay</text:p>
          </table:table-cell>
          <table:table-cell table:number-columns-repeated="1021"/>
        </table:table-row>
        <table:table-row table:style-name="ro1">
          <table:table-cell office:value-type="string">
            <text:p>horrendo</text:p>
          </table:table-cell>
          <table:table-cell office:value-type="string">
            <text:p>ancha millay (feo)</text:p>
          </table:table-cell>
          <table:table-cell/>
          <table:table-cell office:value-type="string">
            <text:p>ch'uqta ( deforme)</text:p>
          </table:table-cell>
          <table:table-cell table:number-columns-repeated="1020"/>
        </table:table-row>
        <table:table-row table:style-name="ro1">
          <table:table-cell office:value-type="string">
            <text:p>habladuría</text:p>
          </table:table-cell>
          <table:table-cell office:value-type="string">
            <text:p>ch'aqway (vociferar)</text:p>
          </table:table-cell>
          <table:table-cell/>
          <table:table-cell office:value-type="string">
            <text:p>rimapakuy </text:p>
          </table:table-cell>
          <table:table-cell table:number-columns-repeated="1020"/>
        </table:table-row>
        <table:table-row table:style-name="ro1">
          <table:table-cell office:value-type="string">
            <text:p>curiosidad</text:p>
          </table:table-cell>
          <table:table-cell office:value-type="string">
            <text:p>k'uskinayay</text:p>
          </table:table-cell>
          <table:table-cell table:style-name="ce2" office:value-type="string">
            <text:p>t'aqwinayay</text:p>
          </table:table-cell>
          <table:table-cell table:number-columns-repeated="1021"/>
        </table:table-row>
        <table:table-row table:style-name="ro1">
          <table:table-cell office:value-type="string">
            <text:p>carretera</text:p>
          </table:table-cell>
          <table:table-cell office:value-type="string">
            <text:p>karitir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ramo</text:p>
          </table:table-cell>
          <table:table-cell office:value-type="string">
            <text:p>sispa ñan</text:p>
          </table:table-cell>
          <table:table-cell table:number-columns-repeated="1022"/>
        </table:table-row>
        <table:table-row table:style-name="ro1">
          <table:table-cell office:value-type="string">
            <text:p>característica</text:p>
          </table:table-cell>
          <table:table-cell/>
          <table:table-cell office:value-type="string">
            <text:p>imayna kay (cualidad)</text:p>
          </table:table-cell>
          <table:table-cell/>
          <table:table-cell office:value-type="string">
            <text:p>ñiraq (parecido)</text:p>
          </table:table-cell>
          <table:table-cell/>
          <table:table-cell office:value-type="string">
            <text:p>hina (asi)</text:p>
          </table:table-cell>
          <table:table-cell table:number-columns-repeated="1017"/>
        </table:table-row>
        <table:table-row table:style-name="ro1">
          <table:table-cell office:value-type="string">
            <text:p>finalidad</text:p>
          </table:table-cell>
          <table:table-cell office:value-type="string">
            <text:p>raiz + paq</text:p>
          </table:table-cell>
          <table:table-cell table:number-columns-repeated="1022"/>
        </table:table-row>
        <table:table-row table:style-name="ro1">
          <table:table-cell office:value-type="string">
            <text:p>vestidura</text:p>
          </table:table-cell>
          <table:table-cell table:style-name="ce2" office:value-type="string">
            <text:p>p'acha</text:p>
          </table:table-cell>
          <table:table-cell table:number-columns-repeated="1022"/>
        </table:table-row>
        <table:table-row table:style-name="ro1">
          <table:table-cell office:value-type="string">
            <text:p>afirmación</text:p>
          </table:table-cell>
          <table:table-cell table:style-name="ce2" office:value-type="string">
            <text:p>arí ñiy</text:p>
          </table:table-cell>
          <table:table-cell table:number-columns-repeated="1022"/>
        </table:table-row>
        <table:table-row table:style-name="ro1">
          <table:table-cell office:value-type="string">
            <text:p>local</text:p>
          </table:table-cell>
          <table:table-cell table:style-name="ce2" office:value-type="string">
            <text:p>kaymanta (lugar)</text:p>
          </table:table-cell>
          <table:table-cell/>
          <table:table-cell table:style-name="ce2" office:value-type="string">
            <text:p>wasi (ambiente)</text:p>
          </table:table-cell>
          <table:table-cell table:number-columns-repeated="1020"/>
        </table:table-row>
        <table:table-row table:style-name="ro1">
          <table:table-cell office:value-type="string">
            <text:p>recogido</text:p>
          </table:table-cell>
          <table:table-cell office:value-type="string">
            <text:p>pallasqa</text:p>
          </table:table-cell>
          <table:table-cell office:value-type="string">
            <text:p>huqarisq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rmado</text:p>
          </table:table-cell>
          <table:table-cell office:value-type="string">
            <text:p>armasqa</text:p>
          </table:table-cell>
          <table:table-cell office:value-type="string">
            <text:p>wallpanchasq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rrendamiento</text:p>
          </table:table-cell>
          <table:table-cell/>
          <table:table-cell office:value-type="string">
            <text:p>awqanakuna</text:p>
          </table:table-cell>
          <table:table-cell office:value-type="string">
            <text:p>armamintu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eventual</text:p>
          </table:table-cell>
          <table:table-cell office:value-type="string">
            <text:p>wakin kutilla (algunas veces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rritado</text:p>
          </table:table-cell>
          <table:table-cell office:value-type="string">
            <text:p>k'araq (piel)</text:p>
          </table:table-cell>
          <table:table-cell office:value-type="string">
            <text:p>phiñasqa (enojo)</text:p>
          </table:table-cell>
          <table:table-cell table:number-columns-repeated="1021"/>
        </table:table-row>
        <table:table-row table:style-name="ro1">
          <table:table-cell office:value-type="string">
            <text:p>horrible</text:p>
          </table:table-cell>
          <table:table-cell office:value-type="string">
            <text:p>ancha millay</text:p>
          </table:table-cell>
          <table:table-cell table:number-columns-repeated="1022"/>
        </table:table-row>
        <table:table-row table:style-name="ro1">
          <table:table-cell office:value-type="string">
            <text:p>barrendero</text:p>
          </table:table-cell>
          <table:table-cell office:value-type="string">
            <text:p>picha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egetación</text:p>
          </table:table-cell>
          <table:table-cell/>
          <table:table-cell table:style-name="ce6" office:value-type="string">
            <text:p>ch'aphra-ch'aphra</text:p>
          </table:table-cell>
          <table:table-cell/>
          <table:table-cell office:value-type="string">
            <text:p>yura yura</text:p>
          </table:table-cell>
          <table:table-cell table:number-columns-repeated="1019"/>
        </table:table-row>
        <table:table-row table:style-name="ro1">
          <table:table-cell office:value-type="string">
            <text:p>arroba</text:p>
          </table:table-cell>
          <table:table-cell office:value-type="string">
            <text:p>aruba</text:p>
          </table:table-cell>
          <table:table-cell table:number-columns-repeated="1022"/>
        </table:table-row>
        <table:table-row table:style-name="ro1">
          <table:table-cell office:value-type="string">
            <text:p>franco</text:p>
          </table:table-cell>
          <table:table-cell office:value-type="string">
            <text:p>mana mich'akup (generoso)</text:p>
          </table:table-cell>
          <table:table-cell table:number-columns-repeated="2"/>
          <table:table-cell office:value-type="string">
            <text:p>sut'in ñiq (cincero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ntratado</text:p>
          </table:table-cell>
          <table:table-cell office:value-type="string">
            <text:p>kuntratasqa</text:p>
          </table:table-cell>
          <table:table-cell table:number-columns-repeated="1022"/>
        </table:table-row>
        <table:table-row table:style-name="ro1">
          <table:table-cell office:value-type="string">
            <text:p>ubicado</text:p>
          </table:table-cell>
          <table:table-cell office:value-type="string">
            <text:p>churasqa (puesto)</text:p>
          </table:table-cell>
          <table:table-cell table:number-columns-repeated="1022"/>
        </table:table-row>
        <table:table-row table:style-name="ro1">
          <table:table-cell office:value-type="string">
            <text:p>vigilancia</text:p>
          </table:table-cell>
          <table:table-cell office:value-type="string">
            <text:p>arariway (la chacra)</text:p>
          </table:table-cell>
          <table:table-cell/>
          <table:table-cell office:value-type="string">
            <text:p>qhawaq ( )</text:p>
          </table:table-cell>
          <table:table-cell/>
          <table:table-cell office:value-type="string">
            <text:p>chapatiaqa (militar)</text:p>
          </table:table-cell>
          <table:table-cell table:number-columns-repeated="1018"/>
        </table:table-row>
        <table:table-row table:style-name="ro1">
          <table:table-cell office:value-type="string">
            <text:p>tormenta</text:p>
          </table:table-cell>
          <table:table-cell table:style-name="ce2" office:value-type="string">
            <text:p>t'uyur</text:p>
          </table:table-cell>
          <table:table-cell table:number-columns-repeated="1022"/>
        </table:table-row>
        <table:table-row table:style-name="ro1">
          <table:table-cell office:value-type="string">
            <text:p>reunido</text:p>
          </table:table-cell>
          <table:table-cell office:value-type="string">
            <text:p>huñusqa </text:p>
          </table:table-cell>
          <table:table-cell office:value-type="string">
            <text:p>qutusqa</text:p>
          </table:table-cell>
          <table:table-cell office:value-type="string">
            <text:p>tantasqa (dinero)</text:p>
          </table:table-cell>
          <table:table-cell table:number-columns-repeated="1020"/>
        </table:table-row>
        <table:table-row table:style-name="ro1">
          <table:table-cell office:value-type="string">
            <text:p>cliente</text:p>
          </table:table-cell>
          <table:table-cell table:style-name="ce2" office:value-type="string">
            <text:p>rantiku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uta</text:p>
          </table:table-cell>
          <table:table-cell table:style-name="ce2" office:value-type="string">
            <text:p>challi</text:p>
          </table:table-cell>
          <table:table-cell/>
          <table:table-cell office:value-type="string">
            <text:p>pampa warmi</text:p>
          </table:table-cell>
          <table:table-cell table:number-columns-repeated="1020"/>
        </table:table-row>
        <table:table-row table:style-name="ro1">
          <table:table-cell office:value-type="string">
            <text:p>levantado</text:p>
          </table:table-cell>
          <table:table-cell table:style-name="ce3" office:value-type="string">
            <text:p>hatarisqa</text:p>
          </table:table-cell>
          <table:table-cell table:style-name="ce3" office:value-type="string">
            <text:p>huqarisq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stropajo</text:p>
          </table:table-cell>
          <table:table-cell table:style-name="ce2" office:value-type="string">
            <text:p>ullpuchasqa (humillado)</text:p>
          </table:table-cell>
          <table:table-cell/>
          <table:table-cell office:value-type="string">
            <text:p>sarunchasqa</text:p>
          </table:table-cell>
          <table:table-cell office:value-type="string">
            <text:p>q'upa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uplicante</text:p>
          </table:table-cell>
          <table:table-cell table:style-name="ce6" office:value-type="string">
            <text:p>pituchakustin</text:p>
          </table:table-cell>
          <table:table-cell/>
          <table:table-cell office:value-type="string">
            <text:p>uyllay</text:p>
          </table:table-cell>
          <table:table-cell table:number-columns-repeated="1020"/>
        </table:table-row>
        <table:table-row table:style-name="ro1">
          <table:table-cell office:value-type="string">
            <text:p>variado</text:p>
          </table:table-cell>
          <table:table-cell office:value-type="string">
            <text:p>hukñiraqkam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uadra</text:p>
          </table:table-cell>
          <table:table-cell office:value-type="string">
            <text:p>kancha (espacio para animales)</text:p>
          </table:table-cell>
          <table:table-cell table:number-columns-repeated="2"/>
          <table:table-cell office:value-type="string">
            <text:p>Kuadra (distancia)</text:p>
          </table:table-cell>
          <table:table-cell table:number-columns-repeated="1019"/>
        </table:table-row>
        <table:table-row table:style-name="ro1">
          <table:table-cell office:value-type="string">
            <text:p>lista</text:p>
          </table:table-cell>
          <table:table-cell/>
          <table:table-cell table:style-name="ce6" office:value-type="string">
            <text:p>killi</text:p>
          </table:table-cell>
          <table:table-cell office:value-type="string">
            <text:p>suti killqa (nómina)</text:p>
          </table:table-cell>
          <table:table-cell/>
          <table:table-cell office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>
            <text:p>feria</text:p>
          </table:table-cell>
          <table:table-cell office:value-type="string">
            <text:p>phiriya</text:p>
          </table:table-cell>
          <table:table-cell table:number-columns-repeated="1022"/>
        </table:table-row>
        <table:table-row table:style-name="ro1">
          <table:table-cell office:value-type="string">
            <text:p>mocito</text:p>
          </table:table-cell>
          <table:table-cell table:style-name="ce2" office:value-type="string">
            <text:p>maqt'acha</text:p>
          </table:table-cell>
          <table:table-cell table:number-columns-repeated="1022"/>
        </table:table-row>
        <table:table-row table:style-name="ro1">
          <table:table-cell office:value-type="string">
            <text:p>temporada</text:p>
          </table:table-cell>
          <table:table-cell office:value-type="string">
            <text:p>mit'a</text:p>
          </table:table-cell>
          <table:table-cell table:style-name="ce2" office:value-type="string">
            <text:p>pachamit'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rotagonista</text:p>
          </table:table-cell>
          <table:table-cell office:value-type="string">
            <text:p>rura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teratura</text:p>
          </table:table-cell>
          <table:table-cell office:value-type="string">
            <text:p>qillqsqmanata yachay (ciencia)</text:p>
          </table:table-cell>
          <table:table-cell table:number-columns-repeated="2"/>
          <table:table-cell office:value-type="string">
            <text:p>munay qilqsqa (obra)</text:p>
          </table:table-cell>
          <table:table-cell table:number-columns-repeated="1019"/>
        </table:table-row>
        <table:table-row table:style-name="ro1">
          <table:table-cell office:value-type="string">
            <text:p>acontecimiento</text:p>
          </table:table-cell>
          <table:table-cell/>
          <table:table-cell office:value-type="string">
            <text:p>kasqan </text:p>
          </table:table-cell>
          <table:table-cell office:value-type="string">
            <text:p>rurakusqazn</text:p>
          </table:table-cell>
          <table:table-cell table:number-columns-repeated="1020"/>
        </table:table-row>
        <table:table-row table:style-name="ro1">
          <table:table-cell office:value-type="string">
            <text:p>proposición</text:p>
          </table:table-cell>
          <table:table-cell/>
          <table:table-cell table:style-name="ce6" office:value-type="string">
            <text:p>munachiy</text:p>
          </table:table-cell>
          <table:table-cell/>
          <table:table-cell office:value-type="string">
            <text:p>rimaykuy</text:p>
          </table:table-cell>
          <table:table-cell office:value-type="string">
            <text:p>ñiy</text:p>
          </table:table-cell>
          <table:table-cell table:number-columns-repeated="1018"/>
        </table:table-row>
        <table:table-row table:style-name="ro1">
          <table:table-cell office:value-type="string">
            <text:p>circunstancia</text:p>
          </table:table-cell>
          <table:table-cell office:value-type="string">
            <text:p>kayhinapi</text:p>
          </table:table-cell>
          <table:table-cell/>
          <table:table-cell office:value-type="string">
            <text:p>chayhinapi</text:p>
          </table:table-cell>
          <table:table-cell table:number-columns-repeated="1020"/>
        </table:table-row>
        <table:table-row table:style-name="ro1">
          <table:table-cell office:value-type="string">
            <text:p>paterno</text:p>
          </table:table-cell>
          <table:table-cell office:value-type="string">
            <text:p>taytap</text:p>
          </table:table-cell>
          <table:table-cell table:style-name="ce6" office:value-type="string">
            <text:p>churiyap</text:p>
          </table:table-cell>
          <table:table-cell table:number-columns-repeated="1021"/>
        </table:table-row>
        <table:table-row table:style-name="ro1">
          <table:table-cell office:value-type="string">
            <text:p>preocupación</text:p>
          </table:table-cell>
          <table:table-cell office:value-type="string">
            <text:p>yuyaymanay</text:p>
          </table:table-cell>
          <table:table-cell table:style-name="ce6" office:value-type="string">
            <text:p>t'itu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ensionista</text:p>
          </table:table-cell>
          <table:table-cell office:value-type="string">
            <text:p>pinsiyunista</text:p>
          </table:table-cell>
          <table:table-cell/>
          <table:table-cell office:value-type="string">
            <text:p>qulqi chaskip (juvilado)</text:p>
          </table:table-cell>
          <table:table-cell table:number-columns-repeated="1020"/>
        </table:table-row>
        <table:table-row table:style-name="ro1">
          <table:table-cell office:value-type="string">
            <text:p>ponche</text:p>
          </table:table-cell>
          <table:table-cell table:style-name="ce2" office:value-type="string">
            <text:p>punchi</text:p>
          </table:table-cell>
          <table:table-cell table:number-columns-repeated="1022"/>
        </table:table-row>
        <table:table-row table:style-name="ro1">
          <table:table-cell office:value-type="string">
            <text:p>espuela</text:p>
          </table:table-cell>
          <table:table-cell table:style-name="ce2" office:value-type="string">
            <text:p>ispuyl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apo</text:p>
          </table:table-cell>
          <table:table-cell table:style-name="ce2" office:value-type="string">
            <text:p>q'utu (bocio,buche, engaño)</text:p>
          </table:table-cell>
          <table:table-cell table:number-columns-repeated="1022"/>
        </table:table-row>
        <table:table-row table:style-name="ro1">
          <table:table-cell office:value-type="string">
            <text:p>funeral</text:p>
          </table:table-cell>
          <table:table-cell table:style-name="ce2" office:value-type="string">
            <text:p>aya p'ampay</text:p>
          </table:table-cell>
          <table:table-cell table:number-columns-repeated="1022"/>
        </table:table-row>
        <table:table-row table:style-name="ro1">
          <table:table-cell office:value-type="string">
            <text:p>limbo</text:p>
          </table:table-cell>
          <table:table-cell table:style-name="ce2" office:value-type="string">
            <text:p>tutayap</text:p>
          </table:table-cell>
          <table:table-cell office:value-type="string">
            <text:p>awakipa (orla)</text:p>
          </table:table-cell>
          <table:table-cell/>
          <table:table-cell office:value-type="string">
            <text:p>rap'a (hoja)</text:p>
          </table:table-cell>
          <table:table-cell/>
          <table:table-cell office:value-type="string">
            <text:p>chimpu (astro)</text:p>
          </table:table-cell>
          <table:table-cell table:number-columns-repeated="1017"/>
        </table:table-row>
        <table:table-row table:style-name="ro1">
          <table:table-cell office:value-type="string">
            <text:p>actitud</text:p>
          </table:table-cell>
          <table:table-cell table:style-name="ce2" office:value-type="string">
            <text:p>churakuy (postura)</text:p>
          </table:table-cell>
          <table:table-cell/>
          <table:table-cell office:value-type="string">
            <text:p>rurakuy</text:p>
          </table:table-cell>
          <table:table-cell table:number-columns-repeated="1020"/>
        </table:table-row>
        <table:table-row table:style-name="ro1">
          <table:table-cell office:value-type="string">
            <text:p>fiera</text:p>
          </table:table-cell>
          <table:table-cell table:style-name="ce2" office:value-type="string">
            <text:p>phiña</text:p>
          </table:table-cell>
          <table:table-cell table:style-name="ce2" office:value-type="string">
            <text:p>sallqa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" office:value-type="string">
            <text:p>negado</text:p>
          </table:table-cell>
          <table:table-cell table:style-name="ce2" office:value-type="string">
            <text:p>nigasqa</text:p>
          </table:table-cell>
          <table:table-cell table:number-columns-repeated="1022"/>
        </table:table-row>
        <table:table-row table:style-name="ro1">
          <table:table-cell office:value-type="string">
            <text:p>bordón</text:p>
          </table:table-cell>
          <table:table-cell office:value-type="string">
            <text:p>tawna (baculo)</text:p>
          </table:table-cell>
          <table:table-cell/>
          <table:table-cell office:value-type="string">
            <text:p>rakhu tawtinku (cuerda de guitarra)</text:p>
          </table:table-cell>
          <table:table-cell table:number-columns-repeated="2"/>
          <table:table-cell office:value-type="string">
            <text:p>sapakutin ñiy (muletilla alm hablar)</text:p>
          </table:table-cell>
          <table:table-cell table:number-columns-repeated="1017"/>
        </table:table-row>
        <table:table-row table:style-name="ro1">
          <table:table-cell office:value-type="string">
            <text:p>episodio</text:p>
          </table:table-cell>
          <table:table-cell office:value-type="string">
            <text:p>kasqa (suceso) </text:p>
          </table:table-cell>
          <table:table-cell table:number-columns-repeated="1022"/>
        </table:table-row>
        <table:table-row table:style-name="ro1">
          <table:table-cell office:value-type="string">
            <text:p>aromático</text:p>
          </table:table-cell>
          <table:table-cell office:value-type="string">
            <text:p>q'apaq</text:p>
          </table:table-cell>
          <table:table-cell table:number-columns-repeated="1022"/>
        </table:table-row>
        <table:table-row table:style-name="ro1">
          <table:table-cell office:value-type="string">
            <text:p>raudo</text:p>
          </table:table-cell>
          <table:table-cell office:value-type="string">
            <text:p>utqhay</text:p>
          </table:table-cell>
          <table:table-cell office:value-type="string">
            <text:p>phawaylla</text:p>
          </table:table-cell>
          <table:table-cell table:number-columns-repeated="1021"/>
        </table:table-row>
        <table:table-row table:style-name="ro1">
          <table:table-cell office:value-type="string">
            <text:p>cabalgadura</text:p>
          </table:table-cell>
          <table:table-cell office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>
            <text:p>inerte</text:p>
          </table:table-cell>
          <table:table-cell table:style-name="ce2" office:value-type="string">
            <text:p>qasi</text:p>
          </table:table-cell>
          <table:table-cell office:value-type="string">
            <text:p>mana kuyup</text:p>
          </table:table-cell>
          <table:table-cell table:number-columns-repeated="1021"/>
        </table:table-row>
        <table:table-row table:style-name="ro1">
          <table:table-cell office:value-type="string">
            <text:p>formado</text:p>
          </table:table-cell>
          <table:table-cell table:style-name="ce2" office:value-type="string">
            <text:p>rurasqa</text:p>
          </table:table-cell>
          <table:table-cell office:value-type="string">
            <text:p>kamasq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nscripción</text:p>
          </table:table-cell>
          <table:table-cell table:style-name="ce2" office:value-type="string">
            <text:p>qilqapay</text:p>
          </table:table-cell>
          <table:table-cell table:number-columns-repeated="1022"/>
        </table:table-row>
        <table:table-row table:style-name="ro1">
          <table:table-cell office:value-type="string">
            <text:p>venta</text:p>
          </table:table-cell>
          <table:table-cell office:value-type="string">
            <text:p>qhatu</text:p>
          </table:table-cell>
          <table:table-cell office:value-type="string">
            <text:p>qhatuna</text:p>
          </table:table-cell>
          <table:table-cell table:number-columns-repeated="1021"/>
        </table:table-row>
        <table:table-row table:style-name="ro1">
          <table:table-cell office:value-type="string">
            <text:p>braza</text:p>
          </table:table-cell>
          <table:table-cell table:style-name="ce2" office:value-type="string">
            <text:p>mak'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nvarado</text:p>
          </table:table-cell>
          <table:table-cell table:style-name="ce2" office:value-type="string">
            <text:p>warayup (autoridad indígena)</text:p>
          </table:table-cell>
          <table:table-cell table:number-columns-repeated="2"/>
          <table:table-cell office:value-type="string">
            <text:p>makhurki (muscular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orprendido</text:p>
          </table:table-cell>
          <table:table-cell table:style-name="ce2" office:value-type="string">
            <text:p>t'apqasqa</text:p>
          </table:table-cell>
          <table:table-cell office:value-type="string">
            <text:p>qunqylla hap'isqa</text:p>
          </table:table-cell>
          <table:table-cell table:number-columns-repeated="1021"/>
        </table:table-row>
        <table:table-row table:style-name="ro1">
          <table:table-cell office:value-type="string">
            <text:p>absoluto</text:p>
          </table:table-cell>
          <table:table-cell office:value-type="string">
            <text:p>sullull (verdad)</text:p>
          </table:table-cell>
          <table:table-cell/>
          <table:table-cell office:value-type="string">
            <text:p>raíz + -puni</text:p>
          </table:table-cell>
          <table:table-cell/>
          <table:table-cell office:value-type="string">
            <text:p>hinapuni</text:p>
          </table:table-cell>
          <table:table-cell table:number-columns-repeated="1018"/>
        </table:table-row>
        <table:table-row table:style-name="ro1">
          <table:table-cell office:value-type="string">
            <text:p>lapsus</text:p>
          </table:table-cell>
          <table:table-cell table:style-name="ce2" office:value-type="string">
            <text:p>pantay</text:p>
          </table:table-cell>
          <table:table-cell office:value-type="string">
            <text:p>qillqaspa pantay <text:s/>(calami)</text:p>
          </table:table-cell>
          <table:table-cell/>
          <table:table-cell office:value-type="string">
            <text:p>rimaspa pantay (lingüi)</text:p>
          </table:table-cell>
          <table:table-cell table:number-columns-repeated="1019"/>
        </table:table-row>
        <table:table-row table:style-name="ro1">
          <table:table-cell office:value-type="string">
            <text:p>frecuencia</text:p>
          </table:table-cell>
          <table:table-cell office:value-type="string">
            <text:p>sapakutin</text:p>
          </table:table-cell>
          <table:table-cell table:number-columns-repeated="1022"/>
        </table:table-row>
        <table:table-row table:style-name="ro1">
          <table:table-cell office:value-type="string">
            <text:p>concejo</text:p>
          </table:table-cell>
          <table:table-cell table:style-name="ce2" office:value-type="string">
            <text:p>kunaywa</text:p>
          </table:table-cell>
          <table:table-cell office:value-type="string">
            <text:p>anyay (reprenasión)</text:p>
          </table:table-cell>
          <table:table-cell table:number-columns-repeated="1021"/>
        </table:table-row>
        <table:table-row table:style-name="ro1">
          <table:table-cell office:value-type="string">
            <text:p>sobreviviente</text:p>
          </table:table-cell>
          <table:table-cell table:style-name="ce2" office:value-type="string">
            <text:p>kawsaq</text:p>
          </table:table-cell>
          <table:table-cell office:value-type="string">
            <text:p>kawsashaq</text:p>
          </table:table-cell>
          <table:table-cell table:number-columns-repeated="1021"/>
        </table:table-row>
        <table:table-row table:style-name="ro1">
          <table:table-cell office:value-type="string">
            <text:p>bilingüe</text:p>
          </table:table-cell>
          <table:table-cell table:style-name="ce2" office:value-type="string">
            <text:p>p'alqasimi</text:p>
          </table:table-cell>
          <table:table-cell table:number-columns-repeated="1022"/>
        </table:table-row>
        <table:table-row table:style-name="ro1">
          <table:table-cell office:value-type="string">
            <text:p>piélago</text:p>
          </table:table-cell>
          <table:table-cell table:style-name="ce2" office:value-type="string">
            <text:p>mamaqucha</text:p>
          </table:table-cell>
          <table:table-cell table:number-columns-repeated="1022"/>
        </table:table-row>
        <table:table-row table:style-name="ro1">
          <table:table-cell office:value-type="string">
            <text:p>condena</text:p>
          </table:table-cell>
          <table:table-cell table:style-name="ce2" office:value-type="string">
            <text:p>hayrata</text:p>
          </table:table-cell>
          <table:table-cell office:value-type="string">
            <text:p>ñañiy (sentencia)</text:p>
          </table:table-cell>
          <table:table-cell table:number-columns-repeated="1021"/>
        </table:table-row>
        <table:table-row table:style-name="ro1">
          <table:table-cell office:value-type="string">
            <text:p>víspera</text:p>
          </table:table-cell>
          <table:table-cell table:style-name="ce2" office:value-type="string">
            <text:p>bipira</text:p>
          </table:table-cell>
          <table:table-cell table:number-columns-repeated="1022"/>
        </table:table-row>
        <table:table-row table:style-name="ro1">
          <table:table-cell office:value-type="string">
            <text:p>morral</text:p>
          </table:table-cell>
          <table:table-cell table:style-name="ce2" office:value-type="string">
            <text:p>wayaqa (talega)</text:p>
          </table:table-cell>
          <table:table-cell/>
          <table:table-cell office:value-type="string">
            <text:p>ch'uspa (para coca)</text:p>
          </table:table-cell>
          <table:table-cell table:number-columns-repeated="1020"/>
        </table:table-row>
        <table:table-row table:style-name="ro1">
          <table:table-cell office:value-type="string">
            <text:p>publicado</text:p>
          </table:table-cell>
          <table:table-cell table:style-name="ce2" office:value-type="string">
            <text:p>riqsisqa</text:p>
          </table:table-cell>
          <table:table-cell office:value-type="string">
            <text:p>yachasqa</text:p>
          </table:table-cell>
          <table:table-cell table:number-columns-repeated="1021"/>
        </table:table-row>
        <table:table-row table:style-name="ro1">
          <table:table-cell office:value-type="string">
            <text:p>astucia</text:p>
          </table:table-cell>
          <table:table-cell office:value-type="string">
            <text:p>yachaysapa kaysabiodo)</text:p>
          </table:table-cell>
          <table:table-cell office:value-type="string">
            <text:p>ay (sabiondo)</text:p>
          </table:table-cell>
          <table:table-cell office:value-type="string">
            <text:p>atuqkachay (picardía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ienda</text:p>
          </table:table-cell>
          <table:table-cell office:value-type="string">
            <text:p>rinda</text:p>
          </table:table-cell>
          <table:table-cell table:number-columns-repeated="1022"/>
        </table:table-row>
        <table:table-row table:style-name="ro1">
          <table:table-cell office:value-type="string">
            <text:p>muestra</text:p>
          </table:table-cell>
          <table:table-cell office:value-type="string">
            <text:p>qhawarina</text:p>
          </table:table-cell>
          <table:table-cell table:number-columns-repeated="1022"/>
        </table:table-row>
        <table:table-row table:style-name="ro1">
          <table:table-cell office:value-type="string">
            <text:p>fusil</text:p>
          </table:table-cell>
          <table:table-cell office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>
            <text:p>mediodía</text:p>
          </table:table-cell>
          <table:table-cell office:value-type="string">
            <text:p>chawpi p'unchaw</text:p>
          </table:table-cell>
          <table:table-cell/>
          <table:table-cell office:value-type="string">
            <text:p>tiknu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hábito</text:p>
          </table:table-cell>
          <table:table-cell office:value-type="string">
            <text:p>yachakuy</text:p>
          </table:table-cell>
          <table:table-cell/>
          <table:table-cell office:value-type="string">
            <text:p>kurap p'achan</text:p>
          </table:table-cell>
          <table:table-cell/>
          <table:table-cell office:value-type="string">
            <text:p>quysu</text:p>
          </table:table-cell>
          <table:table-cell table:number-columns-repeated="1018"/>
        </table:table-row>
        <table:table-row table:style-name="ro1">
          <table:table-cell office:value-type="string">
            <text:p>aparición</text:p>
          </table:table-cell>
          <table:table-cell office:value-type="string">
            <text:p>nuna <text:s/>(espìritu)</text:p>
          </table:table-cell>
          <table:table-cell/>
          <table:table-cell office:value-type="string">
            <text:p>rikhurisqa</text:p>
          </table:table-cell>
          <table:table-cell table:number-columns-repeated="1020"/>
        </table:table-row>
        <table:table-row table:style-name="ro1">
          <table:table-cell office:value-type="string">
            <text:p>apartamento</text:p>
          </table:table-cell>
          <table:table-cell table:style-name="ce2" office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>
            <text:p>expresión</text:p>
          </table:table-cell>
          <table:table-cell table:style-name="ce2" office:value-type="string">
            <text:p>ñisqa (texgtual)</text:p>
          </table:table-cell>
          <table:table-cell/>
          <table:table-cell office:value-type="string">
            <text:p>ninqay (mododo de decir)</text:p>
          </table:table-cell>
          <table:table-cell table:number-columns-repeated="1020"/>
        </table:table-row>
        <table:table-row table:style-name="ro1">
          <table:table-cell office:value-type="string">
            <text:p>inmundicia</text:p>
          </table:table-cell>
          <table:table-cell table:style-name="ce2" office:value-type="string">
            <text:p>raqch'a</text:p>
          </table:table-cell>
          <table:table-cell office:value-type="string">
            <text:p>qhilli</text:p>
          </table:table-cell>
          <table:table-cell table:number-columns-repeated="1021"/>
        </table:table-row>
        <table:table-row table:style-name="ro1">
          <table:table-cell office:value-type="string">
            <text:p>propuesta</text:p>
          </table:table-cell>
          <table:table-cell table:style-name="ce2" office:value-type="string">
            <text:p>ñissqa</text:p>
          </table:table-cell>
          <table:table-cell/>
          <table:table-cell office:value-type="string">
            <text:p>rimasqa</text:p>
          </table:table-cell>
          <table:table-cell table:number-columns-repeated="1020"/>
        </table:table-row>
        <table:table-row table:style-name="ro1">
          <table:table-cell office:value-type="string">
            <text:p>cosita</text:p>
          </table:table-cell>
          <table:table-cell table:style-name="ce2" office:value-type="string">
            <text:p>ima kaqcha</text:p>
          </table:table-cell>
          <table:table-cell table:number-columns-repeated="1022"/>
        </table:table-row>
        <table:table-row table:style-name="ro1">
          <table:table-cell office:value-type="string">
            <text:p>jinete</text:p>
          </table:table-cell>
          <table:table-cell table:style-name="ce2" office:value-type="string">
            <text:p>sillakup</text:p>
          </table:table-cell>
          <table:table-cell/>
          <table:table-cell office:value-type="string">
            <text:p>muntaq</text:p>
          </table:table-cell>
          <table:table-cell table:number-columns-repeated="1020"/>
        </table:table-row>
        <table:table-row table:style-name="ro1">
          <table:table-cell office:value-type="string">
            <text:p>vara</text:p>
          </table:table-cell>
          <table:table-cell table:style-name="ce2" office:value-type="string">
            <text:p>k'aspi (palo largo y delgado)</text:p>
          </table:table-cell>
          <table:table-cell table:number-columns-repeated="2"/>
          <table:table-cell office:value-type="string">
            <text:p>bara (medida longitud)</text:p>
          </table:table-cell>
          <table:table-cell table:number-columns-repeated="1019"/>
        </table:table-row>
        <table:table-row table:style-name="ro1">
          <table:table-cell office:value-type="string">
            <text:p>dama</text:p>
          </table:table-cell>
          <table:table-cell table:style-name="ce2" office:value-type="string">
            <text:p><text:s/>palla (mujer horable)</text:p>
          </table:table-cell>
          <table:table-cell table:number-columns-repeated="1022"/>
        </table:table-row>
        <table:table-row table:style-name="ro1">
          <table:table-cell office:value-type="string">
            <text:p>reto</text:p>
          </table:table-cell>
          <table:table-cell table:style-name="ce2" office:value-type="string">
            <text:p>atipanakuy</text:p>
          </table:table-cell>
          <table:table-cell table:number-columns-repeated="1022"/>
        </table:table-row>
        <table:table-row table:style-name="ro1">
          <table:table-cell office:value-type="string">
            <text:p>mayorcito</text:p>
          </table:table-cell>
          <table:table-cell table:style-name="ce2" office:value-type="string">
            <text:p>kuraqcha</text:p>
          </table:table-cell>
          <table:table-cell table:number-columns-repeated="1022"/>
        </table:table-row>
        <table:table-row table:style-name="ro1">
          <table:table-cell office:value-type="string">
            <text:p>perrito</text:p>
          </table:table-cell>
          <table:table-cell office:value-type="string">
            <text:p>allqucha</text:p>
          </table:table-cell>
          <table:table-cell table:number-columns-repeated="1022"/>
        </table:table-row>
        <table:table-row table:style-name="ro1">
          <table:table-cell office:value-type="string">
            <text:p>recibido</text:p>
          </table:table-cell>
          <table:table-cell table:style-name="ce2" office:value-type="string">
            <text:p>chaskisqa</text:p>
          </table:table-cell>
          <table:table-cell table:number-columns-repeated="1022"/>
        </table:table-row>
        <table:table-row table:style-name="ro1">
          <table:table-cell office:value-type="string">
            <text:p>junio</text:p>
          </table:table-cell>
          <table:table-cell office:value-type="string">
            <text:p>intiraymi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lerina</text:p>
          </table:table-cell>
          <table:table-cell office:value-type="string">
            <text:p>lachiwana</text:p>
          </table:table-cell>
          <table:table-cell table:number-columns-repeated="1022"/>
        </table:table-row>
        <table:table-row table:style-name="ro1">
          <table:table-cell office:value-type="string">
            <text:p>terror</text:p>
          </table:table-cell>
          <table:table-cell office:value-type="string">
            <text:p>q'aqcha</text:p>
          </table:table-cell>
          <table:table-cell table:number-columns-repeated="1022"/>
        </table:table-row>
        <table:table-row table:style-name="ro1">
          <table:table-cell office:value-type="string">
            <text:p>grave</text:p>
          </table:table-cell>
          <table:table-cell/>
          <table:table-cell table:style-name="ce7" office:value-type="string">
            <text:p>llasaq</text:p>
          </table:table-cell>
          <table:table-cell table:style-name="ce6" office:value-type="string">
            <text:p>qharqa</text:p>
          </table:table-cell>
          <table:table-cell office:value-type="string">
            <text:p>waññuy p'itiy (moribundo)</text:p>
          </table:table-cell>
          <table:table-cell/>
          <table:table-cell office:value-type="string">
            <text:p>ch¡aka (ronco)</text:p>
          </table:table-cell>
          <table:table-cell table:number-columns-repeated="1017"/>
        </table:table-row>
        <table:table-row table:style-name="ro1">
          <table:table-cell office:value-type="string">
            <text:p>posibilidad</text:p>
          </table:table-cell>
          <table:table-cell office:value-type="string">
            <text:p>yaqapaschá (talvez)</text:p>
          </table:table-cell>
          <table:table-cell/>
          <table:table-cell office:value-type="string">
            <text:p>atina (quew se puede</text:p>
          </table:table-cell>
          <table:table-cell table:number-columns-repeated="1020"/>
        </table:table-row>
        <table:table-row table:style-name="ro1">
          <table:table-cell office:value-type="string">
            <text:p>fórmula</text:p>
          </table:table-cell>
          <table:table-cell office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>
            <text:p>tenia</text:p>
          </table:table-cell>
          <table:table-cell table:style-name="ce2" office:value-type="string">
            <text:p>wiksa k'uyka</text:p>
          </table:table-cell>
          <table:table-cell table:number-columns-repeated="1022"/>
        </table:table-row>
        <table:table-row table:style-name="ro1">
          <table:table-cell office:value-type="string">
            <text:p>miembro</text:p>
          </table:table-cell>
          <table:table-cell table:style-name="ce2" office:value-type="string">
            <text:p>kurkupi kap (del cuerpo)</text:p>
          </table:table-cell>
          <table:table-cell/>
          <table:table-cell office:value-type="string">
            <text:p>ayllumasi (de familia)</text:p>
          </table:table-cell>
          <table:table-cell/>
          <table:table-cell office:value-type="string">
            <text:p>ullu (viril)</text:p>
          </table:table-cell>
          <table:table-cell table:number-columns-repeated="1018"/>
        </table:table-row>
        <table:table-row table:style-name="ro1">
          <table:table-cell office:value-type="string">
            <text:p>perol</text:p>
          </table:table-cell>
          <table:table-cell table:style-name="ce2" office:value-type="string">
            <text:p>pirul</text:p>
          </table:table-cell>
          <table:table-cell table:number-columns-repeated="1022"/>
        </table:table-row>
        <table:table-row table:style-name="ro1">
          <table:table-cell office:value-type="string">
            <text:p>acero</text:p>
          </table:table-cell>
          <table:table-cell table:style-name="ce2" office:value-type="string">
            <text:p>asiru</text:p>
          </table:table-cell>
          <table:table-cell table:number-columns-repeated="1022"/>
        </table:table-row>
        <table:table-row table:style-name="ro1">
          <table:table-cell office:value-type="string">
            <text:p>inicial</text:p>
          </table:table-cell>
          <table:table-cell office:value-type="string">
            <text:p>ñawpaq</text:p>
          </table:table-cell>
          <table:table-cell office:value-type="string">
            <text:p>qallariypi <text:s/>(comienzo)</text:p>
          </table:table-cell>
          <table:table-cell/>
          <table:table-cell office:value-type="string">
            <text:p>qullqi ñawpachay (de dinero)</text:p>
          </table:table-cell>
          <table:table-cell table:number-columns-repeated="1019"/>
        </table:table-row>
        <table:table-row table:style-name="ro1">
          <table:table-cell office:value-type="string">
            <text:p>lingüístico</text:p>
          </table:table-cell>
          <table:table-cell office:value-type="string">
            <text:p>simikunamanata yachay</text:p>
          </table:table-cell>
          <table:table-cell table:style-name="ce2"/>
          <table:table-cell office:value-type="string">
            <text:p>simikuna <text:s/>yacahay</text:p>
          </table:table-cell>
          <table:table-cell table:number-columns-repeated="1020"/>
        </table:table-row>
        <table:table-row table:style-name="ro1">
          <table:table-cell office:value-type="string">
            <text:p>furtivo</text:p>
          </table:table-cell>
          <table:table-cell office:value-type="string">
            <text:p>pakallapi rurasqa</text:p>
          </table:table-cell>
          <table:table-cell table:number-columns-repeated="1022"/>
        </table:table-row>
        <table:table-row table:style-name="ro1">
          <table:table-cell office:value-type="string">
            <text:p>pisco</text:p>
          </table:table-cell>
          <table:table-cell office:value-type="string">
            <text:p>pisku</text:p>
          </table:table-cell>
          <table:table-cell table:number-columns-repeated="1022"/>
        </table:table-row>
        <table:table-row table:style-name="ro1">
          <table:table-cell office:value-type="string">
            <text:p>pedido</text:p>
          </table:table-cell>
          <table:table-cell office:value-type="string">
            <text:p>mañakusqa</text:p>
          </table:table-cell>
          <table:table-cell table:number-columns-repeated="1022"/>
        </table:table-row>
        <table:table-row table:style-name="ro1">
          <table:table-cell office:value-type="string">
            <text:p>innumerable</text:p>
          </table:table-cell>
          <table:table-cell office:value-type="string">
            <text:p>chhaytukuy</text:p>
          </table:table-cell>
          <table:table-cell table:style-name="ce2" office:value-type="string">
            <text:p>chhaynañiraq</text:p>
          </table:table-cell>
          <table:table-cell/>
          <table:table-cell office:value-type="string">
            <text:p>mana yuapay atina</text:p>
          </table:table-cell>
          <table:table-cell/>
          <table:table-cell office:value-type="string">
            <text:p>achkhallaña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nfitrión</text:p>
          </table:table-cell>
          <table:table-cell office:value-type="string">
            <text:p>wasinman wharikup</text:p>
          </table:table-cell>
          <table:table-cell table:number-columns-repeated="1022"/>
        </table:table-row>
        <table:table-row table:style-name="ro1">
          <table:table-cell office:value-type="string">
            <text:p>nativo</text:p>
          </table:table-cell>
          <table:table-cell office:value-type="string">
            <text:p>paqarisqa</text:p>
          </table:table-cell>
          <table:table-cell table:number-columns-repeated="1022"/>
        </table:table-row>
        <table:table-row table:style-name="ro1">
          <table:table-cell office:value-type="string">
            <text:p>equipo</text:p>
          </table:table-cell>
          <table:table-cell office:value-type="string">
            <text:p>huñusqa (cosas)</text:p>
          </table:table-cell>
          <table:table-cell/>
          <table:table-cell office:value-type="string">
            <text:p>runa 't'aqa (peersonas)</text:p>
          </table:table-cell>
          <table:table-cell/>
          <table:table-cell office:value-type="string">
            <text:p>walkanqa (de ropas y armas)</text:p>
          </table:table-cell>
          <table:table-cell table:number-columns-repeated="2"/>
          <table:table-cell office:value-type="string">
            <text:p>ikipu (deporte)</text:p>
          </table:table-cell>
          <table:table-cell table:number-columns-repeated="1015"/>
        </table:table-row>
        <table:table-row table:style-name="ro1">
          <table:table-cell office:value-type="string">
            <text:p>herramienta</text:p>
          </table:table-cell>
          <table:table-cell office:value-type="string">
            <text:p>llamk'ana</text:p>
          </table:table-cell>
          <table:table-cell table:number-columns-repeated="1022"/>
        </table:table-row>
        <table:table-row table:style-name="ro1">
          <table:table-cell office:value-type="string">
            <text:p>considerable</text:p>
          </table:table-cell>
          <table:table-cell office:value-type="string">
            <text:p>chaninchana (que merece?</text:p>
          </table:table-cell>
          <table:table-cell/>
          <table:table-cell office:value-type="string">
            <text:p>hayñinqana (estima)</text:p>
          </table:table-cell>
          <table:table-cell/>
          <table:table-cell office:value-type="string">
            <text:p>yuyapayana (que merece consideración)</text:p>
          </table:table-cell>
          <table:table-cell table:number-columns-repeated="1018"/>
        </table:table-row>
        <table:table-row table:style-name="ro1">
          <table:table-cell office:value-type="string">
            <text:p>bodega</text:p>
          </table:table-cell>
          <table:table-cell office:value-type="string">
            <text:p>taqi (granero)</text:p>
          </table:table-cell>
          <table:table-cell/>
          <table:table-cell office:value-type="string">
            <text:p>upyana qhatu (de bebidas)</text:p>
          </table:table-cell>
          <table:table-cell table:number-columns-repeated="2"/>
          <table:table-cell office:value-type="string">
            <text:p>aha wasi (chichería)</text:p>
          </table:table-cell>
          <table:table-cell/>
          <table:table-cell office:value-type="string">
            <text:p>budiga</text:p>
          </table:table-cell>
          <table:table-cell table:number-columns-repeated="1015"/>
        </table:table-row>
        <table:table-row table:style-name="ro1">
          <table:table-cell office:value-type="string">
            <text:p>pastilla</text:p>
          </table:table-cell>
          <table:table-cell office:value-type="string">
            <text:p>pastillas</text:p>
          </table:table-cell>
          <table:table-cell table:number-columns-repeated="1022"/>
        </table:table-row>
        <table:table-row table:style-name="ro1">
          <table:table-cell office:value-type="string">
            <text:p>apuesta</text:p>
          </table:table-cell>
          <table:table-cell office:value-type="string">
            <text:p>pukllay (de dinero0)</text:p>
          </table:table-cell>
          <table:table-cell office:value-type="string">
            <text:p>ero)</text:p>
          </table:table-cell>
          <table:table-cell office:value-type="string">
            <text:p>llallinakuy (competir)</text:p>
          </table:table-cell>
          <table:table-cell/>
          <table:table-cell office:value-type="string">
            <text:p>misay (suerte)</text:p>
          </table:table-cell>
          <table:table-cell table:number-columns-repeated="1018"/>
        </table:table-row>
        <table:table-row table:style-name="ro1">
          <table:table-cell office:value-type="string">
            <text:p>vendado</text:p>
          </table:table-cell>
          <table:table-cell office:value-type="string">
            <text:p>wank'usq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iara</text:p>
          </table:table-cell>
          <table:table-cell office:value-type="string">
            <text:p>khuchi tama</text:p>
          </table:table-cell>
          <table:table-cell table:number-columns-repeated="1022"/>
        </table:table-row>
        <table:table-row table:style-name="ro1">
          <table:table-cell office:value-type="string">
            <text:p>aburrido</text:p>
          </table:table-cell>
          <table:table-cell office:value-type="string">
            <text:p>amisqa</text:p>
          </table:table-cell>
          <table:table-cell table:number-columns-repeated="1022"/>
        </table:table-row>
        <table:table-row table:style-name="ro1">
          <table:table-cell office:value-type="string">
            <text:p>alojado</text:p>
          </table:table-cell>
          <table:table-cell table:style-name="ce2" office:value-type="string">
            <text:p>qurpqchqku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iscreto</text:p>
          </table:table-cell>
          <table:table-cell table:style-name="ce2" office:value-type="string">
            <text:p>chanin rimaq</text:p>
          </table:table-cell>
          <table:table-cell office:value-type="string">
            <text:p>chanin ruraq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saltante</text:p>
          </table:table-cell>
          <table:table-cell table:style-name="ce2" office:value-type="string">
            <text:p>p'itaykup</text:p>
          </table:table-cell>
          <table:table-cell table:style-name="ce2" office:value-type="string">
            <text:p>p'itaykuspa suwaq</text:p>
          </table:table-cell>
          <table:table-cell/>
          <table:table-cell office:value-type="string">
            <text:p>pistaku</text:p>
          </table:table-cell>
          <table:table-cell table:number-columns-repeated="1019"/>
        </table:table-row>
        <table:table-row table:style-name="ro1">
          <table:table-cell office:value-type="string">
            <text:p>pleito</text:p>
          </table:table-cell>
          <table:table-cell office:value-type="string">
            <text:p>phiñachinakuy (riña)</text:p>
          </table:table-cell>
          <table:table-cell/>
          <table:table-cell office:value-type="string">
            <text:p>awqanakuy (con armas)</text:p>
          </table:table-cell>
          <table:table-cell table:number-columns-repeated="1020"/>
        </table:table-row>
        <table:table-row table:style-name="ro1">
          <table:table-cell office:value-type="string">
            <text:p>resistencia</text:p>
          </table:table-cell>
          <table:table-cell office:value-type="string">
            <text:p>kallpachakuy (fuerza)</text:p>
          </table:table-cell>
          <table:table-cell/>
          <table:table-cell office:value-type="string">
            <text:p>takyay (permanencia)</text:p>
          </table:table-cell>
          <table:table-cell table:number-columns-repeated="1020"/>
        </table:table-row>
        <table:table-row table:style-name="ro1">
          <table:table-cell office:value-type="string">
            <text:p>competencia</text:p>
          </table:table-cell>
          <table:table-cell table:style-name="ce6" office:value-type="string">
            <text:p>tinkuy</text:p>
          </table:table-cell>
          <table:table-cell office:value-type="string">
            <text:p>atiy (capacidad)</text:p>
          </table:table-cell>
          <table:table-cell/>
          <table:table-cell office:value-type="string">
            <text:p>llallinakuy </text:p>
          </table:table-cell>
          <table:table-cell table:style-name="ce2" office:value-type="string">
            <text:p>atipanakuy (</text:p>
          </table:table-cell>
          <table:table-cell table:number-columns-repeated="1018"/>
        </table:table-row>
        <table:table-row table:style-name="ro1">
          <table:table-cell office:value-type="string">
            <text:p>ron</text:p>
          </table:table-cell>
          <table:table-cell office:value-type="string">
            <text:p>ru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nejado</text:p>
          </table:table-cell>
          <table:table-cell office:value-type="string">
            <text:p>apasqa</text:p>
          </table:table-cell>
          <table:table-cell office:value-type="string">
            <text:p>minihasqa</text:p>
          </table:table-cell>
          <table:table-cell table:number-columns-repeated="1021"/>
        </table:table-row>
        <table:table-row table:style-name="ro1">
          <table:table-cell office:value-type="string">
            <text:p>educativo</text:p>
          </table:table-cell>
          <table:table-cell office:value-type="string">
            <text:p>yachachikup</text:p>
          </table:table-cell>
          <table:table-cell table:number-columns-repeated="1022"/>
        </table:table-row>
        <table:table-row table:style-name="ro1">
          <table:table-cell office:value-type="string">
            <text:p>contratista</text:p>
          </table:table-cell>
          <table:table-cell office:value-type="string">
            <text:p>kuntratrista</text:p>
          </table:table-cell>
          <table:table-cell office:value-type="string">
            <text:p>mink'aku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plicación</text:p>
          </table:table-cell>
          <table:table-cell office:value-type="string">
            <text:p>churay</text:p>
          </table:table-cell>
          <table:table-cell table:number-columns-repeated="1022"/>
        </table:table-row>
        <table:table-row table:style-name="ro1">
          <table:table-cell office:value-type="string">
            <text:p>protegido</text:p>
          </table:table-cell>
          <table:table-cell table:style-name="ce6" office:value-type="string">
            <text:p>uywqi</text:p>
          </table:table-cell>
          <table:table-cell office:value-type="string">
            <text:p>amachasqa</text:p>
          </table:table-cell>
          <table:table-cell office:value-type="string">
            <text:p>uywaqi</text:p>
          </table:table-cell>
          <table:table-cell table:number-columns-repeated="1020"/>
        </table:table-row>
        <table:table-row table:style-name="ro1">
          <table:table-cell office:value-type="string">
            <text:p>disparado</text:p>
          </table:table-cell>
          <table:table-cell office:value-type="string">
            <text:p>t'uqyachisqa</text:p>
          </table:table-cell>
          <table:table-cell office:value-type="string">
            <text:p>baliyasqa (bala)</text:p>
          </table:table-cell>
          <table:table-cell/>
          <table:table-cell office:value-type="string">
            <text:p>wach'isqa (flecha)</text:p>
          </table:table-cell>
          <table:table-cell/>
          <table:table-cell office:value-type="string">
            <text:p>hayt'asqa (balòn)</text:p>
          </table:table-cell>
          <table:table-cell table:number-columns-repeated="1017"/>
        </table:table-row>
        <table:table-row table:style-name="ro1">
          <table:table-cell office:value-type="string">
            <text:p>dirigente</text:p>
          </table:table-cell>
          <table:table-cell office:value-type="string">
            <text:p>kamachip</text:p>
          </table:table-cell>
          <table:table-cell office:value-type="string">
            <text:p>umalliq</text:p>
          </table:table-cell>
          <table:table-cell table:number-columns-repeated="1021"/>
        </table:table-row>
        <table:table-row table:style-name="ro1">
          <table:table-cell office:value-type="string">
            <text:p>e-mail</text:p>
          </table:table-cell>
          <table:table-cell office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>
            <text:p>helicóptero</text:p>
          </table:table-cell>
          <table:table-cell table:style-name="ce2" office:value-type="string">
            <text:p>ilikuktiru</text:p>
          </table:table-cell>
          <table:table-cell table:number-columns-repeated="1022"/>
        </table:table-row>
        <table:table-row table:style-name="ro1">
          <table:table-cell office:value-type="string">
            <text:p>alabanza</text:p>
          </table:table-cell>
          <table:table-cell table:style-name="ce2" office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>
            <text:p>comensal</text:p>
          </table:table-cell>
          <table:table-cell table:style-name="ce2" office:value-type="string">
            <text:p>mikhup</text:p>
          </table:table-cell>
          <table:table-cell table:number-columns-repeated="1022"/>
        </table:table-row>
        <table:table-row table:style-name="ro1">
          <table:table-cell office:value-type="string">
            <text:p>amontonamiento</text:p>
          </table:table-cell>
          <table:table-cell/>
          <table:table-cell table:style-name="ce6" office:value-type="string">
            <text:p>k'iskinakuy</text:p>
          </table:table-cell>
          <table:table-cell office:value-type="string">
            <text:p>qutuy (preoductos)</text:p>
          </table:table-cell>
          <table:table-cell/>
          <table:table-cell office:value-type="string">
            <text:p>tanta colecta)</text:p>
          </table:table-cell>
          <table:table-cell/>
          <table:table-cell office:value-type="string">
            <text:p>tawqa (rimero)</text:p>
          </table:table-cell>
          <table:table-cell table:number-columns-repeated="1016"/>
        </table:table-row>
        <table:table-row table:style-name="ro1">
          <table:table-cell office:value-type="string">
            <text:p>prolongado</text:p>
          </table:table-cell>
          <table:table-cell office:value-type="string">
            <text:p>unayachisqa (tiempo)</text:p>
          </table:table-cell>
          <table:table-cell/>
          <table:table-cell office:value-type="string">
            <text:p>suniyachisqa (longitud)</text:p>
          </table:table-cell>
          <table:table-cell table:number-columns-repeated="102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apankapa (individual)</text:p>
          </table:table-cell>
          <table:table-cell/>
          <table:table-cell office:value-type="string">
            <text:p>runap (de la persona)</text:p>
          </table:table-cell>
          <table:table-cell/>
          <table:table-cell office:value-type="string">
            <text:p>llamkapkuna (trabajadore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almípedo</text:p>
          </table:table-cell>
          <table:table-cell office:value-type="string">
            <text:p>wachwa</text:p>
          </table:table-cell>
          <table:table-cell office:value-type="string">
            <text:p>patu (aves)</text:p>
          </table:table-cell>
          <table:table-cell/>
          <table:table-cell office:value-type="string">
            <text:p>panpa chak (adjetivo)i </text:p>
          </table:table-cell>
          <table:table-cell table:number-columns-repeated="1019"/>
        </table:table-row>
        <table:table-row table:style-name="ro1">
          <table:table-cell office:value-type="string">
            <text:p>reconocimiento</text:p>
          </table:table-cell>
          <table:table-cell/>
          <table:table-cell office:value-type="string">
            <text:p>riqsipay (reconocer)</text:p>
          </table:table-cell>
          <table:table-cell/>
          <table:table-cell office:value-type="string">
            <text:p>añaychakuy (gratitud)</text:p>
          </table:table-cell>
          <table:table-cell table:number-columns-repeated="1019"/>
        </table:table-row>
        <table:table-row table:style-name="ro1">
          <table:table-cell office:value-type="string">
            <text:p>terrestre</text:p>
          </table:table-cell>
          <table:table-cell office:value-type="string">
            <text:p>allpamanta</text:p>
          </table:table-cell>
          <table:table-cell office:value-type="string">
            <text:p>kaypachamanta</text:p>
          </table:table-cell>
          <table:table-cell/>
          <table:table-cell office:value-type="string">
            <text:p>panpapi kawsaq</text:p>
          </table:table-cell>
          <table:table-cell table:number-columns-repeated="1019"/>
        </table:table-row>
        <table:table-row table:style-name="ro1">
          <table:table-cell office:value-type="string">
            <text:p>calidad</text:p>
          </table:table-cell>
          <table:table-cell office:value-type="string">
            <text:p>kaynin (índole)</text:p>
          </table:table-cell>
          <table:table-cell/>
          <table:table-cell office:value-type="string">
            <text:p>allin kay (buena)</text:p>
          </table:table-cell>
          <table:table-cell table:number-columns-repeated="1020"/>
        </table:table-row>
        <table:table-row table:style-name="ro1">
          <table:table-cell office:value-type="string">
            <text:p>confesión</text:p>
          </table:table-cell>
          <table:table-cell table:style-name="ce2" office:value-type="string">
            <text:p>kunfisiyun (fe)</text:p>
          </table:table-cell>
          <table:table-cell/>
          <table:table-cell office:value-type="string">
            <text:p>willakuy (declarar)</text:p>
          </table:table-cell>
          <table:table-cell/>
          <table:table-cell office:value-type="string">
            <text:p>iñiy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vasto</text:p>
          </table:table-cell>
          <table:table-cell table:style-name="ce2" office:value-type="string">
            <text:p>mastarisqa (extenso)</text:p>
          </table:table-cell>
          <table:table-cell table:number-columns-repeated="1022"/>
        </table:table-row>
        <table:table-row table:style-name="ro1">
          <table:table-cell office:value-type="string">
            <text:p>espada</text:p>
          </table:table-cell>
          <table:table-cell table:style-name="ce2" office:value-type="string">
            <text:p>ispada</text:p>
          </table:table-cell>
          <table:table-cell table:number-columns-repeated="1022"/>
        </table:table-row>
        <table:table-row table:style-name="ro1">
          <table:table-cell office:value-type="string">
            <text:p>arrepentido</text:p>
          </table:table-cell>
          <table:table-cell table:style-name="ce2" office:value-type="string">
            <text:p>llakisqa</text:p>
          </table:table-cell>
          <table:table-cell office:value-type="string">
            <text:p>wanasqa</text:p>
          </table:table-cell>
          <table:table-cell table:number-columns-repeated="1021"/>
        </table:table-row>
        <table:table-row table:style-name="ro1">
          <table:table-cell office:value-type="string">
            <text:p>trino</text:p>
          </table:table-cell>
          <table:table-cell table:style-name="ce2" office:value-type="string">
            <text:p>ch'allallallay (gorgeo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pa</text:p>
          </table:table-cell>
          <table:table-cell table:style-name="ce2" office:value-type="string">
            <text:p>qirucha</text:p>
          </table:table-cell>
          <table:table-cell office:value-type="string">
            <text:p>kup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bastos</text:p>
          </table:table-cell>
          <table:table-cell table:style-name="ce2" office:value-type="string">
            <text:p>qhatukuna</text:p>
          </table:table-cell>
          <table:table-cell table:number-columns-repeated="1022"/>
        </table:table-row>
        <table:table-row table:style-name="ro1">
          <table:table-cell office:value-type="string">
            <text:p>dedicado</text:p>
          </table:table-cell>
          <table:table-cell office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>
            <text:p>lechuga</text:p>
          </table:table-cell>
          <table:table-cell office:value-type="string">
            <text:p>lichwa</text:p>
          </table:table-cell>
          <table:table-cell table:number-columns-repeated="1022"/>
        </table:table-row>
        <table:table-row table:style-name="ro1">
          <table:table-cell office:value-type="string">
            <text:p>despierto</text:p>
          </table:table-cell>
          <table:table-cell office:value-type="string">
            <text:p>rikch'arisqa </text:p>
          </table:table-cell>
          <table:table-cell table:number-columns-repeated="1022"/>
        </table:table-row>
        <table:table-row table:style-name="ro1">
          <table:table-cell office:value-type="string">
            <text:p>granito</text:p>
          </table:table-cell>
          <table:table-cell office:value-type="string">
            <text:p>ch'ila rumi</text:p>
          </table:table-cell>
          <table:table-cell table:number-columns-repeated="1022"/>
        </table:table-row>
        <table:table-row table:style-name="ro1">
          <table:table-cell office:value-type="string">
            <text:p>convocado</text:p>
          </table:table-cell>
          <table:table-cell office:value-type="string">
            <text:p>waqyasqa</text:p>
          </table:table-cell>
          <table:table-cell table:number-columns-repeated="1022"/>
        </table:table-row>
        <table:table-row table:style-name="ro1">
          <table:table-cell office:value-type="string">
            <text:p>imponente</text:p>
          </table:table-cell>
          <table:table-cell table:number-columns-repeated="1023"/>
        </table:table-row>
        <table:table-row table:style-name="ro1">
          <table:table-cell office:value-type="string">
            <text:p>menudencia</text:p>
          </table:table-cell>
          <table:table-cell table:number-columns-repeated="1023"/>
        </table:table-row>
        <table:table-row table:style-name="ro1">
          <table:table-cell office:value-type="string">
            <text:p>fámulo</text:p>
          </table:table-cell>
          <table:table-cell office:value-type="string">
            <text:p>warma (mozo)</text:p>
          </table:table-cell>
          <table:table-cell/>
          <table:table-cell office:value-type="string">
            <text:p>kamachi (sirviente)</text:p>
          </table:table-cell>
          <table:table-cell/>
          <table:table-cell office:value-type="string">
            <text:p>yana (criado)</text:p>
          </table:table-cell>
          <table:table-cell table:number-columns-repeated="1018"/>
        </table:table-row>
        <table:table-row table:style-name="ro1">
          <table:table-cell office:value-type="string">
            <text:p>urbanizador</text:p>
          </table:table-cell>
          <table:table-cell office:value-type="string">
            <text:p>llaqtachaq</text:p>
          </table:table-cell>
          <table:table-cell table:number-columns-repeated="1022"/>
        </table:table-row>
        <table:table-row table:style-name="ro1">
          <table:table-cell office:value-type="string">
            <text:p>callado</text:p>
          </table:table-cell>
          <table:table-cell office:value-type="string">
            <text:p>upallalla</text:p>
          </table:table-cell>
          <table:table-cell office:value-type="string">
            <text:p>ch'inlla</text:p>
          </table:table-cell>
          <table:table-cell table:number-columns-repeated="1021"/>
        </table:table-row>
        <table:table-row table:style-name="ro1">
          <table:table-cell office:value-type="string">
            <text:p>simple</text:p>
          </table:table-cell>
          <table:table-cell table:style-name="ce2" office:value-type="string">
            <text:p>hinalla kaq (normal)</text:p>
          </table:table-cell>
          <table:table-cell/>
          <table:table-cell office:value-type="string">
            <text:p>ruray atinalla (fácil)</text:p>
          </table:table-cell>
          <table:table-cell table:number-columns-repeated="1020"/>
        </table:table-row>
        <table:table-row table:style-name="ro1">
          <table:table-cell office:value-type="string">
            <text:p>cuadrilla</text:p>
          </table:table-cell>
          <table:table-cell table:style-name="ce2" office:value-type="string">
            <text:p>kuwardilla</text:p>
          </table:table-cell>
          <table:table-cell table:number-columns-repeated="1022"/>
        </table:table-row>
        <table:table-row table:style-name="ro1">
          <table:table-cell office:value-type="string">
            <text:p>crema</text:p>
          </table:table-cell>
          <table:table-cell table:style-name="ce2" office:value-type="string">
            <text:p>hawi (pa untar)</text:p>
          </table:table-cell>
          <table:table-cell/>
          <table:table-cell office:value-type="string">
            <text:p>tika (nata)</text:p>
          </table:table-cell>
          <table:table-cell/>
          <table:table-cell office:value-type="string">
            <text:p>misk'i api (dulce()</text:p>
          </table:table-cell>
          <table:table-cell table:number-columns-repeated="1018"/>
        </table:table-row>
        <table:table-row table:style-name="ro1">
          <table:table-cell office:value-type="string">
            <text:p>venda</text:p>
          </table:table-cell>
          <table:table-cell office:value-type="string">
            <text:p>wank'una</text:p>
          </table:table-cell>
          <table:table-cell table:number-columns-repeated="1022"/>
        </table:table-row>
        <table:table-row table:style-name="ro1">
          <table:table-cell office:value-type="string">
            <text:p>festivo</text:p>
          </table:table-cell>
          <table:table-cell office:value-type="string">
            <text:p>kusilla kap (alegre <text:s text:c="5"/></text:p>
          </table:table-cell>
          <table:table-cell office:value-type="string">
            <text:p>gre)</text:p>
          </table:table-cell>
          <table:table-cell/>
          <table:table-cell office:value-type="string">
            <text:p>q'uchukup (jubiloso)</text:p>
          </table:table-cell>
          <table:table-cell table:number-columns-repeated="1019"/>
        </table:table-row>
        <table:table-row table:style-name="ro1">
          <table:table-cell office:value-type="string">
            <text:p>precipitación</text:p>
          </table:table-cell>
          <table:table-cell office:value-type="string">
            <text:p>utqhay</text:p>
          </table:table-cell>
          <table:table-cell office:value-type="string">
            <text:p>t'uhay (apuro)</text:p>
          </table:table-cell>
          <table:table-cell/>
          <table:table-cell office:value-type="string">
            <text:p>paray (pluvial)</text:p>
          </table:table-cell>
          <table:table-cell/>
          <table:table-cell office:value-type="string">
            <text:p>urmaykuy (caida)</text:p>
          </table:table-cell>
          <table:table-cell table:number-columns-repeated="1017"/>
        </table:table-row>
        <table:table-row table:style-name="ro1">
          <table:table-cell office:value-type="string">
            <text:p>formación</text:p>
          </table:table-cell>
          <table:table-cell office:value-type="string">
            <text:p>rurakuy</text:p>
          </table:table-cell>
          <table:table-cell office:value-type="string">
            <text:p>kamakuy (formarse)</text:p>
          </table:table-cell>
          <table:table-cell/>
          <table:table-cell office:value-type="string">
            <text:p>hina kay (forma) <text:s text:c="3"/></text:p>
          </table:table-cell>
          <table:table-cell/>
          <table:table-cell office:value-type="string">
            <text:p>sinri (fila)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acuquero</text:p>
          </table:table-cell>
          <table:table-cell office:value-type="string">
            <text:p>quya hurqup</text:p>
          </table:table-cell>
          <table:table-cell table:number-columns-repeated="1022"/>
        </table:table-row>
        <table:table-row table:style-name="ro1">
          <table:table-cell office:value-type="string">
            <text:p>afecto</text:p>
          </table:table-cell>
          <table:table-cell office:value-type="string">
            <text:p>waylluy</text:p>
          </table:table-cell>
          <table:table-cell office:value-type="string">
            <text:p>khuyay</text:p>
          </table:table-cell>
          <table:table-cell office:value-type="string">
            <text:p>munay</text:p>
          </table:table-cell>
          <table:table-cell table:number-columns-repeated="1020"/>
        </table:table-row>
        <table:table-row table:style-name="ro1">
          <table:table-cell office:value-type="string">
            <text:p>cordillerano</text:p>
          </table:table-cell>
          <table:table-cell office:value-type="string">
            <text:p>antiruna</text:p>
          </table:table-cell>
          <table:table-cell office:value-type="string">
            <text:p>antimanta</text:p>
          </table:table-cell>
          <table:table-cell table:number-columns-repeated="1021"/>
        </table:table-row>
        <table:table-row table:style-name="ro1">
          <table:table-cell office:value-type="string">
            <text:p>plantación</text:p>
          </table:table-cell>
          <table:table-cell office:value-type="string">
            <text:p>mallkinchay/yuranchay</text:p>
          </table:table-cell>
          <table:table-cell table:number-columns-repeated="1022"/>
        </table:table-row>
        <table:table-row table:style-name="ro1">
          <table:table-cell office:value-type="string">
            <text:p>vistazo</text:p>
          </table:table-cell>
          <table:table-cell office:value-type="string">
            <text:p>qhawariy</text:p>
          </table:table-cell>
          <table:table-cell office:value-type="string">
            <text:p>qhawayku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upuesto</text:p>
          </table:table-cell>
          <table:table-cell office:value-type="string">
            <text:p>ñisqa (texgtual)</text:p>
          </table:table-cell>
          <table:table-cell/>
          <table:table-cell table:style-name="ce2" office:value-type="string">
            <text:p>yaqapas (talvez)</text:p>
          </table:table-cell>
          <table:table-cell table:number-columns-repeated="1020"/>
        </table:table-row>
        <table:table-row table:style-name="ro1">
          <table:table-cell office:value-type="string">
            <text:p>norma</text:p>
          </table:table-cell>
          <table:table-cell office:value-type="string">
            <text:p>kamachi (ley)</text:p>
          </table:table-cell>
          <table:table-cell/>
          <table:table-cell office:value-type="string">
            <text:p>allin apay (proceder)</text:p>
          </table:table-cell>
          <table:table-cell table:number-columns-repeated="1020"/>
        </table:table-row>
        <table:table-row table:style-name="ro1">
          <table:table-cell office:value-type="string">
            <text:p>cabaña</text:p>
          </table:table-cell>
          <table:table-cell table:style-name="ce2" office:value-type="string">
            <text:p>ch'uklla</text:p>
          </table:table-cell>
          <table:table-cell table:number-columns-repeated="1022"/>
        </table:table-row>
        <table:table-row table:style-name="ro1">
          <table:table-cell office:value-type="string">
            <text:p>natal</text:p>
          </table:table-cell>
          <table:table-cell table:style-name="ce2" office:value-type="string">
            <text:p>paqariy</text:p>
          </table:table-cell>
          <table:table-cell table:number-columns-repeated="1022"/>
        </table:table-row>
        <table:table-row table:style-name="ro1">
          <table:table-cell office:value-type="string">
            <text:p>orejera</text:p>
          </table:table-cell>
          <table:table-cell table:style-name="ce2" office:value-type="string">
            <text:p>rap'a</text:p>
          </table:table-cell>
          <table:table-cell table:number-columns-repeated="1022"/>
        </table:table-row>
        <table:table-row table:style-name="ro1">
          <table:table-cell office:value-type="string">
            <text:p>chacarero</text:p>
          </table:table-cell>
          <table:table-cell table:style-name="ce2" office:value-type="string">
            <text:p>chakriru</text:p>
          </table:table-cell>
          <table:table-cell office:value-type="string">
            <text:p>chakra llamk'a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rte</text:p>
          </table:table-cell>
          <table:table-cell table:style-name="ce2" office:value-type="string">
            <text:p>kamay atiy (de crear)</text:p>
          </table:table-cell>
          <table:table-cell/>
          <table:table-cell office:value-type="string">
            <text:p>allin ruray (de hacer bien algo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udaz</text:p>
          </table:table-cell>
          <table:table-cell table:style-name="ce2" office:value-type="string">
            <text:p>sinchi kay</text:p>
          </table:table-cell>
          <table:table-cell/>
          <table:table-cell office:value-type="string">
            <text:p>tukuy atip</text:p>
          </table:table-cell>
          <table:table-cell table:number-columns-repeated="1020"/>
        </table:table-row>
        <table:table-row table:style-name="ro1">
          <table:table-cell office:value-type="string">
            <text:p>reparación</text:p>
          </table:table-cell>
          <table:table-cell office:value-type="string">
            <text:p>allichay</text:p>
          </table:table-cell>
          <table:table-cell office:value-type="string">
            <text:p>kamay atiy (de creart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etrato</text:p>
          </table:table-cell>
          <table:table-cell table:style-name="ce2" office:value-type="string">
            <text:p>ritratu</text:p>
          </table:table-cell>
          <table:table-cell table:number-columns-repeated="1022"/>
        </table:table-row>
        <table:table-row table:style-name="ro1">
          <table:table-cell office:value-type="string">
            <text:p>turismo</text:p>
          </table:table-cell>
          <table:table-cell table:style-name="ce2" office:value-type="string">
            <text:p>chayamuqkunamanta</text:p>
          </table:table-cell>
          <table:table-cell table:number-columns-repeated="1022"/>
        </table:table-row>
        <table:table-row table:style-name="ro1">
          <table:table-cell office:value-type="string">
            <text:p>reconocido</text:p>
          </table:table-cell>
          <table:table-cell table:style-name="ce2" office:value-type="string">
            <text:p>riqsipasqa</text:p>
          </table:table-cell>
          <table:table-cell office:value-type="string">
            <text:p>kikinchasq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hirriante</text:p>
          </table:table-cell>
          <table:table-cell table:style-name="ce2" office:value-type="string">
            <text:p>k'iriririp</text:p>
          </table:table-cell>
          <table:table-cell office:value-type="string">
            <text:p>k'irkiryap (onomatopeya)</text:p>
          </table:table-cell>
          <table:table-cell table:number-columns-repeated="1021"/>
        </table:table-row>
        <table:table-row table:style-name="ro1">
          <table:table-cell office:value-type="string">
            <text:p>zaguán</text:p>
          </table:table-cell>
          <table:table-cell table:style-name="ce2" office:value-type="string">
            <text:p>wasi punku</text:p>
          </table:table-cell>
          <table:table-cell table:number-columns-repeated="1022"/>
        </table:table-row>
        <table:table-row table:style-name="ro1">
          <table:table-cell office:value-type="string">
            <text:p>borrico</text:p>
          </table:table-cell>
          <table:table-cell table:style-name="ce2" office:value-type="string">
            <text:p>asnu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spirado</text:p>
          </table:table-cell>
          <table:table-cell table:style-name="ce2" office:value-type="string">
            <text:p>yuyay k'anchariy (ideas)</text:p>
          </table:table-cell>
          <table:table-cell/>
          <table:table-cell office:value-type="string">
            <text:p>samasqa (con aire en pulmones)</text:p>
          </table:table-cell>
          <table:table-cell table:number-columns-repeated="1020"/>
        </table:table-row>
        <table:table-row table:style-name="ro1">
          <table:table-cell office:value-type="string">
            <text:p>tamborilero</text:p>
          </table:table-cell>
          <table:table-cell office:value-type="string">
            <text:p>tinya takap</text:p>
          </table:table-cell>
          <table:table-cell table:number-columns-repeated="1022"/>
        </table:table-row>
        <table:table-row table:style-name="ro1">
          <table:table-cell office:value-type="string">
            <text:p>energía</text:p>
          </table:table-cell>
          <table:table-cell office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>
            <text:p>oficina</text:p>
          </table:table-cell>
          <table:table-cell office:value-type="string">
            <text:p>llamk'ana p'itita</text:p>
          </table:table-cell>
          <table:table-cell/>
          <table:table-cell office:value-type="string">
            <text:p>uphisina</text:p>
          </table:table-cell>
          <table:table-cell table:number-columns-repeated="1020"/>
        </table:table-row>
        <table:table-row table:style-name="ro1">
          <table:table-cell office:value-type="string">
            <text:p>trecho</text:p>
          </table:table-cell>
          <table:table-cell office:value-type="string">
            <text:p>sispan</text:p>
          </table:table-cell>
          <table:table-cell table:number-columns-repeated="1022"/>
        </table:table-row>
        <table:table-row table:style-name="ro1">
          <table:table-cell office:value-type="string">
            <text:p>barretero</text:p>
          </table:table-cell>
          <table:table-cell office:value-type="string">
            <text:p>hutk'u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erced</text:p>
          </table:table-cell>
          <table:table-cell office:value-type="string">
            <text:p>suña (obsequio, regalo)</text:p>
          </table:table-cell>
          <table:table-cell/>
          <table:table-cell office:value-type="string">
            <text:p>siñur</text:p>
          </table:table-cell>
          <table:table-cell office:value-type="string">
            <text:p>siñura (tratamienro)</text:p>
          </table:table-cell>
          <table:table-cell table:number-columns-repeated="1019"/>
        </table:table-row>
        <table:table-row table:style-name="ro1">
          <table:table-cell office:value-type="string">
            <text:p>consuelo</text:p>
          </table:table-cell>
          <table:table-cell table:style-name="ce2" office:value-type="string">
            <text:p>sunqu tiyay</text:p>
          </table:table-cell>
          <table:table-cell/>
          <table:table-cell office:value-type="string">
            <text:p>thak ñiy</text:p>
          </table:table-cell>
          <table:table-cell table:number-columns-repeated="1020"/>
        </table:table-row>
        <table:table-row table:style-name="ro1">
          <table:table-cell office:value-type="string">
            <text:p>rendición</text:p>
          </table:table-cell>
          <table:table-cell table:style-name="ce2" office:value-type="string">
            <text:p>ullpuchakuy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table:style-name="ce2" office:value-type="string">
            <text:p>tawa k'uchun</text:p>
          </table:table-cell>
          <table:table-cell table:number-columns-repeated="1022"/>
        </table:table-row>
        <table:table-row table:style-name="ro1">
          <table:table-cell office:value-type="string">
            <text:p>líder</text:p>
          </table:table-cell>
          <table:table-cell office:value-type="string">
            <text:p>apulli</text:p>
          </table:table-cell>
          <table:table-cell office:value-type="string">
            <text:p>umalliq</text:p>
          </table:table-cell>
          <table:table-cell office:value-type="string">
            <text:p>kamachi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sengaño</text:p>
          </table:table-cell>
          <table:table-cell office:value-type="string">
            <text:p>yukay lñlaki</text:p>
          </table:table-cell>
          <table:table-cell table:number-columns-repeated="1022"/>
        </table:table-row>
        <table:table-row table:style-name="ro1">
          <table:table-cell office:value-type="string">
            <text:p>presentación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atallón</text:p>
          </table:table-cell>
          <table:table-cell office:value-type="string">
            <text:p>batllun</text:p>
          </table:table-cell>
          <table:table-cell table:number-columns-repeated="1022"/>
        </table:table-row>
        <table:table-row table:style-name="ro1">
          <table:table-cell office:value-type="string">
            <text:p>vistoso</text:p>
          </table:table-cell>
          <table:table-cell table:style-name="ce2" office:value-type="string">
            <text:p>ñawra</text:p>
          </table:table-cell>
          <table:table-cell office:value-type="string">
            <text:p>pawqa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specto</text:p>
          </table:table-cell>
          <table:table-cell table:style-name="ce2" office:value-type="string">
            <text:p>rikchakuynin (apariencia)</text:p>
          </table:table-cell>
          <table:table-cell/>
          <table:table-cell office:value-type="string">
            <text:p>yachay phatmi (conosimiento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astel</text:p>
          </table:table-cell>
          <table:table-cell table:style-name="ce2" office:value-type="string">
            <text:p>pasti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asatiempo</text:p>
          </table:table-cell>
          <table:table-cell table:style-name="ce2" office:value-type="string">
            <text:p>pukllakuy</text:p>
          </table:table-cell>
          <table:table-cell office:value-type="string">
            <text:p>pukllay</text:p>
          </table:table-cell>
          <table:table-cell table:number-columns-repeated="1021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rme de compatibilidad" table:style-name="ta4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9" table:default-cell-style-name="Default"/>
        <table:table-row table:style-name="ro1">
          <table:table-cell/>
          <table:table-cell table:style-name="ce9" office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1">
          <table:table-cell/>
          <table:table-cell table:style-name="ce9" office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1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2">
          <table:table-cell/>
          <table:table-cell table:style-name="ce11" office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1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>
            <text:p>Nº de apariciones</text:p>
          </table:table-cell>
          <table:table-cell table:number-columns-repeated="1019"/>
        </table:table-row>
        <table:table-row table:style-name="ro4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12" office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rme de compatibilidad (1)" table:style-name="ta5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9" table:default-cell-style-name="Default"/>
        <table:table-row table:style-name="ro1">
          <table:table-cell/>
          <table:table-cell table:style-name="ce9" office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1">
          <table:table-cell/>
          <table:table-cell table:style-name="ce9" office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1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2">
          <table:table-cell/>
          <table:table-cell table:style-name="ce11" office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1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>
            <text:p>Nº de apariciones</text:p>
          </table:table-cell>
          <table:table-cell table:number-columns-repeated="1019"/>
        </table:table-row>
        <table:table-row table:style-name="ro4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12" office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>
            <text:p>2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1" table:style-name="ta6"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number:min-integer-digits="1" number:grouping="true"/>
      <number:text> € </number:text>
    </number:number-style>
    <number:number-style style:name="N127P2" style:volatile="true">
      <number:text> -</number:text>
      <number:number number:decimal-places="0" number:min-integer-digits="0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_20__28_1_29_" style:display-name="PageStyle_Informe de compatibilidad (1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BA</meta:initial-creator>
    <meta:creation-date>2013-10-25T04:23:21</meta:creation-date>
    <dc:creator>Equipo</dc:creator>
    <dc:date>2013-12-23T22:17:16</dc:date>
    <meta:document-statistic meta:table-count="6" meta:cell-count="2792" meta:object-count="0"/>
    <meta:generator>LibreOffice/3.5$Linux_X86_64 LibreOffice_project/350m1$Build-2</meta:generator>
  </office:meta>
</office:document-meta>
</file>